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paragraph-properties fo:text-align="center" style:justify-single-word="false"/>
      <style:text-properties officeooo:paragraph-rsid="00c2ffe3"/>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3a135"/>
    </style:style>
    <style:style style:name="P11" style:family="paragraph" style:parent-style-name="Standard">
      <style:paragraph-properties fo:text-align="center" style:justify-single-word="false"/>
      <style:text-properties fo:language="en" fo:country="US" officeooo:paragraph-rsid="004637a1"/>
    </style:style>
    <style:style style:name="P12" style:family="paragraph" style:parent-style-name="Standard">
      <style:paragraph-properties fo:text-align="center" style:justify-single-word="false"/>
      <style:text-properties fo:language="en" fo:country="US" officeooo:paragraph-rsid="008e4227"/>
    </style:style>
    <style:style style:name="P13" style:family="paragraph" style:parent-style-name="Standard">
      <style:paragraph-properties fo:text-align="center" style:justify-single-word="false"/>
      <style:text-properties fo:language="en" fo:country="US" officeooo:paragraph-rsid="00980d0b"/>
    </style:style>
    <style:style style:name="P14" style:family="paragraph" style:parent-style-name="Standard">
      <style:paragraph-properties fo:text-align="center" style:justify-single-word="false"/>
      <style:text-properties fo:language="en" fo:country="US" officeooo:paragraph-rsid="009c5ee2"/>
    </style:style>
    <style:style style:name="P15" style:family="paragraph" style:parent-style-name="Standard">
      <style:paragraph-properties fo:text-align="center" style:justify-single-word="false"/>
      <style:text-properties fo:language="en" fo:country="US" officeooo:paragraph-rsid="009d3812"/>
    </style:style>
    <style:style style:name="P16" style:family="paragraph" style:parent-style-name="Standard">
      <style:paragraph-properties fo:text-align="center" style:justify-single-word="false"/>
      <style:text-properties fo:language="en" fo:country="US" officeooo:paragraph-rsid="00c2ffe3"/>
    </style:style>
    <style:style style:name="P17" style:family="paragraph" style:parent-style-name="Standard">
      <style:text-properties fo:language="en" fo:country="US" officeooo:rsid="00139b4b" officeooo:paragraph-rsid="00139b4b"/>
    </style:style>
    <style:style style:name="P18" style:family="paragraph" style:parent-style-name="Standard">
      <style:text-properties fo:language="en" fo:country="US" officeooo:rsid="001dc006" officeooo:paragraph-rsid="001dc006"/>
    </style:style>
    <style:style style:name="P19" style:family="paragraph" style:parent-style-name="Standard">
      <style:text-properties fo:language="en" fo:country="US" officeooo:rsid="001dc006" officeooo:paragraph-rsid="00208b9f"/>
    </style:style>
    <style:style style:name="P20" style:family="paragraph" style:parent-style-name="Standard">
      <style:text-properties fo:language="en" fo:country="US" officeooo:rsid="001dc006" officeooo:paragraph-rsid="00598cf8"/>
    </style:style>
    <style:style style:name="P21" style:family="paragraph" style:parent-style-name="Standard">
      <style:text-properties fo:language="en" fo:country="US" officeooo:paragraph-rsid="0023a135"/>
    </style:style>
    <style:style style:name="P22" style:family="paragraph" style:parent-style-name="Standard">
      <style:text-properties fo:language="en" fo:country="US" officeooo:rsid="00252c4f" officeooo:paragraph-rsid="00252c4f"/>
    </style:style>
    <style:style style:name="P23" style:family="paragraph" style:parent-style-name="Standard">
      <style:text-properties fo:language="en" fo:country="US" officeooo:rsid="002fa0fd" officeooo:paragraph-rsid="002fa0fd"/>
    </style:style>
    <style:style style:name="P24" style:family="paragraph" style:parent-style-name="Standard">
      <style:text-properties fo:language="en" fo:country="US" officeooo:rsid="002fa0fd" officeooo:paragraph-rsid="00b8f5d6"/>
    </style:style>
    <style:style style:name="P25" style:family="paragraph" style:parent-style-name="Standard">
      <style:text-properties fo:language="en" fo:country="US" officeooo:rsid="002fe459" officeooo:paragraph-rsid="002fe459"/>
    </style:style>
    <style:style style:name="P26" style:family="paragraph" style:parent-style-name="Standard">
      <style:text-properties fo:language="en" fo:country="US" officeooo:paragraph-rsid="0036273d"/>
    </style:style>
    <style:style style:name="P27" style:family="paragraph" style:parent-style-name="Standard">
      <style:text-properties fo:language="en" fo:country="US" officeooo:paragraph-rsid="003b3d2a"/>
    </style:style>
    <style:style style:name="P28" style:family="paragraph" style:parent-style-name="Standard">
      <style:text-properties fo:language="en" fo:country="US" officeooo:paragraph-rsid="003c869d"/>
    </style:style>
    <style:style style:name="P29" style:family="paragraph" style:parent-style-name="Standard">
      <style:text-properties fo:language="en" fo:country="US" officeooo:paragraph-rsid="004637a1"/>
    </style:style>
    <style:style style:name="P30" style:family="paragraph" style:parent-style-name="Standard">
      <style:text-properties fo:language="en" fo:country="US" fo:background-color="transparent"/>
    </style:style>
    <style:style style:name="P31" style:family="paragraph" style:parent-style-name="Standard">
      <style:text-properties fo:language="en" fo:country="US" officeooo:paragraph-rsid="007ad089" fo:background-color="transparent"/>
    </style:style>
    <style:style style:name="P32" style:family="paragraph" style:parent-style-name="Standard">
      <style:paragraph-properties fo:text-align="center" style:justify-single-word="false"/>
      <style:text-properties fo:language="en" fo:country="US" officeooo:rsid="0046eddd" officeooo:paragraph-rsid="0046eddd"/>
    </style:style>
    <style:style style:name="P33" style:family="paragraph" style:parent-style-name="Standard">
      <style:text-properties fo:language="en" fo:country="US" officeooo:paragraph-rsid="004e038b"/>
    </style:style>
    <style:style style:name="P34" style:family="paragraph" style:parent-style-name="Standard">
      <style:text-properties fo:language="en" fo:country="US" officeooo:paragraph-rsid="004f3040"/>
    </style:style>
    <style:style style:name="P35" style:family="paragraph" style:parent-style-name="Standard">
      <style:paragraph-properties fo:text-align="center" style:justify-single-word="false"/>
      <style:text-properties fo:language="en" fo:country="US" officeooo:rsid="0050926d" officeooo:paragraph-rsid="0050926d"/>
    </style:style>
    <style:style style:name="P36" style:family="paragraph" style:parent-style-name="Standard">
      <style:text-properties fo:language="en" fo:country="US" officeooo:rsid="00394131" officeooo:paragraph-rsid="005911fa"/>
    </style:style>
    <style:style style:name="P37" style:family="paragraph" style:parent-style-name="Standard">
      <style:text-properties fo:language="en" fo:country="US" officeooo:rsid="005a9c2c" officeooo:paragraph-rsid="005a9c2c"/>
    </style:style>
    <style:style style:name="P38" style:family="paragraph" style:parent-style-name="Standard">
      <style:text-properties fo:language="en" fo:country="US" officeooo:paragraph-rsid="006299c9"/>
    </style:style>
    <style:style style:name="P39" style:family="paragraph" style:parent-style-name="Standard">
      <style:text-properties fo:language="en" fo:country="US" officeooo:paragraph-rsid="008e4227"/>
    </style:style>
    <style:style style:name="P40" style:family="paragraph" style:parent-style-name="Standard">
      <style:text-properties fo:language="en" fo:country="US" officeooo:rsid="008e4227" officeooo:paragraph-rsid="008e4227"/>
    </style:style>
    <style:style style:name="P41" style:family="paragraph" style:parent-style-name="Standard">
      <style:text-properties fo:language="en" fo:country="US" officeooo:paragraph-rsid="00980d0b"/>
    </style:style>
    <style:style style:name="P42" style:family="paragraph" style:parent-style-name="Standard">
      <style:text-properties fo:language="en" fo:country="US" officeooo:paragraph-rsid="009c5ee2"/>
    </style:style>
    <style:style style:name="P43" style:family="paragraph" style:parent-style-name="Standard">
      <style:text-properties fo:language="en" fo:country="US" officeooo:paragraph-rsid="009d3812"/>
    </style:style>
    <style:style style:name="P44" style:family="paragraph" style:parent-style-name="Standard">
      <style:text-properties fo:language="en" fo:country="US" officeooo:paragraph-rsid="00a3f47f"/>
    </style:style>
    <style:style style:name="P45" style:family="paragraph" style:parent-style-name="Standard">
      <style:text-properties fo:language="en" fo:country="US" officeooo:rsid="00a89839" officeooo:paragraph-rsid="00a89839"/>
    </style:style>
    <style:style style:name="P46" style:family="paragraph" style:parent-style-name="Standard">
      <style:text-properties fo:language="en" fo:country="US" officeooo:rsid="00b6c1a0" officeooo:paragraph-rsid="00b6c1a0"/>
    </style:style>
    <style:style style:name="P47" style:family="paragraph" style:parent-style-name="Standard">
      <style:text-properties fo:language="en" fo:country="US" officeooo:paragraph-rsid="00c2ffe3"/>
    </style:style>
    <style:style style:name="P48" style:family="paragraph" style:parent-style-name="Standard">
      <style:text-properties fo:language="en" fo:country="US" officeooo:rsid="00c77dde" officeooo:paragraph-rsid="00c77dde"/>
    </style:style>
    <style:style style:name="P49" style:family="paragraph" style:parent-style-name="Standard">
      <style:text-properties fo:language="en" fo:country="US" officeooo:rsid="00c8e7bc" officeooo:paragraph-rsid="00c8e7bc"/>
    </style:style>
    <style:style style:name="P50" style:family="paragraph" style:parent-style-name="Standard">
      <style:text-properties fo:language="en" fo:country="US" officeooo:rsid="00c8e7bc" officeooo:paragraph-rsid="00cf677e"/>
    </style:style>
    <style:style style:name="P51" style:family="paragraph" style:parent-style-name="Standard">
      <style:text-properties fo:language="en" fo:country="US" officeooo:rsid="00cad0b0" officeooo:paragraph-rsid="00cad0b0"/>
    </style:style>
    <style:style style:name="P52" style:family="paragraph" style:parent-style-name="Standard">
      <style:text-properties fo:language="en" fo:country="US" officeooo:rsid="00cccf2e" officeooo:paragraph-rsid="00cccf2e"/>
    </style:style>
    <style:style style:name="P53" style:family="paragraph" style:parent-style-name="Standard">
      <style:text-properties fo:language="en" fo:country="US" officeooo:rsid="00ce0fb5" officeooo:paragraph-rsid="00ce0fb5"/>
    </style:style>
    <style:style style:name="P54" style:family="paragraph" style:parent-style-name="Standard">
      <style:text-properties fo:language="en" fo:country="US" officeooo:rsid="00ce42d8" officeooo:paragraph-rsid="00ce42d8"/>
    </style:style>
    <style:style style:name="P55" style:family="paragraph" style:parent-style-name="Standard">
      <style:text-properties fo:language="en" fo:country="US" officeooo:rsid="00cf677e" officeooo:paragraph-rsid="00cf677e"/>
    </style:style>
    <style:style style:name="P56" style:family="paragraph" style:parent-style-name="Standard">
      <style:text-properties fo:language="en" fo:country="US" officeooo:rsid="00cf77bb" officeooo:paragraph-rsid="00cf77bb"/>
    </style:style>
    <style:style style:name="P57" style:family="paragraph" style:parent-style-name="Standard">
      <style:text-properties fo:language="en" fo:country="US" officeooo:rsid="00d0cdc0" officeooo:paragraph-rsid="00d0cdc0"/>
    </style:style>
    <style:style style:name="P58" style:family="paragraph" style:parent-style-name="Standard">
      <style:text-properties fo:language="en" fo:country="US" officeooo:rsid="00d110d4" officeooo:paragraph-rsid="00d110d4"/>
    </style:style>
    <style:style style:name="P59" style:family="paragraph" style:parent-style-name="Standard">
      <style:text-properties fo:language="en" fo:country="US" officeooo:rsid="00d16381" officeooo:paragraph-rsid="00d16381"/>
    </style:style>
    <style:style style:name="P60" style:family="paragraph" style:parent-style-name="Standard">
      <style:text-properties fo:background-color="transparent"/>
    </style:style>
    <style:style style:name="P61" style:family="paragraph" style:parent-style-name="Standard">
      <style:paragraph-properties fo:text-align="center" style:justify-single-word="false"/>
      <style:text-properties fo:font-size="10.5pt" fo:language="en" fo:country="US"/>
    </style:style>
    <style:style style:name="P62" style:family="paragraph" style:parent-style-name="Standard">
      <style:paragraph-properties fo:text-align="center" style:justify-single-word="false"/>
      <style:text-properties fo:font-size="10.5pt" officeooo:rsid="00a3f47f" officeooo:paragraph-rsid="00a3f47f"/>
    </style:style>
    <style:style style:name="P63" style:family="paragraph" style:parent-style-name="Standard">
      <style:paragraph-properties fo:text-align="center" style:justify-single-word="false"/>
      <style:text-properties fo:font-size="10.5pt" officeooo:rsid="00a08db5" officeooo:paragraph-rsid="00a08db5"/>
    </style:style>
    <style:style style:name="P64" style:family="paragraph" style:parent-style-name="Standard">
      <style:paragraph-properties fo:text-align="center" style:justify-single-word="false"/>
      <style:text-properties officeooo:rsid="001597b8"/>
    </style:style>
    <style:style style:name="P65" style:family="paragraph" style:parent-style-name="Standard">
      <style:paragraph-properties fo:text-align="center" style:justify-single-word="false"/>
      <style:text-properties officeooo:rsid="0016b3a3"/>
    </style:style>
    <style:style style:name="P66" style:family="paragraph" style:parent-style-name="Standard">
      <style:text-properties officeooo:paragraph-rsid="0023a135"/>
    </style:style>
    <style:style style:name="P67" style:family="paragraph" style:parent-style-name="Standard">
      <style:paragraph-properties fo:text-align="center" style:justify-single-word="false"/>
      <style:text-properties officeooo:rsid="00267d71" officeooo:paragraph-rsid="00267d71"/>
    </style:style>
    <style:style style:name="P68" style:family="paragraph" style:parent-style-name="Standard">
      <style:text-properties officeooo:rsid="00394131" officeooo:paragraph-rsid="00394131"/>
    </style:style>
    <style:style style:name="P69" style:family="paragraph" style:parent-style-name="Standard">
      <style:text-properties officeooo:rsid="003bb3f4" officeooo:paragraph-rsid="00444684"/>
    </style:style>
    <style:style style:name="P70" style:family="paragraph" style:parent-style-name="Standard">
      <style:text-properties officeooo:rsid="003e6586" officeooo:paragraph-rsid="00444684"/>
    </style:style>
    <style:style style:name="P71" style:family="paragraph" style:parent-style-name="Standard">
      <style:text-properties officeooo:paragraph-rsid="004637a1"/>
    </style:style>
    <style:style style:name="P72" style:family="paragraph" style:parent-style-name="Standard">
      <style:text-properties officeooo:rsid="00769b04" officeooo:paragraph-rsid="007ed6f9"/>
    </style:style>
    <style:style style:name="P73" style:family="paragraph" style:parent-style-name="Standard">
      <style:text-properties officeooo:rsid="0085da94" officeooo:paragraph-rsid="0085da94"/>
    </style:style>
    <style:style style:name="P74" style:family="paragraph" style:parent-style-name="Standard">
      <style:text-properties officeooo:rsid="00785865" officeooo:paragraph-rsid="007ed6f9"/>
    </style:style>
    <style:style style:name="P75" style:family="paragraph" style:parent-style-name="Standard">
      <style:text-properties officeooo:rsid="008d2c3b" officeooo:paragraph-rsid="008d2c3b"/>
    </style:style>
    <style:style style:name="P76" style:family="paragraph" style:parent-style-name="Standard">
      <style:text-properties officeooo:paragraph-rsid="008e4227"/>
    </style:style>
    <style:style style:name="P77" style:family="paragraph" style:parent-style-name="Standard">
      <style:text-properties officeooo:paragraph-rsid="00980d0b"/>
    </style:style>
    <style:style style:name="P78" style:family="paragraph" style:parent-style-name="Standard">
      <style:text-properties officeooo:paragraph-rsid="009c5ee2"/>
    </style:style>
    <style:style style:name="P79" style:family="paragraph" style:parent-style-name="Standard">
      <style:text-properties officeooo:paragraph-rsid="009d3812"/>
    </style:style>
    <style:style style:name="P80" style:family="paragraph" style:parent-style-name="Standard">
      <style:text-properties officeooo:rsid="00a08db5" officeooo:paragraph-rsid="00a08db5"/>
    </style:style>
    <style:style style:name="P81" style:family="paragraph" style:parent-style-name="Standard">
      <style:paragraph-properties fo:text-align="center" style:justify-single-word="false"/>
      <style:text-properties officeooo:rsid="00a08db5" officeooo:paragraph-rsid="00a08db5"/>
    </style:style>
    <style:style style:name="P82" style:family="paragraph" style:parent-style-name="Standard">
      <style:text-properties officeooo:rsid="00a25199" officeooo:paragraph-rsid="00a25199"/>
    </style:style>
    <style:style style:name="P83" style:family="paragraph" style:parent-style-name="Standard">
      <style:text-properties officeooo:paragraph-rsid="00a6714f"/>
    </style:style>
    <style:style style:name="P84" style:family="paragraph" style:parent-style-name="Standard">
      <style:text-properties officeooo:paragraph-rsid="00b72c3e"/>
    </style:style>
    <style:style style:name="P85" style:family="paragraph" style:parent-style-name="Standard">
      <style:text-properties officeooo:paragraph-rsid="00c2ffe3"/>
    </style:style>
    <style:style style:name="P86" style:family="paragraph" style:parent-style-name="Default_5f_ntt">
      <style:text-properties fo:language="en" fo:country="US"/>
    </style:style>
    <style:style style:name="P87" style:family="paragraph" style:parent-style-name="Default_5f_ntt">
      <style:text-properties fo:language="en" fo:country="US" officeooo:paragraph-rsid="0023a135"/>
    </style:style>
    <style:style style:name="P88" style:family="paragraph" style:parent-style-name="Default_5f_ntt">
      <style:text-properties fo:language="en" fo:country="US" officeooo:rsid="00292b93" officeooo:paragraph-rsid="00292b93"/>
    </style:style>
    <style:style style:name="P89" style:family="paragraph" style:parent-style-name="Default_5f_ntt">
      <style:text-properties fo:language="en" fo:country="US" officeooo:rsid="00292b93" officeooo:paragraph-rsid="0036273d"/>
    </style:style>
    <style:style style:name="P90" style:family="paragraph" style:parent-style-name="Default_5f_ntt">
      <style:text-properties fo:language="en" fo:country="US" officeooo:rsid="00292b93" officeooo:paragraph-rsid="003b3d2a"/>
    </style:style>
    <style:style style:name="P91" style:family="paragraph" style:parent-style-name="Default_5f_ntt">
      <style:text-properties fo:language="en" fo:country="US" officeooo:rsid="00292b93" officeooo:paragraph-rsid="003c869d"/>
    </style:style>
    <style:style style:name="P92" style:family="paragraph" style:parent-style-name="Default_5f_ntt">
      <style:text-properties fo:language="en" fo:country="US" officeooo:rsid="00292b93" officeooo:paragraph-rsid="004637a1"/>
    </style:style>
    <style:style style:name="P93" style:family="paragraph" style:parent-style-name="Default_5f_ntt">
      <style:text-properties fo:language="en" fo:country="US" officeooo:rsid="00292b93" officeooo:paragraph-rsid="004e038b"/>
    </style:style>
    <style:style style:name="P94" style:family="paragraph" style:parent-style-name="Default_5f_ntt">
      <style:text-properties fo:language="en" fo:country="US" officeooo:rsid="00292b93" officeooo:paragraph-rsid="004f3040"/>
    </style:style>
    <style:style style:name="P95" style:family="paragraph" style:parent-style-name="Default_5f_ntt">
      <style:text-properties fo:language="en" fo:country="US" officeooo:rsid="00292b93" officeooo:paragraph-rsid="006299c9"/>
    </style:style>
    <style:style style:name="P96" style:family="paragraph" style:parent-style-name="Default_5f_ntt">
      <style:text-properties fo:language="en" fo:country="US" officeooo:paragraph-rsid="0036273d"/>
    </style:style>
    <style:style style:name="P97" style:family="paragraph" style:parent-style-name="Default_5f_ntt">
      <style:text-properties fo:language="en" fo:country="US" officeooo:paragraph-rsid="003b3d2a"/>
    </style:style>
    <style:style style:name="P98" style:family="paragraph" style:parent-style-name="Default_5f_ntt">
      <style:text-properties fo:language="en" fo:country="US" officeooo:paragraph-rsid="003c869d"/>
    </style:style>
    <style:style style:name="P99" style:family="paragraph" style:parent-style-name="Default_5f_ntt">
      <style:text-properties fo:language="en" fo:country="US" officeooo:paragraph-rsid="004637a1"/>
    </style:style>
    <style:style style:name="P100" style:family="paragraph" style:parent-style-name="Default_5f_ntt">
      <style:text-properties fo:language="en" fo:country="US" officeooo:paragraph-rsid="004e038b"/>
    </style:style>
    <style:style style:name="P101" style:family="paragraph" style:parent-style-name="Default_5f_ntt">
      <style:text-properties fo:language="en" fo:country="US" officeooo:paragraph-rsid="004f3040"/>
    </style:style>
    <style:style style:name="P102" style:family="paragraph" style:parent-style-name="Default_5f_ntt">
      <style:text-properties fo:language="en" fo:country="US" officeooo:paragraph-rsid="006299c9"/>
    </style:style>
    <style:style style:name="P103" style:family="paragraph" style:parent-style-name="Default_5f_ntt">
      <style:text-properties fo:language="en" fo:country="US" officeooo:rsid="008b6537" officeooo:paragraph-rsid="008b6537"/>
    </style:style>
    <style:style style:name="P104" style:family="paragraph" style:parent-style-name="Default_5f_ntt">
      <style:text-properties fo:language="en" fo:country="US" officeooo:paragraph-rsid="008e4227"/>
    </style:style>
    <style:style style:name="P105" style:family="paragraph" style:parent-style-name="Default_5f_ntt">
      <style:text-properties fo:language="en" fo:country="US" officeooo:paragraph-rsid="00980d0b"/>
    </style:style>
    <style:style style:name="P106" style:family="paragraph" style:parent-style-name="Default_5f_ntt">
      <style:text-properties fo:language="en" fo:country="US" officeooo:paragraph-rsid="009c5ee2"/>
    </style:style>
    <style:style style:name="P107" style:family="paragraph" style:parent-style-name="Default_5f_ntt">
      <style:text-properties fo:language="en" fo:country="US" officeooo:paragraph-rsid="009d3812"/>
    </style:style>
    <style:style style:name="P108" style:family="paragraph" style:parent-style-name="Default_5f_ntt">
      <style:text-properties fo:language="en" fo:country="US" officeooo:paragraph-rsid="00c2ffe3"/>
    </style:style>
    <style:style style:name="P109" style:family="paragraph" style:parent-style-name="cmd_5f_root">
      <style:text-properties officeooo:paragraph-rsid="002476a0"/>
    </style:style>
    <style:style style:name="P110" style:family="paragraph" style:parent-style-name="cmd_5f_root">
      <style:text-properties officeooo:paragraph-rsid="0036273d"/>
    </style:style>
    <style:style style:name="P111" style:family="paragraph" style:parent-style-name="cmd_5f_root">
      <style:text-properties officeooo:paragraph-rsid="003b3d2a"/>
    </style:style>
    <style:style style:name="P112" style:family="paragraph" style:parent-style-name="cmd_5f_root">
      <style:text-properties officeooo:paragraph-rsid="003c869d"/>
    </style:style>
    <style:style style:name="P113" style:family="paragraph" style:parent-style-name="cmd_5f_root">
      <style:text-properties officeooo:rsid="0049d6c7" officeooo:paragraph-rsid="0049d6c7"/>
    </style:style>
    <style:style style:name="P114" style:family="paragraph" style:parent-style-name="cmd_5f_root">
      <style:text-properties officeooo:paragraph-rsid="004e038b"/>
    </style:style>
    <style:style style:name="P115" style:family="paragraph" style:parent-style-name="cmd_5f_root">
      <style:text-properties officeooo:paragraph-rsid="006299c9"/>
    </style:style>
    <style:style style:name="P116" style:family="paragraph" style:parent-style-name="cmd_5f_root">
      <style:text-properties officeooo:paragraph-rsid="00756a43"/>
    </style:style>
    <style:style style:name="P117" style:family="paragraph" style:parent-style-name="cmd_5f_root">
      <style:text-properties officeooo:paragraph-rsid="008e4227"/>
    </style:style>
    <style:style style:name="P118" style:family="paragraph" style:parent-style-name="cmd_5f_root">
      <style:text-properties officeooo:paragraph-rsid="0091241d"/>
    </style:style>
    <style:style style:name="P119" style:family="paragraph" style:parent-style-name="cmd_5f_root">
      <style:text-properties officeooo:paragraph-rsid="00980d0b"/>
    </style:style>
    <style:style style:name="P120" style:family="paragraph" style:parent-style-name="cmd_5f_root">
      <style:text-properties officeooo:paragraph-rsid="009c5ee2"/>
    </style:style>
    <style:style style:name="P121" style:family="paragraph" style:parent-style-name="cmd_5f_root">
      <style:text-properties officeooo:paragraph-rsid="009d3812"/>
    </style:style>
    <style:style style:name="P122" style:family="paragraph" style:parent-style-name="cmd_5f_root">
      <style:text-properties officeooo:paragraph-rsid="00c2ffe3"/>
    </style:style>
    <style:style style:name="P123" style:family="paragraph" style:parent-style-name="cmd_5f_code">
      <style:text-properties officeooo:paragraph-rsid="0023a135"/>
    </style:style>
    <style:style style:name="P124" style:family="paragraph" style:parent-style-name="cmd_5f_code">
      <style:text-properties officeooo:rsid="002b250b" officeooo:paragraph-rsid="002b250b"/>
    </style:style>
    <style:style style:name="P125" style:family="paragraph" style:parent-style-name="cmd_5f_code">
      <style:text-properties officeooo:rsid="002b250b" officeooo:paragraph-rsid="0036273d"/>
    </style:style>
    <style:style style:name="P126" style:family="paragraph" style:parent-style-name="cmd_5f_code">
      <style:text-properties officeooo:rsid="002b250b" officeooo:paragraph-rsid="003b3d2a"/>
    </style:style>
    <style:style style:name="P127" style:family="paragraph" style:parent-style-name="cmd_5f_code">
      <style:text-properties officeooo:rsid="002b250b" officeooo:paragraph-rsid="003c869d"/>
    </style:style>
    <style:style style:name="P128" style:family="paragraph" style:parent-style-name="cmd_5f_code">
      <style:text-properties officeooo:rsid="002b250b" officeooo:paragraph-rsid="006299c9"/>
    </style:style>
    <style:style style:name="P129" style:family="paragraph" style:parent-style-name="cmd_5f_code">
      <style:text-properties officeooo:rsid="002c4aca" officeooo:paragraph-rsid="002c4aca"/>
    </style:style>
    <style:style style:name="P130" style:family="paragraph" style:parent-style-name="cmd_5f_code">
      <style:text-properties officeooo:paragraph-rsid="003b3d2a"/>
    </style:style>
    <style:style style:name="P131" style:family="paragraph" style:parent-style-name="cmd_5f_code">
      <style:text-properties officeooo:paragraph-rsid="003c869d"/>
    </style:style>
    <style:style style:name="P132" style:family="paragraph" style:parent-style-name="cmd_5f_code">
      <style:text-properties officeooo:rsid="00841fea" officeooo:paragraph-rsid="00841fea"/>
    </style:style>
    <style:style style:name="P133" style:family="paragraph" style:parent-style-name="cmd_5f_code">
      <style:text-properties officeooo:rsid="0085da94" officeooo:paragraph-rsid="0085da94"/>
    </style:style>
    <style:style style:name="P134" style:family="paragraph" style:parent-style-name="cmd_5f_code">
      <style:text-properties officeooo:rsid="00871cee" officeooo:paragraph-rsid="00871cee"/>
    </style:style>
    <style:style style:name="P135" style:family="paragraph" style:parent-style-name="cmd_5f_code">
      <style:text-properties officeooo:rsid="008913c2" officeooo:paragraph-rsid="008913c2"/>
    </style:style>
    <style:style style:name="P136" style:family="paragraph" style:parent-style-name="cmd_5f_code">
      <style:text-properties officeooo:paragraph-rsid="008e4227"/>
    </style:style>
    <style:style style:name="P137" style:family="paragraph" style:parent-style-name="cmd_5f_code">
      <style:text-properties officeooo:paragraph-rsid="00980d0b"/>
    </style:style>
    <style:style style:name="P138" style:family="paragraph" style:parent-style-name="cmd_5f_code">
      <style:text-properties officeooo:paragraph-rsid="009c5ee2"/>
    </style:style>
    <style:style style:name="P139" style:family="paragraph" style:parent-style-name="cmd_5f_code">
      <style:text-properties officeooo:paragraph-rsid="009d3812"/>
    </style:style>
    <style:style style:name="P140" style:family="paragraph" style:parent-style-name="cmd_5f_code">
      <style:text-properties officeooo:rsid="00a08db5" officeooo:paragraph-rsid="00a08db5"/>
    </style:style>
    <style:style style:name="P141" style:family="paragraph" style:parent-style-name="cmd_5f_code">
      <style:text-properties officeooo:rsid="00ba11a8" officeooo:paragraph-rsid="00ba11a8"/>
    </style:style>
    <style:style style:name="P142" style:family="paragraph" style:parent-style-name="cmd_5f_code">
      <style:text-properties officeooo:paragraph-rsid="00c2ffe3"/>
    </style:style>
    <style:style style:name="P143" style:family="paragraph" style:parent-style-name="cmd_5f_code_20_Start">
      <style:text-properties officeooo:paragraph-rsid="00276c83"/>
    </style:style>
    <style:style style:name="P144" style:family="paragraph" style:parent-style-name="cmd_5f_code_20_Start">
      <style:text-properties officeooo:paragraph-rsid="003b3d2a"/>
    </style:style>
    <style:style style:name="P145" style:family="paragraph" style:parent-style-name="cmd_5f_code_20_Start">
      <style:text-properties officeooo:paragraph-rsid="003c869d"/>
    </style:style>
    <style:style style:name="P146" style:family="paragraph" style:parent-style-name="cmd_5f_code_20_Start">
      <style:text-properties officeooo:paragraph-rsid="00980d0b"/>
    </style:style>
    <style:style style:name="P147" style:family="paragraph" style:parent-style-name="cmd_5f_code_20_Start">
      <style:text-properties officeooo:paragraph-rsid="009c5ee2"/>
    </style:style>
    <style:style style:name="P148" style:family="paragraph" style:parent-style-name="cmd_5f_code_20_Start">
      <style:text-properties officeooo:paragraph-rsid="00a69960"/>
    </style:style>
    <style:style style:name="P149" style:family="paragraph" style:parent-style-name="cmd_5f_code_20_Start">
      <style:text-properties officeooo:paragraph-rsid="00c2ffe3"/>
    </style:style>
    <style:style style:name="P150" style:family="paragraph" style:parent-style-name="cmd_5f_code_5f_single">
      <style:text-properties officeooo:paragraph-rsid="006299c9"/>
    </style:style>
    <style:style style:name="P151" style:family="paragraph" style:parent-style-name="cmd_5f_code_5f_single">
      <style:text-properties officeooo:rsid="0087e66f" officeooo:paragraph-rsid="0087e66f"/>
    </style:style>
    <style:style style:name="P152" style:family="paragraph" style:parent-style-name="cmd_5f_code_5f_single">
      <style:text-properties officeooo:rsid="00a6714f" officeooo:paragraph-rsid="00a6714f"/>
    </style:style>
    <style:style style:name="P153" style:family="paragraph" style:parent-style-name="scpi3">
      <style:text-properties officeooo:paragraph-rsid="00ac9287"/>
    </style:style>
    <style:style style:name="P154" style:family="paragraph" style:parent-style-name="scpi3">
      <style:text-properties officeooo:rsid="00ada424" officeooo:paragraph-rsid="00ada424"/>
    </style:style>
    <style:style style:name="P155" style:family="paragraph" style:parent-style-name="scpi3">
      <style:text-properties officeooo:rsid="00aed84f" officeooo:paragraph-rsid="00aed84f"/>
    </style:style>
    <style:style style:name="P156" style:family="paragraph" style:parent-style-name="scpi3">
      <style:text-properties officeooo:rsid="00b13eb0" officeooo:paragraph-rsid="00b13eb0"/>
    </style:style>
    <style:style style:name="P157" style:family="paragraph" style:parent-style-name="scpi3">
      <style:text-properties officeooo:rsid="00b2a87d" officeooo:paragraph-rsid="00b2a87d"/>
    </style:style>
    <style:style style:name="P158" style:family="paragraph" style:parent-style-name="scpi3">
      <style:text-properties officeooo:rsid="00bcef9f" officeooo:paragraph-rsid="00bcef9f"/>
    </style:style>
    <style:style style:name="P159" style:family="paragraph" style:parent-style-name="scpi3">
      <style:text-properties officeooo:rsid="00bdd4cc" officeooo:paragraph-rsid="00bdd4cc"/>
    </style:style>
    <style:style style:name="P160" style:family="paragraph" style:parent-style-name="scpi3">
      <style:text-properties officeooo:rsid="00bee561" officeooo:paragraph-rsid="00bee561"/>
    </style:style>
    <style:style style:name="P161" style:family="paragraph" style:parent-style-name="scpi3">
      <style:text-properties officeooo:rsid="00bf02f4" officeooo:paragraph-rsid="00bf02f4"/>
    </style:style>
    <style:style style:name="P162" style:family="paragraph" style:parent-style-name="scpi3">
      <style:text-properties officeooo:paragraph-rsid="00c18d77"/>
    </style:style>
    <style:style style:name="P163" style:family="paragraph" style:parent-style-name="scpi2">
      <style:text-properties officeooo:rsid="00aa4257" officeooo:paragraph-rsid="00aa4257"/>
    </style:style>
    <style:style style:name="P164" style:family="paragraph" style:parent-style-name="scpi2">
      <style:text-properties officeooo:rsid="00ba2114" officeooo:paragraph-rsid="00ba2114"/>
    </style:style>
    <style:style style:name="P165" style:family="paragraph" style:parent-style-name="scpi2">
      <style:text-properties officeooo:rsid="00bbbcea" officeooo:paragraph-rsid="00bbbcea"/>
    </style:style>
    <style:style style:name="P166" style:family="paragraph" style:parent-style-name="Heading_20_2" style:master-page-name="First_20_Page">
      <style:paragraph-properties style:page-number="auto"/>
    </style:style>
    <style:style style:name="P167" style:family="paragraph" style:parent-style-name="List_20_1_20_End">
      <style:text-properties officeooo:paragraph-rsid="00305656"/>
    </style:style>
    <style:style style:name="P168" style:family="paragraph" style:parent-style-name="Heading_20_3">
      <style:text-properties officeooo:paragraph-rsid="008e4227"/>
    </style:style>
    <style:style style:name="P169" style:family="paragraph" style:parent-style-name="Heading_20_3">
      <style:text-properties officeooo:paragraph-rsid="009d3812"/>
    </style:style>
    <style:style style:name="P170" style:family="paragraph" style:parent-style-name="Heading_20_3">
      <style:text-properties officeooo:paragraph-rsid="00c2ffe3"/>
    </style:style>
    <style:style style:name="P171" style:family="paragraph" style:parent-style-name="Heading_20_3">
      <style:text-properties officeooo:paragraph-rsid="009c5ee2"/>
    </style:style>
    <style:style style:name="P172" style:family="paragraph" style:parent-style-name="Heading_20_3">
      <style:text-properties officeooo:paragraph-rsid="00980d0b"/>
    </style:style>
    <style:style style:name="P173" style:family="paragraph" style:parent-style-name="Heading_20_3">
      <style:text-properties officeooo:paragraph-rsid="006299c9"/>
    </style:style>
    <style:style style:name="P174" style:family="paragraph" style:parent-style-name="Heading_20_3">
      <style:text-properties officeooo:paragraph-rsid="004e038b"/>
    </style:style>
    <style:style style:name="P175" style:family="paragraph" style:parent-style-name="Heading_20_3">
      <style:text-properties officeooo:paragraph-rsid="0071143f"/>
    </style:style>
    <style:style style:name="P176" style:family="paragraph" style:parent-style-name="Heading_20_3">
      <style:text-properties officeooo:paragraph-rsid="004f3040"/>
    </style:style>
    <style:style style:name="P177" style:family="paragraph" style:parent-style-name="Heading_20_3">
      <style:text-properties officeooo:paragraph-rsid="0022a595"/>
    </style:style>
    <style:style style:name="P178" style:family="paragraph" style:parent-style-name="Heading_20_3">
      <style:text-properties officeooo:paragraph-rsid="003b3d2a"/>
    </style:style>
    <style:style style:name="P179" style:family="paragraph" style:parent-style-name="Heading_20_3">
      <style:text-properties officeooo:paragraph-rsid="003c869d"/>
    </style:style>
    <style:style style:name="P180" style:family="paragraph" style:parent-style-name="List_20_1_20_Cont.">
      <style:text-properties style:use-window-font-color="true" style:font-name="Arial" fo:font-size="10.5pt" style:font-name-complex="DejaVu Sans1"/>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305656"/>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officeooo:rsid="001597b8"/>
    </style:style>
    <style:style style:name="T14" style:family="text">
      <style:text-properties officeooo:rsid="0016b3a3"/>
    </style:style>
    <style:style style:name="T15" style:family="text">
      <style:text-properties officeooo:rsid="001902d3"/>
    </style:style>
    <style:style style:name="T16" style:family="text">
      <style:text-properties officeooo:rsid="001aced4"/>
    </style:style>
    <style:style style:name="T17" style:family="text">
      <style:text-properties officeooo:rsid="001dc006"/>
    </style:style>
    <style:style style:name="T18" style:family="text">
      <style:text-properties officeooo:rsid="001eccb1"/>
    </style:style>
    <style:style style:name="T19" style:family="text">
      <style:text-properties officeooo:rsid="00208b9f"/>
    </style:style>
    <style:style style:name="T20" style:family="text">
      <style:text-properties officeooo:rsid="0022415b"/>
    </style:style>
    <style:style style:name="T21" style:family="text">
      <style:text-properties officeooo:rsid="0022a595"/>
    </style:style>
    <style:style style:name="T22" style:family="text">
      <style:text-properties officeooo:rsid="0023a135"/>
    </style:style>
    <style:style style:name="T23" style:family="text">
      <style:text-properties officeooo:rsid="002476a0"/>
    </style:style>
    <style:style style:name="T24" style:family="text">
      <style:text-properties officeooo:rsid="00252c4f"/>
    </style:style>
    <style:style style:name="T25" style:family="text">
      <style:text-properties officeooo:rsid="00273621"/>
    </style:style>
    <style:style style:name="T26" style:family="text">
      <style:text-properties officeooo:rsid="00276c83"/>
    </style:style>
    <style:style style:name="T27" style:family="text">
      <style:text-properties officeooo:rsid="002dd963"/>
    </style:style>
    <style:style style:name="T28" style:family="text">
      <style:text-properties officeooo:rsid="00305656"/>
    </style:style>
    <style:style style:name="T29" style:family="text">
      <style:text-properties officeooo:rsid="0033f969"/>
    </style:style>
    <style:style style:name="T30" style:family="text">
      <style:text-properties officeooo:rsid="0036273d"/>
    </style:style>
    <style:style style:name="T31" style:family="text">
      <style:text-properties officeooo:rsid="0036f09d"/>
    </style:style>
    <style:style style:name="T32" style:family="text">
      <style:text-properties officeooo:rsid="0038101b"/>
    </style:style>
    <style:style style:name="T33" style:family="text">
      <style:text-properties officeooo:rsid="003b3d2a"/>
    </style:style>
    <style:style style:name="T34" style:family="text">
      <style:text-properties officeooo:rsid="003c869d"/>
    </style:style>
    <style:style style:name="T35" style:family="text">
      <style:text-properties officeooo:rsid="003e26b5"/>
    </style:style>
    <style:style style:name="T36" style:family="text">
      <style:text-properties officeooo:rsid="003ee123"/>
    </style:style>
    <style:style style:name="T37" style:family="text">
      <style:text-properties officeooo:rsid="00444684"/>
    </style:style>
    <style:style style:name="T38" style:family="text">
      <style:text-properties officeooo:rsid="0046eddd"/>
    </style:style>
    <style:style style:name="T39" style:family="text">
      <style:text-properties officeooo:rsid="0047fa60"/>
    </style:style>
    <style:style style:name="T40" style:family="text">
      <style:text-properties officeooo:rsid="004e038b"/>
    </style:style>
    <style:style style:name="T41" style:family="text">
      <style:text-properties officeooo:rsid="004f3040"/>
    </style:style>
    <style:style style:name="T42" style:family="text">
      <style:text-properties officeooo:rsid="005911fa"/>
    </style:style>
    <style:style style:name="T43" style:family="text">
      <style:text-properties officeooo:rsid="00598cf8"/>
    </style:style>
    <style:style style:name="T44" style:family="text">
      <style:text-properties officeooo:rsid="005a9c2c"/>
    </style:style>
    <style:style style:name="T45" style:family="text">
      <style:text-properties officeooo:rsid="005c2a81"/>
    </style:style>
    <style:style style:name="T46" style:family="text">
      <style:text-properties officeooo:rsid="006299c9"/>
    </style:style>
    <style:style style:name="T47" style:family="text">
      <style:text-properties officeooo:rsid="00636abc"/>
    </style:style>
    <style:style style:name="T48" style:family="text">
      <style:text-properties officeooo:rsid="0064990a"/>
    </style:style>
    <style:style style:name="T49" style:family="text">
      <style:text-properties officeooo:rsid="00785865"/>
    </style:style>
    <style:style style:name="T50" style:family="text">
      <style:text-properties officeooo:rsid="007ad089"/>
    </style:style>
    <style:style style:name="T51" style:family="text">
      <style:text-properties officeooo:rsid="007ca232"/>
    </style:style>
    <style:style style:name="T52" style:family="text">
      <style:text-properties officeooo:rsid="007e93fe"/>
    </style:style>
    <style:style style:name="T53" style:family="text">
      <style:text-properties officeooo:rsid="00835f6d"/>
    </style:style>
    <style:style style:name="T54" style:family="text">
      <style:text-properties officeooo:rsid="0085da94"/>
    </style:style>
    <style:style style:name="T55" style:family="text">
      <style:text-properties officeooo:rsid="008913c2"/>
    </style:style>
    <style:style style:name="T56" style:family="text">
      <style:text-properties officeooo:rsid="0089f68f"/>
    </style:style>
    <style:style style:name="T57" style:family="text">
      <style:text-properties officeooo:rsid="008d2c3b"/>
    </style:style>
    <style:style style:name="T58" style:family="text">
      <style:text-properties officeooo:rsid="008e4227"/>
    </style:style>
    <style:style style:name="T59" style:family="text">
      <style:text-properties officeooo:rsid="008e4601"/>
    </style:style>
    <style:style style:name="T60" style:family="text">
      <style:text-properties officeooo:rsid="0091241d"/>
    </style:style>
    <style:style style:name="T61"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2"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4" style:family="text">
      <style:text-properties officeooo:rsid="009d3812"/>
    </style:style>
    <style:style style:name="T65" style:family="text">
      <style:text-properties officeooo:rsid="009edda0"/>
    </style:style>
    <style:style style:name="T66" style:family="text">
      <style:text-properties officeooo:rsid="00a08db5"/>
    </style:style>
    <style:style style:name="T67" style:family="text">
      <style:text-properties officeooo:rsid="00a341bb"/>
    </style:style>
    <style:style style:name="T68" style:family="text">
      <style:text-properties officeooo:rsid="00a3f47f"/>
    </style:style>
    <style:style style:name="T69" style:family="text">
      <style:text-properties officeooo:rsid="00a6714f"/>
    </style:style>
    <style:style style:name="T70" style:family="text">
      <style:text-properties officeooo:rsid="00a96fb5"/>
    </style:style>
    <style:style style:name="T71" style:family="text">
      <style:text-properties officeooo:rsid="00aa4257"/>
    </style:style>
    <style:style style:name="T72" style:family="text">
      <style:text-properties officeooo:rsid="00ac19e2"/>
    </style:style>
    <style:style style:name="T73" style:family="text">
      <style:text-properties officeooo:rsid="00af2a59"/>
    </style:style>
    <style:style style:name="T74" style:family="text">
      <style:text-properties officeooo:rsid="00b0a2b7"/>
    </style:style>
    <style:style style:name="T75" style:family="text">
      <style:text-properties officeooo:rsid="00b36e90"/>
    </style:style>
    <style:style style:name="T76" style:family="text">
      <style:text-properties officeooo:rsid="00b6c1a0"/>
    </style:style>
    <style:style style:name="T77" style:family="text">
      <style:text-properties officeooo:rsid="00b72c3e"/>
    </style:style>
    <style:style style:name="T78" style:family="text">
      <style:text-properties officeooo:rsid="00b8f5d6"/>
    </style:style>
    <style:style style:name="T79" style:family="text">
      <style:text-properties officeooo:rsid="00c18d77"/>
    </style:style>
    <style:style style:name="T80" style:family="text">
      <style:text-properties officeooo:rsid="00c2ffe3"/>
    </style:style>
    <style:style style:name="T81" style:family="text">
      <style:text-properties officeooo:rsid="00cf677e"/>
    </style:style>
    <style:style style:name="T82" style:family="text">
      <style:text-properties officeooo:rsid="00d110d4"/>
    </style:style>
    <style:style style:name="T83" style:family="text">
      <style:text-properties officeooo:rsid="00d2e355"/>
    </style:style>
    <style:style style:name="T84" style:family="text">
      <style:text-properties officeooo:rsid="00d5eba1"/>
    </style:style>
    <style:style style:name="T8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51827200" text:id="ct51827200">
          <text:insertion>
            <office:change-info>
              <dc:creator>Denis Kotlar</dc:creator>
              <dc:date>2016-12-20T11:46:00</dc:date>
            </office:change-info>
          </text:insertion>
        </text:changed-region>
        <text:changed-region xml:id="ct51835088" text:id="ct51835088">
          <text:insertion>
            <office:change-info>
              <dc:creator>Denis Kotlar</dc:creator>
              <dc:date>2016-12-26T14:24:00</dc:date>
            </office:change-info>
          </text:insertion>
        </text:changed-region>
        <text:changed-region xml:id="ct51833552" text:id="ct51833552">
          <text:insertion>
            <office:change-info>
              <dc:creator>Denis Kotlar</dc:creator>
              <dc:date>2016-12-26T15:14:00</dc:date>
            </office:change-info>
          </text:insertion>
        </text:changed-region>
        <text:changed-region xml:id="ct51834080" text:id="ct51834080">
          <text:insertion>
            <office:change-info>
              <dc:creator>Denis Kotlar</dc:creator>
              <dc:date>2016-12-26T14:25:00</dc:date>
            </office:change-info>
          </text:insertion>
        </text:changed-region>
        <text:changed-region xml:id="ct51844688" text:id="ct51844688">
          <text:insertion>
            <office:change-info>
              <dc:creator>Denis Kotlar</dc:creator>
              <dc:date>2016-12-26T15:01:00</dc:date>
            </office:change-info>
          </text:insertion>
        </text:changed-region>
        <text:changed-region xml:id="ct51848112" text:id="ct51848112">
          <text:insertion>
            <office:change-info>
              <dc:creator>Denis Kotlar</dc:creator>
              <dc:date>2016-12-26T15:32:00</dc:date>
            </office:change-info>
          </text:insertion>
        </text:changed-region>
        <text:changed-region xml:id="ct51845840" text:id="ct51845840">
          <text:insertion>
            <office:change-info>
              <dc:creator>Denis Kotlar</dc:creator>
              <dc:date>2016-12-26T14:49:00</dc:date>
            </office:change-info>
          </text:insertion>
        </text:changed-region>
        <text:changed-region xml:id="ct51791968" text:id="ct51791968">
          <text:insertion>
            <office:change-info>
              <dc:creator>Denis Kotlar</dc:creator>
              <dc:date>2016-12-26T15:45:00</dc:date>
            </office:change-info>
          </text:insertion>
        </text:changed-region>
        <text:changed-region xml:id="ct51795264" text:id="ct51795264">
          <text:insertion>
            <office:change-info>
              <dc:creator>Denis Kotlar</dc:creator>
              <dc:date>2016-12-26T14:25:00</dc:date>
            </office:change-info>
          </text:insertion>
        </text:changed-region>
        <text:changed-region xml:id="ct51858272" text:id="ct51858272">
          <text:insertion>
            <office:change-info>
              <dc:creator>Denis Kotlar</dc:creator>
              <dc:date>2016-12-26T15:31:00</dc:date>
            </office:change-info>
          </text:insertion>
        </text:changed-region>
        <text:changed-region xml:id="ct51861520" text:id="ct51861520">
          <text:insertion>
            <office:change-info>
              <dc:creator>Denis Kotlar</dc:creator>
              <dc:date>2016-12-26T14:26:00</dc:date>
            </office:change-info>
          </text:insertion>
        </text:changed-region>
        <text:changed-region xml:id="ct51862992" text:id="ct51862992">
          <text:insertion>
            <office:change-info>
              <dc:creator>Denis Kotlar</dc:creator>
              <dc:date>2016-12-26T14:27:00</dc:date>
            </office:change-info>
          </text:insertion>
        </text:changed-region>
        <text:changed-region xml:id="ct51866432" text:id="ct51866432">
          <text:insertion>
            <office:change-info>
              <dc:creator>Denis Kotlar</dc:creator>
              <dc:date>2016-12-26T15:34:00</dc:date>
            </office:change-info>
          </text:insertion>
        </text:changed-region>
        <text:changed-region xml:id="ct51868176" text:id="ct51868176">
          <text:insertion>
            <office:change-info>
              <dc:creator>Denis Kotlar</dc:creator>
              <dc:date>2016-12-26T14:28:00</dc:date>
            </office:change-info>
          </text:insertion>
        </text:changed-region>
        <text:changed-region xml:id="ct51869920" text:id="ct51869920">
          <text:insertion>
            <office:change-info>
              <dc:creator>Denis Kotlar</dc:creator>
              <dc:date>2016-12-26T15:34:00</dc:date>
            </office:change-info>
          </text:insertion>
        </text:changed-region>
        <text:changed-region xml:id="ct51871664" text:id="ct51871664">
          <text:insertion>
            <office:change-info>
              <dc:creator>Denis Kotlar</dc:creator>
              <dc:date>2016-12-26T14:29:00</dc:date>
            </office:change-info>
          </text:insertion>
        </text:changed-region>
        <text:changed-region xml:id="ct51872496" text:id="ct51872496">
          <text:insertion>
            <office:change-info>
              <dc:creator>Denis Kotlar</dc:creator>
              <dc:date>2016-12-26T15:34:00</dc:date>
            </office:change-info>
          </text:insertion>
        </text:changed-region>
        <text:changed-region xml:id="ct51876176" text:id="ct51876176">
          <text:insertion>
            <office:change-info>
              <dc:creator>Denis Kotlar</dc:creator>
              <dc:date>2016-12-26T14:31:00</dc:date>
            </office:change-info>
          </text:insertion>
        </text:changed-region>
        <text:changed-region xml:id="ct51878640" text:id="ct51878640">
          <text:insertion>
            <office:change-info>
              <dc:creator>Denis Kotlar</dc:creator>
              <dc:date>2016-12-26T15:37:00</dc:date>
            </office:change-info>
          </text:insertion>
        </text:changed-region>
        <text:changed-region xml:id="ct51857648" text:id="ct51857648">
          <text:insertion>
            <office:change-info>
              <dc:creator>Denis Kotlar</dc:creator>
              <dc:date>2016-12-26T14:32:00</dc:date>
            </office:change-info>
          </text:insertion>
        </text:changed-region>
        <text:changed-region xml:id="ct51794528" text:id="ct51794528">
          <text:insertion>
            <office:change-info>
              <dc:creator>Denis Kotlar</dc:creator>
              <dc:date>2016-12-26T15:41:00</dc:date>
            </office:change-info>
          </text:insertion>
        </text:changed-region>
        <text:changed-region xml:id="ct51862688" text:id="ct51862688">
          <text:insertion>
            <office:change-info>
              <dc:creator>Denis Kotlar</dc:creator>
              <dc:date>2016-12-26T14:34:00</dc:date>
            </office:change-info>
          </text:insertion>
        </text:changed-region>
        <text:changed-region xml:id="ct51862144" text:id="ct51862144">
          <text:insertion>
            <office:change-info>
              <dc:creator>Denis Kotlar</dc:creator>
              <dc:date>2016-12-26T15:37:00</dc:date>
            </office:change-info>
          </text:insertion>
        </text:changed-region>
        <text:changed-region xml:id="ct51876704" text:id="ct51876704">
          <text:insertion>
            <office:change-info>
              <dc:creator>Denis Kotlar</dc:creator>
              <dc:date>2016-12-26T14:47:00</dc:date>
            </office:change-info>
          </text:insertion>
        </text:changed-region>
        <text:changed-region xml:id="ct51888400" text:id="ct51888400">
          <text:insertion>
            <office:change-info>
              <dc:creator>Denis Kotlar</dc:creator>
              <dc:date>2016-12-26T15:43:00</dc:date>
            </office:change-info>
          </text:insertion>
        </text:changed-region>
        <text:changed-region xml:id="ct51820864" text:id="ct51820864">
          <text:insertion>
            <office:change-info>
              <dc:creator>Denis Kotlar</dc:creator>
              <dc:date>2016-12-26T14:46:00</dc:date>
            </office:change-info>
          </text:insertion>
        </text:changed-region>
        <text:changed-region xml:id="ct51903360" text:id="ct51903360">
          <text:insertion>
            <office:change-info>
              <dc:creator>Denis Kotlar</dc:creator>
              <dc:date>2016-12-26T14:46:00</dc:date>
            </office:change-info>
          </text:insertion>
        </text:changed-region>
        <text:changed-region xml:id="ct51892560" text:id="ct51892560">
          <text:insertion>
            <office:change-info>
              <dc:creator>Denis Kotlar</dc:creator>
              <dc:date>2016-12-26T15:48:00</dc:date>
            </office:change-info>
          </text:insertion>
        </text:changed-region>
        <text:changed-region xml:id="ct51891872" text:id="ct51891872">
          <text:insertion>
            <office:change-info>
              <dc:creator>Denis Kotlar</dc:creator>
              <dc:date>2016-12-26T15:49:00</dc:date>
            </office:change-info>
          </text:insertion>
        </text:changed-region>
        <text:changed-region xml:id="ct51607344" text:id="ct51607344">
          <text:insertion>
            <office:change-info>
              <dc:creator>Denis Kotlar</dc:creator>
              <dc:date>2016-12-26T14:50:00</dc:date>
            </office:change-info>
          </text:insertion>
        </text:changed-region>
        <text:changed-region xml:id="ct51893840" text:id="ct51893840">
          <text:insertion>
            <office:change-info>
              <dc:creator>Denis Kotlar</dc:creator>
              <dc:date>2016-12-26T15:49:00</dc:date>
            </office:change-info>
          </text:insertion>
        </text:changed-region>
        <text:changed-region xml:id="ct51983344" text:id="ct51983344">
          <text:insertion>
            <office:change-info>
              <dc:creator>Denis Kotlar</dc:creator>
              <dc:date>2016-12-26T15:54:00</dc:date>
            </office:change-info>
          </text:insertion>
        </text:changed-region>
        <text:changed-region xml:id="ct51964096" text:id="ct51964096">
          <text:insertion>
            <office:change-info>
              <dc:creator>Denis Kotlar</dc:creator>
              <dc:date>2016-12-26T14:50:00</dc:date>
            </office:change-info>
          </text:insertion>
        </text:changed-region>
        <text:changed-region xml:id="ct51998768" text:id="ct51998768">
          <text:insertion>
            <office:change-info>
              <dc:creator>Denis Kotlar</dc:creator>
              <dc:date>2016-12-26T15:53:00</dc:date>
            </office:change-info>
          </text:insertion>
        </text:changed-region>
        <text:changed-region xml:id="ct51818128" text:id="ct51818128">
          <text:insertion>
            <office:change-info>
              <dc:creator>Denis Kotlar</dc:creator>
              <dc:date>2016-12-26T15:54:00</dc:date>
            </office:change-info>
          </text:insertion>
        </text:changed-region>
        <text:changed-region xml:id="ct52048816" text:id="ct52048816">
          <text:insertion>
            <office:change-info>
              <dc:creator>Denis Kotlar</dc:creator>
              <dc:date>2016-12-26T14:51:00</dc:date>
            </office:change-info>
          </text:insertion>
        </text:changed-region>
        <text:changed-region xml:id="ct52044496" text:id="ct52044496">
          <text:insertion>
            <office:change-info>
              <dc:creator>Denis Kotlar</dc:creator>
              <dc:date>2016-12-26T15:54:00</dc:date>
            </office:change-info>
          </text:insertion>
        </text:changed-region>
        <text:changed-region xml:id="ct51917696" text:id="ct51917696">
          <text:insertion>
            <office:change-info>
              <dc:creator>Denis Kotlar</dc:creator>
              <dc:date>2016-12-20T11:46:00</dc:date>
            </office:change-info>
          </text:insertion>
        </text:changed-region>
        <text:changed-region xml:id="ct52599216" text:id="ct52599216">
          <text:insertion>
            <office:change-info>
              <dc:creator>Denis Kotlar</dc:creator>
              <dc:date>2016-12-26T13:51:00</dc:date>
            </office:change-info>
          </text:insertion>
        </text:changed-region>
        <text:changed-region xml:id="ct52598624" text:id="ct52598624">
          <text:insertion>
            <office:change-info>
              <dc:creator>Denis Kotlar</dc:creator>
              <dc:date>2016-12-26T13:51:00</dc:date>
            </office:change-info>
          </text:insertion>
        </text:changed-region>
        <text:changed-region xml:id="ct52591888" text:id="ct52591888">
          <text:insertion>
            <office:change-info>
              <dc:creator>Denis Kotlar</dc:creator>
              <dc:date>2016-12-26T13:51:00</dc:date>
            </office:change-info>
          </text:insertion>
        </text:changed-region>
        <text:changed-region xml:id="ct52142064" text:id="ct52142064">
          <text:insertion>
            <office:change-info>
              <dc:creator>Denis Kotlar</dc:creator>
              <dc:date>2016-12-26T13:51:00</dc:date>
            </office:change-info>
          </text:insertion>
        </text:changed-region>
        <text:changed-region xml:id="ct52608512" text:id="ct52608512">
          <text:insertion>
            <office:change-info>
              <dc:creator>Denis Kotlar</dc:creator>
              <dc:date>2016-12-26T13:55:00</dc:date>
            </office:change-info>
          </text:insertion>
        </text:changed-region>
        <text:changed-region xml:id="ct52610592" text:id="ct52610592">
          <text:insertion>
            <office:change-info>
              <dc:creator>Denis Kotlar</dc:creator>
              <dc:date>2016-12-26T13:51:00</dc:date>
            </office:change-info>
          </text:insertion>
        </text:changed-region>
        <text:changed-region xml:id="ct52612768" text:id="ct52612768">
          <text:insertion>
            <office:change-info>
              <dc:creator>Denis Kotlar</dc:creator>
              <dc:date>2016-12-26T13:56:00</dc:date>
            </office:change-info>
          </text:insertion>
        </text:changed-region>
        <text:changed-region xml:id="ct52613296" text:id="ct52613296">
          <text:insertion>
            <office:change-info>
              <dc:creator>Denis Kotlar</dc:creator>
              <dc:date>2016-12-26T13:57:00</dc:date>
            </office:change-info>
          </text:insertion>
        </text:changed-region>
        <text:changed-region xml:id="ct52615840" text:id="ct52615840">
          <text:insertion>
            <office:change-info>
              <dc:creator>Denis Kotlar</dc:creator>
              <dc:date>2016-12-26T13:51:00</dc:date>
            </office:change-info>
          </text:insertion>
        </text:changed-region>
        <text:changed-region xml:id="ct52617440" text:id="ct52617440">
          <text:insertion>
            <office:change-info>
              <dc:creator>Denis Kotlar</dc:creator>
              <dc:date>2016-12-26T13:51:00</dc:date>
            </office:change-info>
          </text:insertion>
        </text:changed-region>
        <text:changed-region xml:id="ct52619728" text:id="ct52619728">
          <text:insertion>
            <office:change-info>
              <dc:creator>Denis Kotlar</dc:creator>
              <dc:date>2016-12-26T13:51:00</dc:date>
            </office:change-info>
          </text:insertion>
        </text:changed-region>
        <text:changed-region xml:id="ct52621552" text:id="ct52621552">
          <text:insertion>
            <office:change-info>
              <dc:creator>Denis Kotlar</dc:creator>
              <dc:date>2016-12-26T13:51:00</dc:date>
            </office:change-info>
          </text:insertion>
        </text:changed-region>
        <text:changed-region xml:id="ct52623376" text:id="ct52623376">
          <text:insertion>
            <office:change-info>
              <dc:creator>Denis Kotlar</dc:creator>
              <dc:date>2016-12-26T13:51:00</dc:date>
            </office:change-info>
          </text:insertion>
        </text:changed-region>
        <text:changed-region xml:id="ct52625200" text:id="ct52625200">
          <text:insertion>
            <office:change-info>
              <dc:creator>Denis Kotlar</dc:creator>
              <dc:date>2016-12-26T13:51:00</dc:date>
            </office:change-info>
          </text:insertion>
        </text:changed-region>
        <text:changed-region xml:id="ct52626944" text:id="ct52626944">
          <text:insertion>
            <office:change-info>
              <dc:creator>Denis Kotlar</dc:creator>
              <dc:date>2016-12-26T13:51:00</dc:date>
            </office:change-info>
          </text:insertion>
        </text:changed-region>
        <text:changed-region xml:id="ct52628688" text:id="ct52628688">
          <text:insertion>
            <office:change-info>
              <dc:creator>Denis Kotlar</dc:creator>
              <dc:date>2016-12-26T13:51:00</dc:date>
            </office:change-info>
          </text:insertion>
        </text:changed-region>
        <text:changed-region xml:id="ct52630432" text:id="ct52630432">
          <text:insertion>
            <office:change-info>
              <dc:creator>Denis Kotlar</dc:creator>
              <dc:date>2016-12-26T13:57:00</dc:date>
            </office:change-info>
          </text:insertion>
        </text:changed-region>
        <text:changed-region xml:id="ct52633696" text:id="ct52633696">
          <text:insertion>
            <office:change-info>
              <dc:creator>Denis Kotlar</dc:creator>
              <dc:date>2016-12-26T13:51:00</dc:date>
            </office:change-info>
          </text:insertion>
        </text:changed-region>
        <text:changed-region xml:id="ct52635440" text:id="ct52635440">
          <text:insertion>
            <office:change-info>
              <dc:creator>Denis Kotlar</dc:creator>
              <dc:date>2016-12-26T13:51:00</dc:date>
            </office:change-info>
          </text:insertion>
        </text:changed-region>
        <text:changed-region xml:id="ct52637184" text:id="ct52637184">
          <text:insertion>
            <office:change-info>
              <dc:creator>Denis Kotlar</dc:creator>
              <dc:date>2016-12-26T13:51:00</dc:date>
            </office:change-info>
          </text:insertion>
        </text:changed-region>
        <text:changed-region xml:id="ct52637536" text:id="ct52637536">
          <text:insertion>
            <office:change-info>
              <dc:creator>Denis Kotlar</dc:creator>
              <dc:date>2016-12-26T14:35:00</dc:date>
            </office:change-info>
          </text:insertion>
        </text:changed-region>
        <text:changed-region xml:id="ct52638256" text:id="ct52638256">
          <text:insertion>
            <office:change-info>
              <dc:creator>Denis Kotlar</dc:creator>
              <dc:date>2016-12-26T14:37:00</dc:date>
            </office:change-info>
          </text:insertion>
        </text:changed-region>
        <text:changed-region xml:id="ct52640000" text:id="ct52640000">
          <text:insertion>
            <office:change-info>
              <dc:creator>Denis Kotlar</dc:creator>
              <dc:date>2016-12-26T13:51:00</dc:date>
            </office:change-info>
          </text:insertion>
        </text:changed-region>
        <text:changed-region xml:id="ct52643088" text:id="ct52643088">
          <text:insertion>
            <office:change-info>
              <dc:creator>Denis Kotlar</dc:creator>
              <dc:date>2016-12-26T13:51:00</dc:date>
            </office:change-info>
          </text:insertion>
        </text:changed-region>
        <text:changed-region xml:id="ct52645232" text:id="ct52645232">
          <text:insertion>
            <office:change-info>
              <dc:creator>Denis Kotlar</dc:creator>
              <dc:date>2016-12-26T13:51:00</dc:date>
            </office:change-info>
          </text:insertion>
        </text:changed-region>
        <text:changed-region xml:id="ct52647216" text:id="ct52647216">
          <text:insertion>
            <office:change-info>
              <dc:creator>Denis Kotlar</dc:creator>
              <dc:date>2016-12-26T13:51:00</dc:date>
            </office:change-info>
          </text:insertion>
        </text:changed-region>
        <text:changed-region xml:id="ct52651280" text:id="ct52651280">
          <text:insertion>
            <office:change-info>
              <dc:creator>Denis Kotlar</dc:creator>
              <dc:date>2016-12-26T13:51:00</dc:date>
            </office:change-info>
          </text:insertion>
        </text:changed-region>
        <text:changed-region xml:id="ct52697488" text:id="ct52697488">
          <text:insertion>
            <office:change-info>
              <dc:creator>Denis Kotlar</dc:creator>
              <dc:date>2016-12-26T15:02:00</dc:date>
            </office:change-info>
          </text:insertion>
        </text:changed-region>
        <text:changed-region xml:id="ct52859616" text:id="ct52859616">
          <text:insertion>
            <office:change-info>
              <dc:creator>Denis Kotlar</dc:creator>
              <dc:date>2016-12-26T13:49:00</dc:date>
            </office:change-info>
          </text:insertion>
        </text:changed-region>
        <text:changed-region xml:id="ct52368336" text:id="ct52368336">
          <text:insertion>
            <office:change-info>
              <dc:creator>Denis Kotlar</dc:creator>
              <dc:date>2016-12-26T13:49:00</dc:date>
            </office:change-info>
          </text:insertion>
        </text:changed-region>
        <text:changed-region xml:id="ct52862416" text:id="ct52862416">
          <text:insertion>
            <office:change-info>
              <dc:creator>Denis Kotlar</dc:creator>
              <dc:date>2016-12-26T13:49:00</dc:date>
            </office:change-info>
          </text:insertion>
        </text:changed-region>
        <text:changed-region xml:id="ct52864160" text:id="ct52864160">
          <text:insertion>
            <office:change-info>
              <dc:creator>Denis Kotlar</dc:creator>
              <dc:date>2016-12-26T13:49:00</dc:date>
            </office:change-info>
          </text:insertion>
        </text:changed-region>
        <text:changed-region xml:id="ct52867472" text:id="ct52867472">
          <text:insertion>
            <office:change-info>
              <dc:creator>Denis Kotlar</dc:creator>
              <dc:date>2016-12-26T13:49:00</dc:date>
            </office:change-info>
          </text:insertion>
        </text:changed-region>
        <text:changed-region xml:id="ct52869808" text:id="ct52869808">
          <text:insertion>
            <office:change-info>
              <dc:creator>Denis Kotlar</dc:creator>
              <dc:date>2016-12-26T13:49:00</dc:date>
            </office:change-info>
          </text:insertion>
        </text:changed-region>
        <text:changed-region xml:id="ct52871632" text:id="ct52871632">
          <text:insertion>
            <office:change-info>
              <dc:creator>Denis Kotlar</dc:creator>
              <dc:date>2016-12-26T13:49:00</dc:date>
            </office:change-info>
          </text:insertion>
        </text:changed-region>
        <text:changed-region xml:id="ct52874496" text:id="ct52874496">
          <text:insertion>
            <office:change-info>
              <dc:creator>Denis Kotlar</dc:creator>
              <dc:date>2016-12-26T13:49:00</dc:date>
            </office:change-info>
          </text:insertion>
        </text:changed-region>
        <text:changed-region xml:id="ct52876096" text:id="ct52876096">
          <text:insertion>
            <office:change-info>
              <dc:creator>Denis Kotlar</dc:creator>
              <dc:date>2016-12-26T13:49:00</dc:date>
            </office:change-info>
          </text:insertion>
        </text:changed-region>
        <text:changed-region xml:id="ct52878384" text:id="ct52878384">
          <text:insertion>
            <office:change-info>
              <dc:creator>Denis Kotlar</dc:creator>
              <dc:date>2016-12-26T13:49:00</dc:date>
            </office:change-info>
          </text:insertion>
        </text:changed-region>
        <text:changed-region xml:id="ct52880208" text:id="ct52880208">
          <text:insertion>
            <office:change-info>
              <dc:creator>Denis Kotlar</dc:creator>
              <dc:date>2016-12-26T13:49:00</dc:date>
            </office:change-info>
          </text:insertion>
        </text:changed-region>
        <text:changed-region xml:id="ct52882032" text:id="ct52882032">
          <text:insertion>
            <office:change-info>
              <dc:creator>Denis Kotlar</dc:creator>
              <dc:date>2016-12-26T13:49:00</dc:date>
            </office:change-info>
          </text:insertion>
        </text:changed-region>
        <text:changed-region xml:id="ct52866736" text:id="ct52866736">
          <text:insertion>
            <office:change-info>
              <dc:creator>Denis Kotlar</dc:creator>
              <dc:date>2016-12-26T13:49:00</dc:date>
            </office:change-info>
          </text:insertion>
        </text:changed-region>
        <text:changed-region xml:id="ct51614144" text:id="ct51614144">
          <text:insertion>
            <office:change-info>
              <dc:creator>Denis Kotlar</dc:creator>
              <dc:date>2016-12-26T13:49:00</dc:date>
            </office:change-info>
          </text:insertion>
        </text:changed-region>
        <text:changed-region xml:id="ct51616384" text:id="ct51616384">
          <text:insertion>
            <office:change-info>
              <dc:creator>Denis Kotlar</dc:creator>
              <dc:date>2016-12-26T13:49:00</dc:date>
            </office:change-info>
          </text:insertion>
        </text:changed-region>
        <text:changed-region xml:id="ct52888032" text:id="ct52888032">
          <text:insertion>
            <office:change-info>
              <dc:creator>Denis Kotlar</dc:creator>
              <dc:date>2016-12-26T13:49:00</dc:date>
            </office:change-info>
          </text:insertion>
        </text:changed-region>
        <text:changed-region xml:id="ct52890208" text:id="ct52890208">
          <text:insertion>
            <office:change-info>
              <dc:creator>Denis Kotlar</dc:creator>
              <dc:date>2016-12-26T13:49:00</dc:date>
            </office:change-info>
          </text:insertion>
        </text:changed-region>
        <text:changed-region xml:id="ct52895440" text:id="ct52895440">
          <text:insertion>
            <office:change-info>
              <dc:creator>Denis Kotlar</dc:creator>
              <dc:date>2016-12-26T13:49:00</dc:date>
            </office:change-info>
          </text:insertion>
        </text:changed-region>
        <text:changed-region xml:id="ct51617008" text:id="ct51617008">
          <text:insertion>
            <office:change-info>
              <dc:creator>Denis Kotlar</dc:creator>
              <dc:date>2016-12-26T13:49:00</dc:date>
            </office:change-info>
          </text:insertion>
        </text:changed-region>
        <text:changed-region xml:id="ct52900368" text:id="ct52900368">
          <text:insertion>
            <office:change-info>
              <dc:creator>Denis Kotlar</dc:creator>
              <dc:date>2016-12-26T13:49:00</dc:date>
            </office:change-info>
          </text:insertion>
        </text:changed-region>
        <text:changed-region xml:id="ct52902112" text:id="ct52902112">
          <text:insertion>
            <office:change-info>
              <dc:creator>Denis Kotlar</dc:creator>
              <dc:date>2016-12-26T13:49:00</dc:date>
            </office:change-info>
          </text:insertion>
        </text:changed-region>
        <text:changed-region xml:id="ct53012048" text:id="ct53012048">
          <text:insertion>
            <office:change-info>
              <dc:creator>Denis Kotlar</dc:creator>
              <dc:date>2016-12-26T13:49:00</dc:date>
            </office:change-info>
          </text:insertion>
        </text:changed-region>
        <text:changed-region xml:id="ct53012272" text:id="ct53012272">
          <text:insertion>
            <office:change-info>
              <dc:creator>Denis Kotlar</dc:creator>
              <dc:date>2016-12-26T13:50:00</dc:date>
            </office:change-info>
          </text:insertion>
        </text:changed-region>
        <text:changed-region xml:id="ct52998160" text:id="ct52998160">
          <text:insertion>
            <office:change-info>
              <dc:creator>Denis Kotlar</dc:creator>
              <dc:date>2016-12-26T13:50:00</dc:date>
            </office:change-info>
          </text:insertion>
        </text:changed-region>
        <text:changed-region xml:id="ct51618144" text:id="ct51618144">
          <text:insertion>
            <office:change-info>
              <dc:creator>Denis Kotlar</dc:creator>
              <dc:date>2016-12-26T13:50:00</dc:date>
            </office:change-info>
          </text:insertion>
        </text:changed-region>
        <text:changed-region xml:id="ct52974528" text:id="ct52974528">
          <text:insertion>
            <office:change-info>
              <dc:creator>Denis Kotlar</dc:creator>
              <dc:date>2016-12-26T13:50:00</dc:date>
            </office:change-info>
          </text:insertion>
        </text:changed-region>
        <text:changed-region xml:id="ct53017184" text:id="ct53017184">
          <text:insertion>
            <office:change-info>
              <dc:creator>Denis Kotlar</dc:creator>
              <dc:date>2016-12-26T14:41:00</dc:date>
            </office:change-info>
          </text:insertion>
        </text:changed-region>
        <text:changed-region xml:id="ct53017808" text:id="ct53017808">
          <text:insertion>
            <office:change-info>
              <dc:creator>Denis Kotlar</dc:creator>
              <dc:date>2016-12-26T14:40:00</dc:date>
            </office:change-info>
          </text:insertion>
        </text:changed-region>
        <text:changed-region xml:id="ct53032416" text:id="ct53032416">
          <text:insertion>
            <office:change-info>
              <dc:creator>Denis Kotlar</dc:creator>
              <dc:date>2016-12-26T13:50:00</dc:date>
            </office:change-info>
          </text:insertion>
        </text:changed-region>
        <text:changed-region xml:id="ct53069424" text:id="ct53069424">
          <text:insertion>
            <office:change-info>
              <dc:creator>Denis Kotlar</dc:creator>
              <dc:date>2016-12-26T13:50:00</dc:date>
            </office:change-info>
          </text:insertion>
        </text:changed-region>
        <text:changed-region xml:id="ct53081920" text:id="ct53081920">
          <text:insertion>
            <office:change-info>
              <dc:creator>Denis Kotlar</dc:creator>
              <dc:date>2016-12-26T14:44:00</dc:date>
            </office:change-info>
          </text:insertion>
        </text:changed-region>
        <text:changed-region xml:id="ct53064752" text:id="ct53064752">
          <text:insertion>
            <office:change-info>
              <dc:creator>Denis Kotlar</dc:creator>
              <dc:date>2016-12-26T13:50:00</dc:date>
            </office:change-info>
          </text:insertion>
        </text:changed-region>
        <text:changed-region xml:id="ct53023072" text:id="ct53023072">
          <text:insertion>
            <office:change-info>
              <dc:creator>Denis Kotlar</dc:creator>
              <dc:date>2016-12-26T13:50:00</dc:date>
            </office:change-info>
          </text:insertion>
        </text:changed-region>
        <text:changed-region xml:id="ct53052496" text:id="ct53052496">
          <text:insertion>
            <office:change-info>
              <dc:creator>Denis Kotlar</dc:creator>
              <dc:date>2016-12-26T13:50:00</dc:date>
            </office:change-info>
          </text:insertion>
        </text:changed-region>
        <text:changed-region xml:id="ct53051264" text:id="ct53051264">
          <text:insertion>
            <office:change-info>
              <dc:creator>Denis Kotlar</dc:creator>
              <dc:date>2016-12-26T13:50:00</dc:date>
            </office:change-info>
          </text:insertion>
        </text:changed-region>
        <text:changed-region xml:id="ct53048784" text:id="ct53048784">
          <text:insertion>
            <office:change-info>
              <dc:creator>Denis Kotlar</dc:creator>
              <dc:date>2016-12-26T13:50:00</dc:date>
            </office:change-info>
          </text:insertion>
        </text:changed-region>
        <text:changed-region xml:id="ct53040016" text:id="ct53040016">
          <text:insertion>
            <office:change-info>
              <dc:creator>Denis Kotlar</dc:creator>
              <dc:date>2016-12-26T13:50:00</dc:date>
            </office:change-info>
          </text:insertion>
        </text:changed-region>
        <text:changed-region xml:id="ct53025600" text:id="ct53025600">
          <text:insertion>
            <office:change-info>
              <dc:creator>Denis Kotlar</dc:creator>
              <dc:date>2016-12-26T13:50:00</dc:date>
            </office:change-info>
          </text:insertion>
        </text:changed-region>
        <text:changed-region xml:id="ct53036608" text:id="ct53036608">
          <text:insertion>
            <office:change-info>
              <dc:creator>Denis Kotlar</dc:creator>
              <dc:date>2016-12-26T13:50:00</dc:date>
            </office:change-info>
          </text:insertion>
        </text:changed-region>
        <text:changed-region xml:id="ct53035904" text:id="ct53035904">
          <text:insertion>
            <office:change-info>
              <dc:creator>Denis Kotlar</dc:creator>
              <dc:date>2016-12-26T13:50:00</dc:date>
            </office:change-info>
          </text:insertion>
        </text:changed-region>
        <text:changed-region xml:id="ct53037216" text:id="ct53037216">
          <text:insertion>
            <office:change-info>
              <dc:creator>Denis Kotlar</dc:creator>
              <dc:date>2016-12-26T13:50:00</dc:date>
            </office:change-info>
          </text:insertion>
        </text:changed-region>
        <text:changed-region xml:id="ct53053024" text:id="ct53053024">
          <text:insertion>
            <office:change-info>
              <dc:creator>Denis Kotlar</dc:creator>
              <dc:date>2016-12-26T14:45:00</dc:date>
            </office:change-info>
          </text:insertion>
        </text:changed-region>
        <text:changed-region xml:id="ct53051040" text:id="ct53051040">
          <text:insertion>
            <office:change-info>
              <dc:creator>Denis Kotlar</dc:creator>
              <dc:date>2016-12-26T13:50:00</dc:date>
            </office:change-info>
          </text:insertion>
        </text:changed-region>
        <text:changed-region xml:id="ct53039792" text:id="ct53039792">
          <text:insertion>
            <office:change-info>
              <dc:creator>Denis Kotlar</dc:creator>
              <dc:date>2016-12-26T13:50:00</dc:date>
            </office:change-info>
          </text:insertion>
        </text:changed-region>
        <text:changed-region xml:id="ct53018032" text:id="ct53018032">
          <text:insertion>
            <office:change-info>
              <dc:creator>Denis Kotlar</dc:creator>
              <dc:date>2016-12-26T14:39:00</dc:date>
            </office:change-info>
          </text:insertion>
        </text:changed-region>
        <text:changed-region xml:id="ct53032656" text:id="ct53032656">
          <text:insertion>
            <office:change-info>
              <dc:creator>Denis Kotlar</dc:creator>
              <dc:date>2016-12-26T13:50:00</dc:date>
            </office:change-info>
          </text:insertion>
        </text:changed-region>
        <text:changed-region xml:id="ct53122448" text:id="ct53122448">
          <text:insertion>
            <office:change-info>
              <dc:creator>Denis Kotlar</dc:creator>
              <dc:date>2016-12-26T13:37:00</dc:date>
            </office:change-info>
          </text:insertion>
        </text:changed-region>
        <text:changed-region xml:id="ct53123424" text:id="ct53123424">
          <text:insertion>
            <office:change-info>
              <dc:creator>Denis Kotlar</dc:creator>
              <dc:date>2016-12-26T13:37:00</dc:date>
            </office:change-info>
          </text:insertion>
        </text:changed-region>
        <text:changed-region xml:id="ct53126576" text:id="ct53126576">
          <text:insertion>
            <office:change-info>
              <dc:creator>Denis Kotlar</dc:creator>
              <dc:date>2016-12-26T13:37:00</dc:date>
            </office:change-info>
          </text:insertion>
        </text:changed-region>
        <text:changed-region xml:id="ct53129248" text:id="ct53129248">
          <text:insertion>
            <office:change-info>
              <dc:creator>Denis Kotlar</dc:creator>
              <dc:date>2016-12-26T13:37:00</dc:date>
            </office:change-info>
          </text:insertion>
        </text:changed-region>
        <text:changed-region xml:id="ct53131536" text:id="ct53131536">
          <text:insertion>
            <office:change-info>
              <dc:creator>Denis Kotlar</dc:creator>
              <dc:date>2016-12-26T13:37:00</dc:date>
            </office:change-info>
          </text:insertion>
        </text:changed-region>
        <text:changed-region xml:id="ct53133904" text:id="ct53133904">
          <text:insertion>
            <office:change-info>
              <dc:creator>Denis Kotlar</dc:creator>
              <dc:date>2016-12-26T13:37:00</dc:date>
            </office:change-info>
          </text:insertion>
        </text:changed-region>
        <text:changed-region xml:id="ct53135728" text:id="ct53135728">
          <text:insertion>
            <office:change-info>
              <dc:creator>Denis Kotlar</dc:creator>
              <dc:date>2016-12-26T13:37:00</dc:date>
            </office:change-info>
          </text:insertion>
        </text:changed-region>
        <text:changed-region xml:id="ct53138592" text:id="ct53138592">
          <text:insertion>
            <office:change-info>
              <dc:creator>Denis Kotlar</dc:creator>
              <dc:date>2016-12-26T13:37:00</dc:date>
            </office:change-info>
          </text:insertion>
        </text:changed-region>
        <text:changed-region xml:id="ct53140416" text:id="ct53140416">
          <text:insertion>
            <office:change-info>
              <dc:creator>Denis Kotlar</dc:creator>
              <dc:date>2016-12-26T13:37:00</dc:date>
            </office:change-info>
          </text:insertion>
        </text:changed-region>
        <text:changed-region xml:id="ct53131200" text:id="ct53131200">
          <text:insertion>
            <office:change-info>
              <dc:creator>Denis Kotlar</dc:creator>
              <dc:date>2016-12-26T13:37:00</dc:date>
            </office:change-info>
          </text:insertion>
        </text:changed-region>
        <text:changed-region xml:id="ct53143072" text:id="ct53143072">
          <text:insertion>
            <office:change-info>
              <dc:creator>Denis Kotlar</dc:creator>
              <dc:date>2016-12-26T13:37:00</dc:date>
            </office:change-info>
          </text:insertion>
        </text:changed-region>
        <text:changed-region xml:id="ct51623952" text:id="ct51623952">
          <text:insertion>
            <office:change-info>
              <dc:creator>Denis Kotlar</dc:creator>
              <dc:date>2016-12-26T13:37:00</dc:date>
            </office:change-info>
          </text:insertion>
        </text:changed-region>
        <text:changed-region xml:id="ct53146336" text:id="ct53146336">
          <text:insertion>
            <office:change-info>
              <dc:creator>Denis Kotlar</dc:creator>
              <dc:date>2016-12-26T13:37:00</dc:date>
            </office:change-info>
          </text:insertion>
        </text:changed-region>
        <text:changed-region xml:id="ct53147776" text:id="ct53147776">
          <text:insertion>
            <office:change-info>
              <dc:creator>Denis Kotlar</dc:creator>
              <dc:date>2016-12-26T13:37:00</dc:date>
            </office:change-info>
          </text:insertion>
        </text:changed-region>
        <text:changed-region xml:id="ct51624480" text:id="ct51624480">
          <text:insertion>
            <office:change-info>
              <dc:creator>Denis Kotlar</dc:creator>
              <dc:date>2016-12-26T13:37:00</dc:date>
            </office:change-info>
          </text:insertion>
        </text:changed-region>
        <text:changed-region xml:id="ct53151040" text:id="ct53151040">
          <text:insertion>
            <office:change-info>
              <dc:creator>Denis Kotlar</dc:creator>
              <dc:date>2016-12-26T13:37:00</dc:date>
            </office:change-info>
          </text:insertion>
        </text:changed-region>
        <text:changed-region xml:id="ct53154800" text:id="ct53154800">
          <text:insertion>
            <office:change-info>
              <dc:creator>Denis Kotlar</dc:creator>
              <dc:date>2016-12-26T13:37:00</dc:date>
            </office:change-info>
          </text:insertion>
        </text:changed-region>
        <text:changed-region xml:id="ct52652112" text:id="ct52652112">
          <text:insertion>
            <office:change-info>
              <dc:creator>Denis Kotlar</dc:creator>
              <dc:date>2016-12-26T13:37:00</dc:date>
            </office:change-info>
          </text:insertion>
        </text:changed-region>
        <text:changed-region xml:id="ct53158816" text:id="ct53158816">
          <text:insertion>
            <office:change-info>
              <dc:creator>Denis Kotlar</dc:creator>
              <dc:date>2016-12-26T13:37:00</dc:date>
            </office:change-info>
          </text:insertion>
        </text:changed-region>
        <text:changed-region xml:id="ct53162736" text:id="ct53162736">
          <text:insertion>
            <office:change-info>
              <dc:creator>Denis Kotlar</dc:creator>
              <dc:date>2016-12-26T13:37:00</dc:date>
            </office:change-info>
          </text:insertion>
        </text:changed-region>
        <text:changed-region xml:id="ct53164480" text:id="ct53164480">
          <text:insertion>
            <office:change-info>
              <dc:creator>Denis Kotlar</dc:creator>
              <dc:date>2016-12-26T14:39:00</dc:date>
            </office:change-info>
          </text:insertion>
        </text:changed-region>
        <text:changed-region xml:id="ct53200432" text:id="ct53200432">
          <text:insertion>
            <office:change-info>
              <dc:creator>Denis Kotlar</dc:creator>
              <dc:date>2016-12-26T13:37:00</dc:date>
            </office:change-info>
          </text:insertion>
        </text:changed-region>
        <text:changed-region xml:id="ct53198512" text:id="ct53198512">
          <text:insertion>
            <office:change-info>
              <dc:creator>Denis Kotlar</dc:creator>
              <dc:date>2016-12-26T13:37:00</dc:date>
            </office:change-info>
          </text:insertion>
        </text:changed-region>
        <text:changed-region xml:id="ct53201280" text:id="ct53201280">
          <text:insertion>
            <office:change-info>
              <dc:creator>Denis Kotlar</dc:creator>
              <dc:date>2016-12-26T13:37:00</dc:date>
            </office:change-info>
          </text:insertion>
        </text:changed-region>
        <text:changed-region xml:id="ct53201808" text:id="ct53201808">
          <text:insertion>
            <office:change-info>
              <dc:creator>Denis Kotlar</dc:creator>
              <dc:date>2016-12-26T13:37:00</dc:date>
            </office:change-info>
          </text:insertion>
        </text:changed-region>
        <text:changed-region xml:id="ct53177680" text:id="ct53177680">
          <text:insertion>
            <office:change-info>
              <dc:creator>Denis Kotlar</dc:creator>
              <dc:date>2016-12-26T13:37:00</dc:date>
            </office:change-info>
          </text:insertion>
        </text:changed-region>
        <text:changed-region xml:id="ct53215312" text:id="ct53215312">
          <text:insertion>
            <office:change-info>
              <dc:creator>Denis Kotlar</dc:creator>
              <dc:date>2016-12-26T13:37:00</dc:date>
            </office:change-info>
          </text:insertion>
        </text:changed-region>
        <text:changed-region xml:id="ct53217136" text:id="ct53217136">
          <text:insertion>
            <office:change-info>
              <dc:creator>Denis Kotlar</dc:creator>
              <dc:date>2016-12-26T13:37:00</dc:date>
            </office:change-info>
          </text:insertion>
        </text:changed-region>
        <text:changed-region xml:id="ct53210944" text:id="ct53210944">
          <text:insertion>
            <office:change-info>
              <dc:creator>Denis Kotlar</dc:creator>
              <dc:date>2016-12-26T13:37:00</dc:date>
            </office:change-info>
          </text:insertion>
        </text:changed-region>
        <text:changed-region xml:id="ct53212768" text:id="ct53212768">
          <text:insertion>
            <office:change-info>
              <dc:creator>Denis Kotlar</dc:creator>
              <dc:date>2016-12-26T13:37:00</dc:date>
            </office:change-info>
          </text:insertion>
        </text:changed-region>
        <text:changed-region xml:id="ct53203536" text:id="ct53203536">
          <text:insertion>
            <office:change-info>
              <dc:creator>Denis Kotlar</dc:creator>
              <dc:date>2016-12-26T13:37:00</dc:date>
            </office:change-info>
          </text:insertion>
        </text:changed-region>
        <text:changed-region xml:id="ct53205360" text:id="ct53205360">
          <text:insertion>
            <office:change-info>
              <dc:creator>Denis Kotlar</dc:creator>
              <dc:date>2016-12-26T13:37:00</dc:date>
            </office:change-info>
          </text:insertion>
        </text:changed-region>
        <text:changed-region xml:id="ct53207184" text:id="ct53207184">
          <text:insertion>
            <office:change-info>
              <dc:creator>Denis Kotlar</dc:creator>
              <dc:date>2016-12-26T13:37:00</dc:date>
            </office:change-info>
          </text:insertion>
        </text:changed-region>
        <text:changed-region xml:id="ct53200016" text:id="ct53200016">
          <text:insertion>
            <office:change-info>
              <dc:creator>Denis Kotlar</dc:creator>
              <dc:date>2016-12-26T13:37:00</dc:date>
            </office:change-info>
          </text:insertion>
        </text:changed-region>
        <text:changed-region xml:id="ct53169520" text:id="ct53169520">
          <text:insertion>
            <office:change-info>
              <dc:creator>Denis Kotlar</dc:creator>
              <dc:date>2016-12-26T13:37:00</dc:date>
            </office:change-info>
          </text:insertion>
        </text:changed-region>
        <text:changed-region xml:id="ct53171264" text:id="ct53171264">
          <text:insertion>
            <office:change-info>
              <dc:creator>Denis Kotlar</dc:creator>
              <dc:date>2016-12-26T13:37:00</dc:date>
            </office:change-info>
          </text:insertion>
        </text:changed-region>
        <text:changed-region xml:id="ct53173008" text:id="ct53173008">
          <text:insertion>
            <office:change-info>
              <dc:creator>Denis Kotlar</dc:creator>
              <dc:date>2016-12-26T13:37:00</dc:date>
            </office:change-info>
          </text:insertion>
        </text:changed-region>
        <text:changed-region xml:id="ct53180656" text:id="ct53180656">
          <text:insertion>
            <office:change-info>
              <dc:creator>Denis Kotlar</dc:creator>
              <dc:date>2016-12-26T13:37:00</dc:date>
            </office:change-info>
          </text:insertion>
        </text:changed-region>
        <text:changed-region xml:id="ct53182704" text:id="ct53182704">
          <text:insertion>
            <office:change-info>
              <dc:creator>Denis Kotlar</dc:creator>
              <dc:date>2016-12-26T13:37:00</dc:date>
            </office:change-info>
          </text:insertion>
        </text:changed-region>
        <text:changed-region xml:id="ct53180352" text:id="ct53180352">
          <text:insertion>
            <office:change-info>
              <dc:creator>Denis Kotlar</dc:creator>
              <dc:date>2016-12-26T13:37:00</dc:date>
            </office:change-info>
          </text:insertion>
        </text:changed-region>
        <text:changed-region xml:id="ct53177344" text:id="ct53177344">
          <text:insertion>
            <office:change-info>
              <dc:creator>Denis Kotlar</dc:creator>
              <dc:date>2016-12-26T13:37:00</dc:date>
            </office:change-info>
          </text:insertion>
        </text:changed-region>
        <text:changed-region xml:id="ct53260016" text:id="ct53260016">
          <text:insertion>
            <office:change-info>
              <dc:creator>Denis Kotlar</dc:creator>
              <dc:date>2016-12-26T13:37:00</dc:date>
            </office:change-info>
          </text:insertion>
        </text:changed-region>
        <text:changed-region xml:id="ct51627040" text:id="ct51627040">
          <text:insertion>
            <office:change-info>
              <dc:creator>Denis Kotlar</dc:creator>
              <dc:date>2016-12-26T13:37:00</dc:date>
            </office:change-info>
          </text:insertion>
        </text:changed-region>
        <text:changed-region xml:id="ct53258096" text:id="ct53258096">
          <text:insertion>
            <office:change-info>
              <dc:creator>Denis Kotlar</dc:creator>
              <dc:date>2016-12-26T13:37:00</dc:date>
            </office:change-info>
          </text:insertion>
        </text:changed-region>
        <text:changed-region xml:id="ct53193200" text:id="ct53193200">
          <text:insertion>
            <office:change-info>
              <dc:creator>Denis Kotlar</dc:creator>
              <dc:date>2016-12-26T13:37:00</dc:date>
            </office:change-info>
          </text:insertion>
        </text:changed-region>
        <text:changed-region xml:id="ct53270448" text:id="ct53270448">
          <text:insertion>
            <office:change-info>
              <dc:creator>Denis Kotlar</dc:creator>
              <dc:date>2016-12-26T13:37:00</dc:date>
            </office:change-info>
          </text:insertion>
        </text:changed-region>
        <text:changed-region xml:id="ct53272384" text:id="ct53272384">
          <text:insertion>
            <office:change-info>
              <dc:creator>Denis Kotlar</dc:creator>
              <dc:date>2016-12-26T13:37:00</dc:date>
            </office:change-info>
          </text:insertion>
        </text:changed-region>
        <text:changed-region xml:id="ct53194592" text:id="ct53194592">
          <text:insertion>
            <office:change-info>
              <dc:creator>Denis Kotlar</dc:creator>
              <dc:date>2016-12-26T13:37:00</dc:date>
            </office:change-info>
          </text:insertion>
        </text:changed-region>
        <text:changed-region xml:id="ct53196416" text:id="ct53196416">
          <text:insertion>
            <office:change-info>
              <dc:creator>Denis Kotlar</dc:creator>
              <dc:date>2016-12-26T13:37:00</dc:date>
            </office:change-info>
          </text:insertion>
        </text:changed-region>
        <text:changed-region xml:id="ct51629984" text:id="ct51629984">
          <text:insertion>
            <office:change-info>
              <dc:creator>Denis Kotlar</dc:creator>
              <dc:date>2016-12-26T13:37:00</dc:date>
            </office:change-info>
          </text:insertion>
        </text:changed-region>
        <text:changed-region xml:id="ct53261456" text:id="ct53261456">
          <text:insertion>
            <office:change-info>
              <dc:creator>Denis Kotlar</dc:creator>
              <dc:date>2016-12-26T13:37:00</dc:date>
            </office:change-info>
          </text:insertion>
        </text:changed-region>
        <text:changed-region xml:id="ct51629632" text:id="ct51629632">
          <text:insertion>
            <office:change-info>
              <dc:creator>Denis Kotlar</dc:creator>
              <dc:date>2016-12-26T13:37:00</dc:date>
            </office:change-info>
          </text:insertion>
        </text:changed-region>
        <text:changed-region xml:id="ct53276928" text:id="ct53276928">
          <text:insertion>
            <office:change-info>
              <dc:creator>Denis Kotlar</dc:creator>
              <dc:date>2016-12-26T13:37:00</dc:date>
            </office:change-info>
          </text:insertion>
        </text:changed-region>
        <text:changed-region xml:id="ct53240496" text:id="ct53240496">
          <text:insertion>
            <office:change-info>
              <dc:creator>Denis Kotlar</dc:creator>
              <dc:date>2016-12-26T13:37:00</dc:date>
            </office:change-info>
          </text:insertion>
        </text:changed-region>
        <text:changed-region xml:id="ct53242320" text:id="ct53242320">
          <text:insertion>
            <office:change-info>
              <dc:creator>Denis Kotlar</dc:creator>
              <dc:date>2016-12-26T13:37:00</dc:date>
            </office:change-info>
          </text:insertion>
        </text:changed-region>
        <text:changed-region xml:id="ct53244064" text:id="ct53244064">
          <text:insertion>
            <office:change-info>
              <dc:creator>Denis Kotlar</dc:creator>
              <dc:date>2016-12-26T13:37:00</dc:date>
            </office:change-info>
          </text:insertion>
        </text:changed-region>
        <text:changed-region xml:id="ct53248192" text:id="ct53248192">
          <text:insertion>
            <office:change-info>
              <dc:creator>Denis Kotlar</dc:creator>
              <dc:date>2016-12-26T13:37:00</dc:date>
            </office:change-info>
          </text:insertion>
        </text:changed-region>
        <text:changed-region xml:id="ct53249024" text:id="ct53249024">
          <text:insertion>
            <office:change-info>
              <dc:creator>Denis Kotlar</dc:creator>
              <dc:date>2016-12-26T13:37:00</dc:date>
            </office:change-info>
          </text:insertion>
        </text:changed-region>
        <text:changed-region xml:id="ct53252288" text:id="ct53252288">
          <text:insertion>
            <office:change-info>
              <dc:creator>Denis Kotlar</dc:creator>
              <dc:date>2016-12-26T13:37:00</dc:date>
            </office:change-info>
          </text:insertion>
        </text:changed-region>
        <text:changed-region xml:id="ct53256192" text:id="ct53256192">
          <text:insertion>
            <office:change-info>
              <dc:creator>Denis Kotlar</dc:creator>
              <dc:date>2016-12-26T13:37:00</dc:date>
            </office:change-info>
          </text:insertion>
        </text:changed-region>
        <text:changed-region xml:id="ct53327600" text:id="ct53327600">
          <text:insertion>
            <office:change-info>
              <dc:creator>Denis Kotlar</dc:creator>
              <dc:date>2016-12-26T13:37:00</dc:date>
            </office:change-info>
          </text:insertion>
        </text:changed-region>
        <text:changed-region xml:id="ct53340528" text:id="ct53340528">
          <text:insertion>
            <office:change-info>
              <dc:creator>Denis Kotlar</dc:creator>
              <dc:date>2016-12-26T13:37:00</dc:date>
            </office:change-info>
          </text:insertion>
        </text:changed-region>
        <text:changed-region xml:id="ct53325680" text:id="ct53325680">
          <text:insertion>
            <office:change-info>
              <dc:creator>Denis Kotlar</dc:creator>
              <dc:date>2016-12-26T13:37:00</dc:date>
            </office:change-info>
          </text:insertion>
        </text:changed-region>
        <text:changed-region xml:id="ct53325328" text:id="ct53325328">
          <text:insertion>
            <office:change-info>
              <dc:creator>Denis Kotlar</dc:creator>
              <dc:date>2016-12-26T13:37:00</dc:date>
            </office:change-info>
          </text:insertion>
        </text:changed-region>
        <text:changed-region xml:id="ct53343728" text:id="ct53343728">
          <text:insertion>
            <office:change-info>
              <dc:creator>Denis Kotlar</dc:creator>
              <dc:date>2016-12-26T13:37:00</dc:date>
            </office:change-info>
          </text:insertion>
        </text:changed-region>
        <text:changed-region xml:id="ct53336384" text:id="ct53336384">
          <text:insertion>
            <office:change-info>
              <dc:creator>Denis Kotlar</dc:creator>
              <dc:date>2016-12-26T13:37:00</dc:date>
            </office:change-info>
          </text:insertion>
        </text:changed-region>
        <text:changed-region xml:id="ct53338128" text:id="ct53338128">
          <text:insertion>
            <office:change-info>
              <dc:creator>Denis Kotlar</dc:creator>
              <dc:date>2016-12-26T13:37:00</dc:date>
            </office:change-info>
          </text:insertion>
        </text:changed-region>
        <text:changed-region xml:id="ct53330432" text:id="ct53330432">
          <text:insertion>
            <office:change-info>
              <dc:creator>Denis Kotlar</dc:creator>
              <dc:date>2016-12-26T13:37:00</dc:date>
            </office:change-info>
          </text:insertion>
        </text:changed-region>
        <text:changed-region xml:id="ct53332256" text:id="ct53332256">
          <text:insertion>
            <office:change-info>
              <dc:creator>Denis Kotlar</dc:creator>
              <dc:date>2016-12-26T13:37:00</dc:date>
            </office:change-info>
          </text:insertion>
        </text:changed-region>
        <text:changed-region xml:id="ct53334080" text:id="ct53334080">
          <text:insertion>
            <office:change-info>
              <dc:creator>Denis Kotlar</dc:creator>
              <dc:date>2016-12-26T13:37:00</dc:date>
            </office:change-info>
          </text:insertion>
        </text:changed-region>
        <text:changed-region xml:id="ct53296160" text:id="ct53296160">
          <text:insertion>
            <office:change-info>
              <dc:creator>Denis Kotlar</dc:creator>
              <dc:date>2016-12-26T13:37:00</dc:date>
            </office:change-info>
          </text:insertion>
        </text:changed-region>
        <text:changed-region xml:id="ct53297984" text:id="ct53297984">
          <text:insertion>
            <office:change-info>
              <dc:creator>Denis Kotlar</dc:creator>
              <dc:date>2016-12-26T13:37:00</dc:date>
            </office:change-info>
          </text:insertion>
        </text:changed-region>
        <text:changed-region xml:id="ct53299808" text:id="ct53299808">
          <text:insertion>
            <office:change-info>
              <dc:creator>Denis Kotlar</dc:creator>
              <dc:date>2016-12-26T13:37:00</dc:date>
            </office:change-info>
          </text:insertion>
        </text:changed-region>
        <text:changed-region xml:id="ct53340240" text:id="ct53340240">
          <text:insertion>
            <office:change-info>
              <dc:creator>Denis Kotlar</dc:creator>
              <dc:date>2016-12-26T13:37:00</dc:date>
            </office:change-info>
          </text:insertion>
        </text:changed-region>
        <text:changed-region xml:id="ct53303152" text:id="ct53303152">
          <text:insertion>
            <office:change-info>
              <dc:creator>Denis Kotlar</dc:creator>
              <dc:date>2016-12-26T13:37:00</dc:date>
            </office:change-info>
          </text:insertion>
        </text:changed-region>
        <text:changed-region xml:id="ct53303376" text:id="ct53303376">
          <text:insertion>
            <office:change-info>
              <dc:creator>Denis Kotlar</dc:creator>
              <dc:date>2016-12-26T13:37:00</dc:date>
            </office:change-info>
          </text:insertion>
        </text:changed-region>
        <text:changed-region xml:id="ct53308128" text:id="ct53308128">
          <text:insertion>
            <office:change-info>
              <dc:creator>Denis Kotlar</dc:creator>
              <dc:date>2016-12-26T13:37:00</dc:date>
            </office:change-info>
          </text:insertion>
        </text:changed-region>
        <text:changed-region xml:id="ct53310608" text:id="ct53310608">
          <text:insertion>
            <office:change-info>
              <dc:creator>Denis Kotlar</dc:creator>
              <dc:date>2016-12-26T13:37:00</dc:date>
            </office:change-info>
          </text:insertion>
        </text:changed-region>
        <text:changed-region xml:id="ct53312592" text:id="ct53312592">
          <text:insertion>
            <office:change-info>
              <dc:creator>Denis Kotlar</dc:creator>
              <dc:date>2016-12-26T13:37:00</dc:date>
            </office:change-info>
          </text:insertion>
        </text:changed-region>
        <text:changed-region xml:id="ct53307792" text:id="ct53307792">
          <text:insertion>
            <office:change-info>
              <dc:creator>Denis Kotlar</dc:creator>
              <dc:date>2016-12-26T13:37:00</dc:date>
            </office:change-info>
          </text:insertion>
        </text:changed-region>
        <text:changed-region xml:id="ct53451600" text:id="ct53451600">
          <text:deletion>
            <office:change-info>
              <dc:creator>Denis Kotlar</dc:creator>
              <dc:date>2017-03-31T12:16:00</dc:date>
            </office:change-info>
            <text:p text:style-name="cmd_5f_code_5f_single">1</text:p>
          </text:deletion>
        </text:changed-region>
        <text:changed-region xml:id="ct53450528" text:id="ct53450528">
          <text:insertion>
            <office:change-info>
              <dc:creator>Denis Kotlar</dc:creator>
              <dc:date>2017-03-31T12:16:00</dc:date>
            </office:change-info>
          </text:insertion>
        </text:changed-region>
        <text:changed-region xml:id="ct53450224" text:id="ct53450224">
          <text:deletion>
            <office:change-info>
              <dc:creator>Denis Kotlar</dc:creator>
              <dc:date>2017-03-31T12:16:00</dc:date>
            </office:change-info>
            <text:p text:style-name="cmd_5f_code_5f_single">9</text:p>
          </text:deletion>
        </text:changed-region>
        <text:changed-region xml:id="ct53454272" text:id="ct53454272">
          <text:insertion>
            <office:change-info>
              <dc:creator>Denis Kotlar</dc:creator>
              <dc:date>2017-03-31T12:16:00</dc:date>
            </office:change-info>
          </text:insertion>
        </text:changed-region>
        <text:changed-region xml:id="ct53454800" text:id="ct53454800">
          <text:deletion>
            <office:change-info>
              <dc:creator>Denis Kotlar</dc:creator>
              <dc:date>2017-03-31T12:16:00</dc:date>
            </office:change-info>
            <text:p text:style-name="cmd_5f_code_20_Start">2</text:p>
          </text:deletion>
        </text:changed-region>
        <text:changed-region xml:id="ct53455456" text:id="ct53455456">
          <text:insertion>
            <office:change-info>
              <dc:creator>Denis Kotlar</dc:creator>
              <dc:date>2017-03-31T1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023430847706913790" text:style-name="Outline">
        <text:list-item>
          <text:list>
            <text:list-item>
              <text:h text:style-name="P166" text:outline-level="2">SYSTem</text:h>
            </text:list-item>
          </text:list>
        </text:list-item>
      </text:list>
      <text:p text:style-name="P8">System commands control system functions that are not directly related to output control, measurement, or status functions.</text:p>
      <text:p text:style-name="P8"/>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span text:style-name="T57">KEY</text:span></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P75">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8">Returns an &lt;instrument_specifier&gt;</text:p>
          </table:table-cell>
        </table:table-row>
        <table:table-row>
          <table:table-cell table:style-name="Table10.A2" office:value-type="string">
            <text:p text:style-name="scpi1">:CHANnel</text:p>
          </table:table-cell>
          <table:table-cell table:style-name="Table10.A2" office:value-type="string">
            <text:p text:style-name="P8"/>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8">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8">Returns output current capability</text:p>
          </table:table-cell>
        </table:table-row>
        <table:table-row>
          <table:table-cell table:style-name="Table10.A2" office:value-type="string">
            <text:p text:style-name="scpi3">:ON<text:span text:style-name="T73">T</text:span>ime</text:p>
          </table:table-cell>
          <table:table-cell table:style-name="Table10.A2" office:value-type="string">
            <text:p text:style-name="P8"/>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8">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8">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8">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8">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8">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8">Returns the channel model identification</text:p>
          </table:table-cell>
        </table:table-row>
        <table:table-row>
          <table:table-cell table:style-name="Table10.A2" office:value-type="string">
            <text:p text:style-name="scpi1"><text:change-start text:change-id="ct51827200"/>:<text:span text:style-name="T15">COMMunicate</text:span><text:change-end text:change-id="ct51827200"/></text:p>
          </table:table-cell>
          <table:table-cell table:style-name="Table10.A2" office:value-type="string">
            <text:p text:style-name="P8"/>
          </table:table-cell>
        </table:table-row>
        <table:table-row>
          <table:table-cell table:style-name="Table10.A2" office:value-type="string">
            <text:p text:style-name="scpi2"><text:change-start text:change-id="ct51835088"/><text:a xlink:type="simple" xlink:href="#syst_comm_enab" text:style-name="Internet_20_link" text:visited-style-name="Visited_20_Internet_20_Link">:</text:a><text:a xlink:type="simple" xlink:href="#syst_comm_enab" text:style-name="Internet_20_link" text:visited-style-name="Visited_20_Internet_20_Link"><text:span text:style-name="T70">ENABle {&lt;bool&gt;, &lt;interface&gt;}</text:span></text:a><text:change-end text:change-id="ct51835088"/></text:p>
          </table:table-cell>
          <table:table-cell table:style-name="Table10.A2" office:value-type="string">
            <text:p text:style-name="P48"><text:change-start text:change-id="ct51833552"/>Enables the remote interface <text:change-end text:change-id="ct51833552"/></text:p>
          </table:table-cell>
        </table:table-row>
        <table:table-row>
          <table:table-cell table:style-name="Table10.A2" office:value-type="string">
            <text:p text:style-name="P163"><text:change-start text:change-id="ct51834080"/>:ETHernet<text:change-end text:change-id="ct51834080"/></text:p>
          </table:table-cell>
          <table:table-cell table:style-name="Table10.A2" office:value-type="string">
            <text:p text:style-name="P18"/>
          </table:table-cell>
        </table:table-row>
        <table:table-row>
          <table:table-cell table:style-name="Table10.A2" office:value-type="string">
            <text:p text:style-name="P162"><text:change-start text:change-id="ct51844688"/><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79">DR</text:span></text:a><text:a xlink:type="simple" xlink:href="#syst_comm_eth_addr" text:style-name="Internet_20_link" text:visited-style-name="Visited_20_Internet_20_Link">ess {&lt;ip_address&gt;}</text:a><text:change-end text:change-id="ct51844688"/></text:p>
          </table:table-cell>
          <table:table-cell table:style-name="Table10.A2" office:value-type="string">
            <text:p text:style-name="P49"><text:change-start text:change-id="ct51848112"/>Sets the static LAN (IP) address<text:change-end text:change-id="ct51848112"/></text:p>
          </table:table-cell>
        </table:table-row>
        <table:table-row>
          <table:table-cell table:style-name="Table10.A2" office:value-type="string">
            <text:p text:style-name="P158"><text:change-start text:change-id="ct51845840"/>:CONTrol? (Not implemented in M4)<text:change-end text:change-id="ct51845840"/></text:p>
          </table:table-cell>
          <table:table-cell table:style-name="Table10.A2" office:value-type="string">
            <text:p text:style-name="P57"><text:change-start text:change-id="ct51791968"/>Returns the control connection port<text:change-end text:change-id="ct51791968"/></text:p>
          </table:table-cell>
        </table:table-row>
        <table:table-row>
          <table:table-cell table:style-name="Table10.A2" office:value-type="string">
            <text:p text:style-name="scpi3"><text:change-start text:change-id="ct51795264"/><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1">{&lt;bool&gt;}</text:span></text:a><text:change-end text:change-id="ct51795264"/></text:p>
          </table:table-cell>
          <table:table-cell table:style-name="Table10.A2" office:value-type="string">
            <text:p text:style-name="P49"><text:change-start text:change-id="ct51858272"/>Enables the use of the Dynamic Host Configuration Protocol (DHCP)<text:change-end text:change-id="ct51858272"/></text:p>
          </table:table-cell>
        </table:table-row>
        <table:table-row>
          <table:table-cell table:style-name="Table10.A2" office:value-type="string">
            <text:p text:style-name="P153"><text:change-start text:change-id="ct51861520"/><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2">DNS </text:span></text:a><text:change-end text:change-id="ct51861520"/><text:change-start text:change-id="ct51862992"/><text:a xlink:type="simple" xlink:href="#syst_comm_eth_dns" text:style-name="Internet_20_link" text:visited-style-name="Visited_20_Internet_20_Link"><text:span text:style-name="T72">&lt;ip_address&gt;</text:span></text:a><text:change-end text:change-id="ct51862992"/></text:p>
          </table:table-cell>
          <table:table-cell table:style-name="Table10.A2" office:value-type="string">
            <text:p text:style-name="P51"><text:change-start text:change-id="ct51866432"/>Sets the IP address of the DNS server.<text:change-end text:change-id="ct51866432"/></text:p>
          </table:table-cell>
        </table:table-row>
        <table:table-row>
          <table:table-cell table:style-name="Table10.A2" office:value-type="string">
            <text:p text:style-name="P154"><text:change-start text:change-id="ct51868176"/><text:a xlink:type="simple" xlink:href="#syst_comm_eth_gate" text:style-name="Internet_20_link" text:visited-style-name="Visited_20_Internet_20_Link">:GATEway {&lt;ip_address&gt;}</text:a><text:change-end text:change-id="ct51868176"/></text:p>
          </table:table-cell>
          <table:table-cell table:style-name="Table10.A2" office:value-type="string">
            <text:p text:style-name="P52"><text:change-start text:change-id="ct51869920"/>Sets the IP address of the default gateway<text:change-end text:change-id="ct51869920"/></text:p>
          </table:table-cell>
        </table:table-row>
        <table:table-row>
          <table:table-cell table:style-name="Table10.A2" office:value-type="string">
            <text:p text:style-name="P155"><text:change-start text:change-id="ct51871664"/><text:a xlink:type="simple" xlink:href="#syst_comm_eth_host" text:style-name="Internet_20_link" text:visited-style-name="Visited_20_Internet_20_Link">:HOSTname {&lt;name&gt;}</text:a><text:change-end text:change-id="ct51871664"/></text:p>
          </table:table-cell>
          <table:table-cell table:style-name="Table10.A2" office:value-type="string">
            <text:p text:style-name="P53"><text:change-start text:change-id="ct51872496"/>Sets the host name<text:change-end text:change-id="ct51872496"/></text:p>
          </table:table-cell>
        </table:table-row>
        <table:table-row>
          <table:table-cell table:style-name="Table10.A2" office:value-type="string">
            <text:p text:style-name="scpi3"><text:change-start text:change-id="ct51876176"/><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4">MAC?</text:span></text:a><text:change-end text:change-id="ct51876176"/></text:p>
          </table:table-cell>
          <table:table-cell table:style-name="Table10.A2" office:value-type="string">
            <text:p text:style-name="P54"><text:change-start text:change-id="ct51878640"/>Returns the MAC address<text:change-end text:change-id="ct51878640"/></text:p>
          </table:table-cell>
        </table:table-row>
        <table:table-row>
          <table:table-cell table:style-name="Table10.A2" office:value-type="string">
            <text:p text:style-name="P156"><text:change-start text:change-id="ct51857648"/><text:a xlink:type="simple" xlink:href="#syst_comm_eth_port" text:style-name="Internet_20_link" text:visited-style-name="Visited_20_Internet_20_Link">:PORT {&lt;number&gt;}</text:a><text:change-end text:change-id="ct51857648"/></text:p>
          </table:table-cell>
          <table:table-cell table:style-name="Table10.A2" office:value-type="string">
            <text:p text:style-name="P50"><text:change-start text:change-id="ct51794528"/>Sets the <text:span text:style-name="T81">port number</text:span><text:change-end text:change-id="ct51794528"/></text:p>
          </table:table-cell>
        </table:table-row>
        <table:table-row>
          <table:table-cell table:style-name="Table10.A2" office:value-type="string">
            <text:p text:style-name="P157"><text:change-start text:change-id="ct51862688"/><text:a xlink:type="simple" xlink:href="#syst_comm_eth_smas" text:style-name="Internet_20_link" text:visited-style-name="Visited_20_Internet_20_Link">:SMASk {&lt;mask&gt;}</text:a><text:change-end text:change-id="ct51862688"/></text:p>
          </table:table-cell>
          <table:table-cell table:style-name="Table10.A2" office:value-type="string">
            <text:p text:style-name="P55"><text:change-start text:change-id="ct51862144"/>Sets the static subnet mask<text:change-end text:change-id="ct51862144"/></text:p>
          </table:table-cell>
        </table:table-row>
        <table:table-row>
          <table:table-cell table:style-name="Table10.A2" office:value-type="string">
            <text:p text:style-name="P165"><text:change-start text:change-id="ct51876704"/><text:a xlink:type="simple" xlink:href="#syst_comm_ntp" text:style-name="Internet_20_link" text:visited-style-name="Visited_20_Internet_20_Link">:NTP {&lt;server&gt;}</text:a><text:change-end text:change-id="ct51876704"/></text:p>
          </table:table-cell>
          <table:table-cell table:style-name="Table10.A2" office:value-type="string">
            <text:p text:style-name="P56"><text:change-start text:change-id="ct51888400"/>Set s NTP service server address<text:change-end text:change-id="ct51888400"/></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text:span text:style-name="T15">RLSTate</text:span></text:a><text:a xlink:type="simple" xlink:href="#syst_comm_rlst" text:style-name="Internet_20_link" text:visited-style-name="Visited_20_Internet_20_Link"><text:span text:style-name="T15"> </text:span></text:a><text:a xlink:type="simple" xlink:href="#syst_comm_rlst" text:style-name="Internet_20_link" text:visited-style-name="Visited_20_Internet_20_Link"><text:span text:style-name="T15">{&lt;state&gt;}</text:span></text:a></text:p>
          </table:table-cell>
          <table:table-cell table:style-name="Table10.A2" office:value-type="string">
            <text:p text:style-name="P18">Places the instrument in remote or local mode</text:p>
          </table:table-cell>
        </table:table-row>
        <table:table-row>
          <table:table-cell table:style-name="Table10.A2" office:value-type="string">
            <text:p text:style-name="P164"><text:change-start text:change-id="ct51820864"/>:SERial<text:change-end text:change-id="ct51820864"/></text:p>
          </table:table-cell>
          <table:table-cell table:style-name="Table10.A2" office:value-type="string">
            <text:p text:style-name="P18"/>
          </table:table-cell>
        </table:table-row>
        <table:table-row>
          <table:table-cell table:style-name="Table10.A2" office:value-type="string">
            <text:p text:style-name="scpi3"><text:change-start text:change-id="ct51903360"/><text:a xlink:type="simple" xlink:href="#syst_comm_ser_baud" text:style-name="Internet_20_link" text:visited-style-name="Visited_20_Internet_20_Link">:BAUD {&lt;speed&gt;}</text:a><text:change-end text:change-id="ct51903360"/></text:p>
          </table:table-cell>
          <table:table-cell table:style-name="Table10.A2" office:value-type="string">
            <text:p text:style-name="P58"><text:change-start text:change-id="ct51892560"/>Sets the baud rate<text:change-end text:change-id="ct51892560"/><text:change-start text:change-id="ct51891872"/> (speed)<text:change-end text:change-id="ct51891872"/></text:p>
          </table:table-cell>
        </table:table-row>
        <table:table-row>
          <table:table-cell table:style-name="Table10.A2" office:value-type="string">
            <text:p text:style-name="P159"><text:change-start text:change-id="ct51607344"/><text:a xlink:type="simple" xlink:href="#syst_comm_ser_bits" text:style-name="Internet_20_link" text:visited-style-name="Visited_20_Internet_20_Link">:BITS {&lt;number&gt;}</text:a><text:change-end text:change-id="ct51607344"/></text:p>
          </table:table-cell>
          <table:table-cell table:style-name="Table10.A2" office:value-type="string">
            <text:p text:style-name="P58"><text:change-start text:change-id="ct51893840"/>Sets <text:change-end text:change-id="ct51893840"/><text:change-start text:change-id="ct51983344"/>the data bit numbe<text:span text:style-name="T83">r</text:span><text:span text:style-name="T83"><office:annotation><dc:creator>Denis Kotlar</dc:creator><dc:date>2016-12-26T15:54:37</dc:date><loext:sender-initials>DK</loext:sender-initials><text:p text:style-name="P181"><text:span text:style-name="T85">If supported on Due</text:span></text:p></office:annotation></text:span><text:change-end text:change-id="ct51983344"/></text:p>
          </table:table-cell>
        </table:table-row>
        <table:table-row>
          <table:table-cell table:style-name="Table10.A2" office:value-type="string">
            <text:p text:style-name="P160"><text:change-start text:change-id="ct51964096"/><text:a xlink:type="simple" xlink:href="#syst_comm_ser_par" text:style-name="Internet_20_link" text:visited-style-name="Visited_20_Internet_20_Link">:PARity {&lt;parity&gt;}</text:a><text:change-end text:change-id="ct51964096"/></text:p>
          </table:table-cell>
          <table:table-cell table:style-name="Table10.A2" office:value-type="string">
            <text:p text:style-name="P58"><text:change-start text:change-id="ct51998768"/>Sets the parity mode<text:change-end text:change-id="ct51998768"/><text:change-start text:change-id="ct51818128"/><office:annotation><dc:creator>Denis Kotlar</dc:creator><dc:date>2016-12-26T15:54:47</dc:date><loext:sender-initials>DK</loext:sender-initials><text:p text:style-name="P181"><text:span text:style-name="T85">If supported on Due</text:span></text:p></office:annotation><text:change-end text:change-id="ct51818128"/></text:p>
          </table:table-cell>
        </table:table-row>
        <table:table-row>
          <table:table-cell table:style-name="Table10.A2" office:value-type="string">
            <text:p text:style-name="P161"><text:change-start text:change-id="ct52048816"/><text:a xlink:type="simple" xlink:href="#syst_comm_ser_sbit" text:style-name="Internet_20_link" text:visited-style-name="Visited_20_Internet_20_Link">:SBITs {&lt;number&gt;}</text:a><text:change-end text:change-id="ct52048816"/></text:p>
          </table:table-cell>
          <table:table-cell table:style-name="Table10.A2" office:value-type="string">
            <text:p text:style-name="P59"><text:change-start text:change-id="ct52044496"/>Sets the stop bit<office:annotation><dc:creator>Denis Kotlar</dc:creator><dc:date>2016-12-26T15:54:56</dc:date><loext:sender-initials>DK</loext:sender-initials><text:p text:style-name="P181"><text:span text:style-name="T85">If supported on Due</text:span></text:p></office:annotation> <text:change-end text:change-id="ct52044496"/></text:p>
          </table:table-cell>
        </table:table-row>
        <table:table-row>
          <table:table-cell table:style-name="Table10.A2" office:value-type="string">
            <text:p text:style-name="scpi1"><text:change-start text:change-id="ct51917696"/>:<text:change-end text:change-id="ct51917696"/>CPU</text:p>
          </table:table-cell>
          <table:table-cell table:style-name="Table10.A2" office:value-type="string">
            <text:p text:style-name="P8"/>
          </table:table-cell>
        </table:table-row>
        <text:soft-page-break/>
        <table:table-row>
          <table:table-cell table:style-name="Table10.A2" office:value-type="string">
            <text:p text:style-name="scpi2">:INFOrmation</text:p>
          </table:table-cell>
          <table:table-cell table:style-name="Table10.A2" office:value-type="string">
            <text:p text:style-name="P8"/>
          </table:table-cell>
        </table:table-row>
        <table:table-row>
          <table:table-cell table:style-name="Table10.A2" office:value-type="string">
            <text:p text:style-name="scpi3">:ETHernet</text:p>
          </table:table-cell>
          <table:table-cell table:style-name="Table10.A2" office:value-type="string">
            <text:p text:style-name="P8"/>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8">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8"/>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8">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8">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8">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8">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8">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8">Sets the date of the system clock</text:p>
          </table:table-cell>
        </table:table-row>
        <table:table-row>
          <table:table-cell table:style-name="Table10.A2" office:value-type="string">
            <text:p text:style-name="scpi1">:ERRor</text:p>
          </table:table-cell>
          <table:table-cell table:style-name="Table10.A2" office:value-type="string">
            <text:p text:style-name="P8"/>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8">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8">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text:span text:style-name="T44">KLOCk</text:span></text:a></text:p>
          </table:table-cell>
          <table:table-cell table:style-name="Table10.A2" office:value-type="string">
            <text:p text:style-name="P37">Disables front panel [lock/unlock] <text:span text:style-name="T45">icon</text:spa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text:span text:style-name="T16">LOCal</text:span></text:a></text:p>
          </table:table-cell>
          <table:table-cell table:style-name="Table10.A2" office:value-type="string">
            <text:p text:style-name="P36"><text:span text:style-name="T42">P</text:span>laces the PSU in the local mode</text:p>
          </table:table-cell>
        </table:table-row>
        <table:table-row>
          <table:table-cell table:style-name="Table10.A2" office:value-type="string">
            <text:p text:style-name="scpi1">:<text:span text:style-name="T17">PASSword</text:span></text:p>
          </table:table-cell>
          <table:table-cell table:style-name="Table10.A2" office:value-type="string">
            <text:p text:style-name="P17"/>
          </table:table-cell>
        </table:table-row>
        <table:table-row>
          <table:table-cell table:style-name="Table10.A2" office:value-type="string">
            <text:p text:style-name="scpi2">:<text:span text:style-name="T51">CALibration</text:span></text:p>
          </table:table-cell>
          <table:table-cell table:style-name="Table10.A2" office:value-type="string">
            <text:p text:style-name="P19"/>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9">Resets the <text:span text:style-name="T19">calibration</text:span> password to <text:span text:style-name="T3">initial</text:span> value</text:p>
          </table:table-cell>
        </table:table-row>
        <table:table-row>
          <table:table-cell table:style-name="Table10.A2" office:value-type="string">
            <text:p text:style-name="scpi2">:<text:span text:style-name="T51">FPANel</text:span></text:p>
          </table:table-cell>
          <table:table-cell table:style-name="Table10.A2" office:value-type="string">
            <text:p text:style-name="P18"/>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7">RESet</text:span></text:a></text:p>
          </table:table-cell>
          <table:table-cell table:style-name="Table10.A2" office:value-type="string">
            <text:p text:style-name="P18">Resets the front panel lock password to <text:span text:style-name="T3">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text:span text:style-name="T18">NEW {&lt;old&gt;, &lt;new&gt;}</text:span></text:a></text:p>
          </table:table-cell>
          <table:table-cell table:style-name="Table10.A2" office:value-type="string">
            <text:p text:style-name="P20">Changes <text:span text:style-name="T43">system</text:span>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7">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8">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8">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text:span text:style-name="T16">REMot</text:span></text:a><text:a xlink:type="simple" xlink:href="#syst_rem" text:style-name="Internet_20_link" text:visited-style-name="Visited_20_Internet_20_Link"><text:span text:style-name="T16">e</text:span></text:a></text:p>
          </table:table-cell>
          <table:table-cell table:style-name="Table10.A2" office:value-type="string">
            <text:p text:style-name="P36"><text:span text:style-name="T42">P</text:span>laces the PSU in the <text:span text:style-name="T42">remote</text:span>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text:span text:style-name="T20">RWLock</text:span></text:a></text:p>
          </table:table-cell>
          <table:table-cell table:style-name="Table10.A2" office:value-type="string">
            <text:p text:style-name="P36"><text:span text:style-name="T42">P</text:span>laces the PSU in the <text:span text:style-name="T42">remote</text:span> mode <text:span text:style-name="T48">and disables front panel [lock/unlock] icon</text:span></text:p>
          </table:table-cell>
        </table:table-row>
        <table:table-row>
          <table:table-cell table:style-name="Table10.A2" office:value-type="string">
            <text:p text:style-name="scpi1">:TEMPerature</text:p>
          </table:table-cell>
          <table:table-cell table:style-name="Table10.A2" office:value-type="string">
            <text:p text:style-name="P8"/>
          </table:table-cell>
        </table:table-row>
        <table:table-row>
          <table:table-cell table:style-name="Table10.A2" office:value-type="string">
            <text:p text:style-name="scpi2">:PROTection </text:p>
          </table:table-cell>
          <table:table-cell table:style-name="Table10.A2" office:value-type="string">
            <text:p text:style-name="P8"/>
          </table:table-cell>
        </table:table-row>
        <table:table-row>
          <table:table-cell table:style-name="Table10.A2" office:value-type="string">
            <text:p text:style-name="scpi3">[:HIGH]</text:p>
          </table:table-cell>
          <table:table-cell table:style-name="Table10.A2" office:value-type="string">
            <text:p text:style-name="P8"/>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8">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8">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8"/>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8">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8">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8">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8">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8">Returns the SCPI version number</text:p>
          </table:table-cell>
        </table:table-row>
      </table:table>
      <text:list xml:id="list160359158898594"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8">Syntax</text:p>
          </table:table-cell>
          <table:table-cell table:style-name="Table80.A1" office:value-type="string">
            <text:p text:style-name="cmd_5f_root">SYSTem:BEEPer[:IMMediate]</text:p>
          </table:table-cell>
        </table:table-row>
        <table:table-row>
          <table:table-cell table:style-name="Table80.A1" office:value-type="string">
            <text:p text:style-name="P8">Description</text:p>
          </table:table-cell>
          <table:table-cell table:style-name="Table80.A1" office:value-type="string">
            <text:p text:style-name="P8">This command issues a single beep immediately.</text:p>
          </table:table-cell>
        </table:table-row>
        <table:table-row>
          <table:table-cell table:style-name="Table80.A1" office:value-type="string">
            <text:p text:style-name="P86"><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60357392567370" text:continue-numbering="true" text:style-name="Outline">
        <text:list-item>
          <text:list>
            <text:list-item>
              <text:list>
                <text:list-item>
                  <text:h text:style-name="P168" text:outline-level="3"><text:bookmark text:name="syst_beep_key_stat"/>SYSTem:BEEPer:<text:span text:style-name="T58">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9">Syntax</text:p>
          </table:table-cell>
          <table:table-cell table:style-name="Table26.A1" table:number-columns-spanned="4" office:value-type="string">
            <text:p text:style-name="P118">SYSTem:BEEPer:<text:span text:style-name="T58">KEY:</text:span>STATe {&lt;bool&gt;} <text:span text:style-name="T60">(not implemented in M3)</text:span></text:p>
            <text:p text:style-name="P117">SYSTem:BEEPer:<text:span text:style-name="T58">KEY:</text:span>STATe?</text:p>
          </table:table-cell>
          <table:covered-table-cell/>
          <table:covered-table-cell/>
          <table:covered-table-cell/>
        </table:table-row>
        <table:table-row>
          <table:table-cell table:style-name="Table26.A1" office:value-type="string">
            <text:p text:style-name="P39">Description</text:p>
          </table:table-cell>
          <table:table-cell table:style-name="Table26.A1" table:number-columns-spanned="4" office:value-type="string">
            <text:p text:style-name="P40">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9">Parameters</text:p>
          </table:table-cell>
          <table:table-cell table:style-name="Table26.B3" office:value-type="string">
            <text:p text:style-name="P12">Name</text:p>
          </table:table-cell>
          <table:table-cell table:style-name="Table26.B3" office:value-type="string">
            <text:p text:style-name="P12">Type</text:p>
          </table:table-cell>
          <table:table-cell table:style-name="Table26.B3" office:value-type="string">
            <text:p text:style-name="P12">Range</text:p>
          </table:table-cell>
          <table:table-cell table:style-name="Table26.B3" office:value-type="string">
            <text:p text:style-name="P12">Default</text:p>
          </table:table-cell>
        </table:table-row>
        <table:table-row>
          <table:covered-table-cell/>
          <table:table-cell table:style-name="Table26.A1" office:value-type="string">
            <text:p text:style-name="P7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8">FF</text:span></text:p>
          </table:table-cell>
        </table:table-row>
        <table:table-row>
          <table:table-cell table:style-name="Table26.A1" office:value-type="string">
            <text:p text:style-name="P104"><text:span text:style-name="T9">Usage</text:span><text:span text:style-name="T10"> </text:span><text:span text:style-name="T9">example</text:span></text:p>
          </table:table-cell>
          <table:table-cell table:style-name="Table26.A1" table:number-columns-spanned="4" office:value-type="string">
            <text:p text:style-name="P136">SYST:BEEP:<text:span text:style-name="T59">KEY:</text:span>STAT ON</text:p>
          </table:table-cell>
          <table:covered-table-cell/>
          <table:covered-table-cell/>
          <table:covered-table-cell/>
        </table:table-row>
        <table:table-row>
          <table:table-cell table:style-name="Table26.A1" office:value-type="string">
            <text:p text:style-name="P104">Related Commands</text:p>
          </table:table-cell>
          <table:table-cell table:style-name="Table26.A1" table:number-columns-spanned="4" office:value-type="string">
            <text:p text:style-name="P76">SYSTem:BEEPer[:IMMediate]</text:p>
            <text:p text:style-name="P76">SYSTem:<text:span text:style-name="T59">BEEPer:STATe</text:span></text:p>
          </table:table-cell>
          <table:covered-table-cell/>
          <table:covered-table-cell/>
          <table:covered-table-cell/>
        </table:table-row>
      </table:table>
      <text:list xml:id="list160359364750712" text:continue-numbering="true" text:style-name="Outline">
        <text:list-item>
          <text:list>
            <text:list-item>
              <text:list>
                <text:list-item>
                  <text:h text:style-name="P168"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8">Description</text:p>
          </table:table-cell>
          <table:table-cell table:style-name="Table81.A1" table:number-columns-spanned="4" office:value-type="string">
            <text:p text:style-name="P8">When the beeper is enabled, the PSU generates audible sound in any of the following situations:</text:p>
            <text:list xml:id="list2496672419789863427"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8">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86"><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86">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60358329044041" text:continue-list="list16035936475071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8">Syntax</text:p>
          </table:table-cell>
          <table:table-cell table:style-name="Table36.A1" office:value-type="string">
            <text:p text:style-name="cmd_5f_root">SYSTem:CAPability?</text:p>
          </table:table-cell>
        </table:table-row>
        <table:table-row>
          <table:table-cell table:style-name="Table36.A1" office:value-type="string">
            <text:p text:style-name="P8">Description</text:p>
          </table:table-cell>
          <table:table-cell table:style-name="Table36.A1" office:value-type="string">
            <text:p text:style-name="Standard">This query returns the PSU’s capabilities and outputs the appropriate specifiers.</text:p>
            <text:p text:style-name="P8">See also SCPI Volume 4: Section 7.1, 1.4.1, 7.2.1, 7.2.2, and 7.2.3</text:p>
          </table:table-cell>
        </table:table-row>
        <table:table-row>
          <table:table-cell table:style-name="Table36.A1" office:value-type="string">
            <text:p text:style-name="P86"><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0358272790716"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8">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8">Description</text:p>
          </table:table-cell>
          <table:table-cell table:style-name="Table1.A1" office:value-type="string">
            <text:p text:style-name="P8">This query returns the number of output channels in a mainframe.</text:p>
          </table:table-cell>
        </table:table-row>
        <table:table-row>
          <table:table-cell table:style-name="Table1.A1" office:value-type="string">
            <text:p text:style-name="P86"><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86">Related Commands</text:p>
          </table:table-cell>
          <table:table-cell table:style-name="Table1.A1" office:value-type="string">
            <text:p text:style-name="cmd_5f_code">INSTrument[:SELect]</text:p>
            <text:p text:style-name="cmd_5f_code">INSTrument:NSELect</text:p>
          </table:table-cell>
        </table:table-row>
      </table:table>
      <text:list xml:id="list160358353073387"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8">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8">Description</text:p>
          </table:table-cell>
          <table:table-cell table:style-name="Table3.A1" table:number-columns-spanned="4" office:value-type="string">
            <text:p text:style-name="P8">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8">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86"><text:span text:style-name="T9">Usage</text:span><text:span text:style-name="T10"> </text:span><text:span text:style-name="T9">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60358002883802"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8">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8">Description</text:p>
          </table:table-cell>
          <table:table-cell table:style-name="Table12.A1" table:number-columns-spanned="4" office:value-type="string">
            <text:p text:style-name="P8">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8">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86"><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60358667897185"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8">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8">Description</text:p>
          </table:table-cell>
          <table:table-cell table:style-name="Table13.A1" table:number-columns-spanned="4" office:value-type="string">
            <text:p text:style-name="P8">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8">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86"><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6035850277394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8">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8">Description</text:p>
          </table:table-cell>
          <table:table-cell table:style-name="Table4.A1" table:number-columns-spanned="4" office:value-type="string">
            <text:p text:style-name="P8">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8">Parameters</text:p>
          </table:table-cell>
          <table:table-cell table:style-name="Table4.B3" office:value-type="string">
            <text:p text:style-name="P61">Name</text:p>
          </table:table-cell>
          <table:table-cell table:style-name="Table4.B3" office:value-type="string">
            <text:p text:style-name="P61">Type</text:p>
          </table:table-cell>
          <table:table-cell table:style-name="Table4.B3" office:value-type="string">
            <text:p text:style-name="P61">Range</text:p>
          </table:table-cell>
          <table:table-cell table:style-name="Table4.B3" office:value-type="string">
            <text:p text:style-name="P61">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86"><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60358529039891"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8">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8">Description</text:p>
          </table:table-cell>
          <table:table-cell table:style-name="Table6.A1" table:number-columns-spanned="4" office:value-type="string">
            <text:p text:style-name="P8">This query returns names of all channel board functionality that can be controlled by firmware. Depending of the board model (see the SYSTem:CHANnel:MODel? query) various combination of the following features can be returned:</text:p>
            <text:list xml:id="list160358464920784" text:continue-list="list2496672419789863427"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2">of the channel mode of operation (see [SOURce[&lt;n&gt;]]:POWer:LIMit)</text:span></text:p>
              </text:list-item>
              <text:list-item>
                <text:p text:style-name="P180">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8">Parameters</text:p>
          </table:table-cell>
          <table:table-cell table:style-name="Table6.B3" office:value-type="string">
            <text:p text:style-name="P61">Name</text:p>
          </table:table-cell>
          <table:table-cell table:style-name="Table6.B3" office:value-type="string">
            <text:p text:style-name="P61">Type</text:p>
          </table:table-cell>
          <table:table-cell table:style-name="Table6.B3" office:value-type="string">
            <text:p text:style-name="P61">Range</text:p>
          </table:table-cell>
          <table:table-cell table:style-name="Table6.B3" office:value-type="string">
            <text:p text:style-name="P61">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86"><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86">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60358712824109" text:continue-list="list160358529039891"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8">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8">Description</text:p>
          </table:table-cell>
          <table:table-cell table:style-name="Table5.A1" table:number-columns-spanned="4" office:value-type="string">
            <text:p text:style-name="P8">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8">Parameters</text:p>
          </table:table-cell>
          <table:table-cell table:style-name="Table5.B3" office:value-type="string">
            <text:p text:style-name="P61">Name</text:p>
          </table:table-cell>
          <table:table-cell table:style-name="Table5.B3" office:value-type="string">
            <text:p text:style-name="P61">Type</text:p>
          </table:table-cell>
          <table:table-cell table:style-name="Table5.B3" office:value-type="string">
            <text:p text:style-name="P61">Range</text:p>
          </table:table-cell>
          <table:table-cell table:style-name="Table5.B3" office:value-type="string">
            <text:p text:style-name="P61">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86"><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0358073017480"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8">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8">Description</text:p>
          </table:table-cell>
          <table:table-cell table:style-name="Table2.A1" table:number-columns-spanned="4" office:value-type="string">
            <text:p text:style-name="P8">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8">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86"><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60358848479703" text:continue-numbering="true" text:style-name="Outline">
        <text:list-item>
          <text:list>
            <text:list-item>
              <text:list>
                <text:list-item>
                  <text:h text:style-name="P169" text:outline-level="3"><text:bookmark text:name="syst_comm_enab"/><text:change-start text:change-id="ct52599216"/>SYSTem:COMMunicate:<text:span text:style-name="T61">E</text:span><text:span text:style-name="T62">NA</text:span><text:span text:style-name="T63">B</text:span><text:span text:style-name="T62">le</text:span><text:change-end text:change-id="ct52599216"/></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3"><text:change-start text:change-id="ct52598624"/>Syntax<text:change-end text:change-id="ct52598624"/></text:p>
          </table:table-cell>
          <table:table-cell table:style-name="Table38.A1" table:number-columns-spanned="4" office:value-type="string">
            <text:p text:style-name="P121"><text:change-start text:change-id="ct52591888"/>SYSTem:COMMunicate:<text:span text:style-name="T64">ENABle</text:span> {&lt;bool&gt;, <text:span text:style-name="T65">&lt;interface&gt;</text:span>}</text:p>
            <text:p text:style-name="P121">SYSTem:COMMunicate:<text:span text:style-name="T64">ENABle</text:span>? <text:span text:style-name="T65">{&lt;bool&gt;, &lt;innterface&gt;}</text:span><text:change-end text:change-id="ct52591888"/></text:p>
          </table:table-cell>
          <table:covered-table-cell/>
          <table:covered-table-cell/>
          <table:covered-table-cell/>
        </table:table-row>
        <table:table-row>
          <table:table-cell table:style-name="Table38.A1" office:value-type="string">
            <text:p text:style-name="P43"><text:change-start text:change-id="ct52142064"/>Description<text:change-end text:change-id="ct52142064"/></text:p>
          </table:table-cell>
          <table:table-cell table:style-name="Table38.A1" table:number-columns-spanned="4" office:value-type="string">
            <text:p text:style-name="P82"><text:change-start text:change-id="ct52608512"/>Enables or disables the remote interface Serial (via USB), Ethernet, <text:span text:style-name="T75">NTP service, or </text:span>the remote service Sockets. The setting is effective after rebooting the PSU. This command setting is not changed by power off or the *RST command.</text:p>
            <text:p text:style-name="P82"/>
            <text:p text:style-name="note"><text:span text:style-name="T67">R</text:span>emote service Sockets <text:span text:style-name="T67">is not supported in M4</text:span><text:change-end text:change-id="ct52608512"/></text:p>
          </table:table-cell>
          <table:covered-table-cell/>
          <table:covered-table-cell/>
          <table:covered-table-cell/>
        </table:table-row>
        <table:table-row>
          <table:table-cell table:style-name="Table38.A1" office:value-type="string">
            <text:p text:style-name="P43"><text:change-start text:change-id="ct52610592"/>Return<text:change-end text:change-id="ct52610592"/></text:p>
          </table:table-cell>
          <table:table-cell table:style-name="Table38.A1" table:number-columns-spanned="4" office:value-type="string">
            <text:p text:style-name="P44"><text:change-start text:change-id="ct52612768"/>This query returns the <text:span text:style-name="T68">status of the selected interface that could be 0 </text:span><text:change-end text:change-id="ct52612768"/><text:change-start text:change-id="ct52613296"/><text:span text:style-name="T68">(OFF) or 1 (ON).</text:span><text:change-end text:change-id="ct52613296"/></text:p>
          </table:table-cell>
          <table:covered-table-cell/>
          <table:covered-table-cell/>
          <table:covered-table-cell/>
        </table:table-row>
        <table:table-row>
          <table:table-cell table:style-name="Table38.A1" table:number-rows-spanned="2" office:value-type="string">
            <text:p text:style-name="P43"><text:change-start text:change-id="ct52615840"/>Parameters<text:change-end text:change-id="ct52615840"/></text:p>
          </table:table-cell>
          <table:table-cell table:style-name="Table38.B4" office:value-type="string">
            <text:p text:style-name="P15"><text:change-start text:change-id="ct52617440"/>Name<text:change-end text:change-id="ct52617440"/></text:p>
          </table:table-cell>
          <table:table-cell table:style-name="Table38.B4" office:value-type="string">
            <text:p text:style-name="P15"><text:change-start text:change-id="ct52619728"/>Type<text:change-end text:change-id="ct52619728"/></text:p>
          </table:table-cell>
          <table:table-cell table:style-name="Table38.B4" office:value-type="string">
            <text:p text:style-name="P15"><text:change-start text:change-id="ct52621552"/>Range<text:change-end text:change-id="ct52621552"/></text:p>
          </table:table-cell>
          <table:table-cell table:style-name="Table38.B4" office:value-type="string">
            <text:p text:style-name="P15"><text:change-start text:change-id="ct52623376"/>Default<text:change-end text:change-id="ct52623376"/></text:p>
          </table:table-cell>
        </table:table-row>
        <table:table-row>
          <table:covered-table-cell/>
          <table:table-cell table:style-name="Table38.A1" office:value-type="string">
            <text:p text:style-name="P79"><text:change-start text:change-id="ct52625200"/>&lt;bool&gt;<text:change-end text:change-id="ct52625200"/></text:p>
          </table:table-cell>
          <table:table-cell table:style-name="Table38.A1" office:value-type="string">
            <text:p text:style-name="P6"><text:change-start text:change-id="ct52626944"/>Discrete<text:change-end text:change-id="ct52626944"/></text:p>
          </table:table-cell>
          <table:table-cell table:style-name="Table38.A1" office:value-type="string">
            <text:p text:style-name="P79"><text:change-start text:change-id="ct52628688"/>ON|OFF|0|1<text:change-end text:change-id="ct52628688"/></text:p>
          </table:table-cell>
          <table:table-cell table:style-name="Table38.A1" office:value-type="string">
            <text:p text:style-name="P62"><text:change-start text:change-id="ct52630432"/>–<text:change-end text:change-id="ct52630432"/></text:p>
          </table:table-cell>
        </table:table-row>
        <table:table-row>
          <table:table-cell table:style-name="Table38.A1" office:value-type="string">
            <text:p text:style-name="P79"/>
          </table:table-cell>
          <table:table-cell table:style-name="Table38.A1" office:value-type="string">
            <text:p text:style-name="P80"><text:change-start text:change-id="ct52633696"/>&lt;interface&gt;<text:change-end text:change-id="ct52633696"/></text:p>
          </table:table-cell>
          <table:table-cell table:style-name="Table38.A1" office:value-type="string">
            <text:p text:style-name="P81"><text:change-start text:change-id="ct52635440"/>Discrete<text:change-end text:change-id="ct52635440"/></text:p>
          </table:table-cell>
          <table:table-cell table:style-name="Table38.A1" office:value-type="string">
            <text:p text:style-name="P80"><text:change-start text:change-id="ct52637184"/>SERial|ETHernet<text:change-end text:change-id="ct52637184"/><text:change-start text:change-id="ct52637536"/><text:span text:style-name="T75">|NTP</text:span><text:change-end text:change-id="ct52637536"/><text:change-start text:change-id="ct52638256"/><text:span text:style-name="T75">|SOCKets</text:span><text:change-end text:change-id="ct52638256"/></text:p>
          </table:table-cell>
          <table:table-cell table:style-name="Table38.A1" office:value-type="string">
            <text:p text:style-name="P63"><text:change-start text:change-id="ct52640000"/>–<text:change-end text:change-id="ct52640000"/></text:p>
          </table:table-cell>
        </table:table-row>
        <table:table-row>
          <table:table-cell table:style-name="Table38.A1" office:value-type="string">
            <text:p text:style-name="P107"><text:change-start text:change-id="ct52643088"/><text:span text:style-name="T9">Usage</text:span><text:span text:style-name="T10"> </text:span><text:span text:style-name="T9">example</text:span><text:change-end text:change-id="ct52643088"/></text:p>
          </table:table-cell>
          <table:table-cell table:style-name="Table38.A1" table:number-columns-spanned="4" office:value-type="string">
            <text:p text:style-name="P139"><text:change-start text:change-id="ct52645232"/>SYST:COMM:<text:span text:style-name="T66">ENAB 1, ETH</text:span></text:p>
            <text:p text:style-name="P140">SYST:COMM:ENA<text:span text:style-name="T70">B</text:span> 0, SER<text:change-end text:change-id="ct52645232"/></text:p>
          </table:table-cell>
          <table:covered-table-cell/>
          <table:covered-table-cell/>
          <table:covered-table-cell/>
        </table:table-row>
        <table:table-row>
          <table:table-cell table:style-name="Table38.A1" office:value-type="string">
            <text:p text:style-name="P107"><text:change-start text:change-id="ct52647216"/>Errors<text:change-end text:change-id="ct52647216"/></text:p>
          </table:table-cell>
          <table:table-cell table:style-name="Table38.A1" table:number-columns-spanned="4" office:value-type="string">
            <text:p text:style-name="P43"/>
          </table:table-cell>
          <table:covered-table-cell/>
          <table:covered-table-cell/>
          <table:covered-table-cell/>
        </table:table-row>
        <table:table-row>
          <table:table-cell table:style-name="Table38.A1" office:value-type="string">
            <text:p text:style-name="P107"><text:change-start text:change-id="ct52651280"/>Related Commands<text:change-end text:change-id="ct52651280"/></text:p>
          </table:table-cell>
          <table:table-cell table:style-name="Table38.A1" table:number-columns-spanned="4" office:value-type="string">
            <text:p text:style-name="P43"/>
          </table:table-cell>
          <table:covered-table-cell/>
          <table:covered-table-cell/>
          <table:covered-table-cell/>
        </table:table-row>
      </table:table>
      <text:list xml:id="list160358244425876" text:continue-numbering="true" text:style-name="Outline">
        <text:list-item>
          <text:list>
            <text:list-item>
              <text:list>
                <text:list-item>
                  <text:h text:style-name="P170" text:outline-level="3"><text:bookmark text:name="syst_comm_eth_addr"/><text:change-start text:change-id="ct52697488"/>SYSTem:COMMunicate:<text:span text:style-name="T5">ETHernet :</text:span>AD<text:span text:style-name="T80">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7">Syntax</text:p>
          </table:table-cell>
          <table:table-cell table:style-name="Table31.A1" table:number-columns-spanned="4" office:value-type="string">
            <text:p text:style-name="P122">SYSTem:COMMunicate:<text:span text:style-name="T4">ETHernet</text:span>:<text:span text:style-name="T80">ADDRess</text:span> {&lt;ip_address&gt;}</text:p>
            <text:p text:style-name="P122">SYSTem:COMMunicate:<text:span text:style-name="T4">ETHernet</text:span>:<text:span text:style-name="T80">ADDRess</text:span>?</text:p>
          </table:table-cell>
          <table:covered-table-cell/>
          <table:covered-table-cell/>
          <table:covered-table-cell/>
        </table:table-row>
        <table:table-row>
          <table:table-cell table:style-name="Table31.A1" office:value-type="string">
            <text:p text:style-name="P47">Description</text:p>
          </table:table-cell>
          <table:table-cell table:style-name="Table31.A1" table:number-columns-spanned="4" office:value-type="string">
            <text:p text:style-name="P85">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47">Return</text:p>
          </table:table-cell>
          <table:table-cell table:style-name="Table31.A1" table:number-columns-spanned="4" office:value-type="string">
            <text:p text:style-name="P85">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47">Parameters</text:p>
          </table:table-cell>
          <table:table-cell table:style-name="Table31.B4" office:value-type="string">
            <text:p text:style-name="P16">Name</text:p>
          </table:table-cell>
          <table:table-cell table:style-name="Table31.B4" office:value-type="string">
            <text:p text:style-name="P16">Type</text:p>
          </table:table-cell>
          <table:table-cell table:style-name="Table31.B4" office:value-type="string">
            <text:p text:style-name="P16">Range</text:p>
          </table:table-cell>
          <table:table-cell table:style-name="Table31.B4" office:value-type="string">
            <text:p text:style-name="P16">Default</text:p>
          </table:table-cell>
        </table:table-row>
        <table:table-row>
          <table:covered-table-cell/>
          <table:table-cell table:style-name="Table31.A1" office:value-type="string">
            <text:p text:style-name="P85">&lt;ip_address&gt;</text:p>
          </table:table-cell>
          <table:table-cell table:style-name="Table31.A1" office:value-type="string">
            <text:p text:style-name="P7">Quoted string</text:p>
          </table:table-cell>
          <table:table-cell table:style-name="Table31.A1" office:value-type="string">
            <text:p text:style-name="P85">15 characters max. formatted as four groups of up to 3 digits (range 0–255), separated by "."</text:p>
          </table:table-cell>
          <table:table-cell table:style-name="Table31.A1" office:value-type="string">
            <text:p text:style-name="P7">–</text:p>
          </table:table-cell>
        </table:table-row>
        <table:table-row>
          <table:table-cell table:style-name="Table31.A1" office:value-type="string">
            <text:p text:style-name="P108"><text:span text:style-name="T9">Usage</text:span><text:span text:style-name="T10"> </text:span><text:span text:style-name="T9">example</text:span></text:p>
          </table:table-cell>
          <table:table-cell table:style-name="Table31.A1" table:number-columns-spanned="4" office:value-type="string">
            <text:p text:style-name="P142">SYST:COMM:ETH:AD<text:span text:style-name="T80">DR</text:span>?</text:p>
            <text:p text:style-name="P149">192.168.5.55</text:p>
          </table:table-cell>
          <table:covered-table-cell/>
          <table:covered-table-cell/>
          <table:covered-table-cell/>
        </table:table-row>
        <table:table-row>
          <table:table-cell table:style-name="Table31.A1" office:value-type="string">
            <text:p text:style-name="P108">Errors</text:p>
          </table:table-cell>
          <table:table-cell table:style-name="Table31.A1" table:number-columns-spanned="4" office:value-type="string">
            <text:p text:style-name="P47"/>
          </table:table-cell>
          <table:covered-table-cell/>
          <table:covered-table-cell/>
          <table:covered-table-cell/>
        </table:table-row>
        <table:table-row>
          <table:table-cell table:style-name="Table31.A1" office:value-type="string">
            <text:p text:style-name="P108">Related Commands</text:p>
          </table:table-cell>
          <table:table-cell table:style-name="Table31.A1" table:number-columns-spanned="4" office:value-type="string">
            <text:p text:style-name="P47">SYSTem:COMMunicate:ETHernet:DHCP</text:p>
          </table:table-cell>
          <table:covered-table-cell/>
          <table:covered-table-cell/>
          <table:covered-table-cell/>
        </table:table-row>
      </table:table>
      <text:list xml:id="list160359354181097" text:continue-numbering="true" text:style-name="Outline">
        <text:list-item>
          <text:list>
            <text:list-item>
              <text:list>
                <text:list-item>
                  <text:h text:style-name="P170" text:outline-level="3"><text:bookmark text:name="syst_comm_eth_dhcp"/><text:change-end text:change-id="ct52697488"/><text:change-start text:change-id="ct52859616"/>SYSTem:COMMunicate:<text:span text:style-name="T61">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2">Syntax</text:p>
          </table:table-cell>
          <table:table-cell table:style-name="Table27.A1" table:number-columns-spanned="4" office:value-type="string">
            <text:p text:style-name="P120">SYSTem:COMMunicate:<text:span text:style-name="T4">ETHernet</text:span>:DHCP {&lt;bool&gt;}</text:p>
            <text:p text:style-name="P120">SYSTem:COMMunicate:<text:span text:style-name="T4">ETHernet</text:span>:DHCP?</text:p>
          </table:table-cell>
          <table:covered-table-cell/>
          <table:covered-table-cell/>
          <table:covered-table-cell/>
        </table:table-row>
        <table:table-row>
          <table:table-cell table:style-name="Table27.A1" office:value-type="string">
            <text:p text:style-name="P42">Description</text:p>
          </table:table-cell>
          <table:table-cell table:style-name="Table27.A1" table:number-columns-spanned="4" office:value-type="string">
            <text:p text:style-name="P78">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2">Return</text:p>
          </table:table-cell>
          <table:table-cell table:style-name="Table27.A1" table:number-columns-spanned="4" office:value-type="string">
            <text:p text:style-name="P78">Query the status of the DHCP mode.</text:p>
          </table:table-cell>
          <table:covered-table-cell/>
          <table:covered-table-cell/>
          <table:covered-table-cell/>
        </table:table-row>
        <table:table-row>
          <table:table-cell table:style-name="Table27.A1" table:number-rows-spanned="2" office:value-type="string">
            <text:p text:style-name="P42">Parameters</text:p>
          </table:table-cell>
          <table:table-cell table:style-name="Table27.B4" office:value-type="string">
            <text:p text:style-name="P14">Name</text:p>
          </table:table-cell>
          <table:table-cell table:style-name="Table27.B4" office:value-type="string">
            <text:p text:style-name="P14">Type</text:p>
          </table:table-cell>
          <table:table-cell table:style-name="Table27.B4" office:value-type="string">
            <text:p text:style-name="P14">Range</text:p>
          </table:table-cell>
          <table:table-cell table:style-name="Table27.B4" office:value-type="string">
            <text:p text:style-name="P14">Default</text:p>
          </table:table-cell>
        </table:table-row>
        <table:table-row>
          <table:covered-table-cell/>
          <table:table-cell table:style-name="Table27.A1" office:value-type="string">
            <text:p text:style-name="P78">&lt;bool&gt;</text:p>
          </table:table-cell>
          <table:table-cell table:style-name="Table27.A1" office:value-type="string">
            <text:p text:style-name="P5">Discrete</text:p>
          </table:table-cell>
          <table:table-cell table:style-name="Table27.A1" office:value-type="string">
            <text:p text:style-name="P78">ON|OFF|0|1</text:p>
          </table:table-cell>
          <table:table-cell table:style-name="Table27.A1" office:value-type="string">
            <text:p text:style-name="P5">ON</text:p>
          </table:table-cell>
        </table:table-row>
        <text:soft-page-break/>
        <table:table-row>
          <table:table-cell table:style-name="Table27.A1" office:value-type="string">
            <text:p text:style-name="P106"><text:span text:style-name="T9">Usage</text:span><text:span text:style-name="T10"> </text:span><text:span text:style-name="T9">example</text:span></text:p>
          </table:table-cell>
          <table:table-cell table:style-name="Table27.A1" table:number-columns-spanned="4" office:value-type="string">
            <text:p text:style-name="P138">SYST:COMM:ETH:DHCP?</text:p>
            <text:p text:style-name="P147">1</text:p>
          </table:table-cell>
          <table:covered-table-cell/>
          <table:covered-table-cell/>
          <table:covered-table-cell/>
        </table:table-row>
        <table:table-row>
          <table:table-cell table:style-name="Table27.A1" office:value-type="string">
            <text:p text:style-name="P106">Errors</text:p>
          </table:table-cell>
          <table:table-cell table:style-name="Table27.A1" table:number-columns-spanned="4" office:value-type="string">
            <text:p text:style-name="P42"/>
          </table:table-cell>
          <table:covered-table-cell/>
          <table:covered-table-cell/>
          <table:covered-table-cell/>
        </table:table-row>
        <table:table-row>
          <table:table-cell table:style-name="Table27.A1" office:value-type="string">
            <text:p text:style-name="P106">Related Commands</text:p>
          </table:table-cell>
          <table:table-cell table:style-name="Table27.A1" table:number-columns-spanned="4" office:value-type="string">
            <text:p text:style-name="P42"/>
          </table:table-cell>
          <table:covered-table-cell/>
          <table:covered-table-cell/>
          <table:covered-table-cell/>
        </table:table-row>
      </table:table>
      <text:list xml:id="list160359270185247" text:continue-numbering="true" text:style-name="Outline">
        <text:list-item>
          <text:list>
            <text:list-item>
              <text:list>
                <text:list-item>
                  <text:h text:style-name="P171" text:outline-level="3"><text:bookmark text:name="syst_comm_eth_dns"/>SYSTem:COMMunicate:<text:span text:style-name="T61">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2">Syntax</text:p>
          </table:table-cell>
          <table:table-cell table:style-name="Table28.A1" table:number-columns-spanned="4" office:value-type="string">
            <text:p text:style-name="P120">SYSTem:COMMunicate:<text:span text:style-name="T4">ETHernet</text:span>:DNS {&lt;ip_address&gt;}</text:p>
            <text:p text:style-name="P120">SYSTem:COMMunicate:<text:span text:style-name="T4">ETHernet</text:span>:DNS?</text:p>
          </table:table-cell>
          <table:covered-table-cell/>
          <table:covered-table-cell/>
          <table:covered-table-cell/>
        </table:table-row>
        <table:table-row>
          <table:table-cell table:style-name="Table28.A1" office:value-type="string">
            <text:p text:style-name="P42">Description</text:p>
          </table:table-cell>
          <table:table-cell table:style-name="Table28.A1" table:number-columns-spanned="4" office:value-type="string">
            <text:p text:style-name="P78">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2">Return</text:p>
          </table:table-cell>
          <table:table-cell table:style-name="Table28.A1" table:number-columns-spanned="4" office:value-type="string">
            <text:p text:style-name="P78">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2">Parameters</text:p>
          </table:table-cell>
          <table:table-cell table:style-name="Table28.B4" office:value-type="string">
            <text:p text:style-name="P14">Name</text:p>
          </table:table-cell>
          <table:table-cell table:style-name="Table28.B4" office:value-type="string">
            <text:p text:style-name="P14">Type</text:p>
          </table:table-cell>
          <table:table-cell table:style-name="Table28.B4" office:value-type="string">
            <text:p text:style-name="P14">Range</text:p>
          </table:table-cell>
          <table:table-cell table:style-name="Table28.B4" office:value-type="string">
            <text:p text:style-name="P14">Default</text:p>
          </table:table-cell>
        </table:table-row>
        <table:table-row>
          <table:covered-table-cell/>
          <table:table-cell table:style-name="Table28.A1" office:value-type="string">
            <text:p text:style-name="P78">&lt;ip_address&gt;</text:p>
          </table:table-cell>
          <table:table-cell table:style-name="Table28.A1" office:value-type="string">
            <text:p text:style-name="P5">Quoted string</text:p>
          </table:table-cell>
          <table:table-cell table:style-name="Table28.A1" office:value-type="string">
            <text:p text:style-name="P78">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106"><text:span text:style-name="T9">Usage</text:span><text:span text:style-name="T10"> </text:span><text:span text:style-name="T9">example</text:span></text:p>
          </table:table-cell>
          <table:table-cell table:style-name="Table28.A1" table:number-columns-spanned="4" office:value-type="string">
            <text:p text:style-name="P138">SYST:COMM:ETH:DNS <text:span text:style-name="T2">"</text:span>192.168.1.200<text:span text:style-name="T2">"</text:span></text:p>
            <text:p text:style-name="P138"/>
          </table:table-cell>
          <table:covered-table-cell/>
          <table:covered-table-cell/>
          <table:covered-table-cell/>
        </table:table-row>
        <table:table-row>
          <table:table-cell table:style-name="Table28.A1" office:value-type="string">
            <text:p text:style-name="P106">Errors</text:p>
          </table:table-cell>
          <table:table-cell table:style-name="Table28.A1" table:number-columns-spanned="4" office:value-type="string">
            <text:p text:style-name="P42"/>
          </table:table-cell>
          <table:covered-table-cell/>
          <table:covered-table-cell/>
          <table:covered-table-cell/>
        </table:table-row>
        <table:table-row>
          <table:table-cell table:style-name="Table28.A1" office:value-type="string">
            <text:p text:style-name="P106">Related Commands</text:p>
          </table:table-cell>
          <table:table-cell table:style-name="Table28.A1" table:number-columns-spanned="4" office:value-type="string">
            <text:p text:style-name="P42">SYSTem:COMMunicate:ETHernet:DHCP</text:p>
          </table:table-cell>
          <table:covered-table-cell/>
          <table:covered-table-cell/>
          <table:covered-table-cell/>
        </table:table-row>
      </table:table>
      <text:list xml:id="list160358320620085" text:continue-numbering="true" text:style-name="Outline">
        <text:list-item>
          <text:list>
            <text:list-item>
              <text:list>
                <text:list-item>
                  <text:h text:style-name="P171" text:outline-level="3"><text:bookmark text:name="syst_comm_eth_gate"/>SYSTem:COMMunicate:<text:span text:style-name="T61">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2">Syntax</text:p>
          </table:table-cell>
          <table:table-cell table:style-name="Table29.A1" table:number-columns-spanned="4" office:value-type="string">
            <text:p text:style-name="P120">SYSTem:COMMunicate:<text:span text:style-name="T4">ETHernet</text:span>:GATEway {&lt;ip_address&gt;}</text:p>
            <text:p text:style-name="P120">SYSTem:COMMunicate:<text:span text:style-name="T4">ETHernet</text:span>:GATEway?</text:p>
          </table:table-cell>
          <table:covered-table-cell/>
          <table:covered-table-cell/>
          <table:covered-table-cell/>
        </table:table-row>
        <table:table-row>
          <table:table-cell table:style-name="Table29.A1" office:value-type="string">
            <text:p text:style-name="P42">Description</text:p>
          </table:table-cell>
          <table:table-cell table:style-name="Table29.A1" table:number-columns-spanned="4" office:value-type="string">
            <text:p text:style-name="P78">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2">Return</text:p>
          </table:table-cell>
          <table:table-cell table:style-name="Table29.A1" table:number-columns-spanned="4" office:value-type="string">
            <text:p text:style-name="P78">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2">Parameters</text:p>
          </table:table-cell>
          <table:table-cell table:style-name="Table29.B4" office:value-type="string">
            <text:p text:style-name="P14">Name</text:p>
          </table:table-cell>
          <table:table-cell table:style-name="Table29.B4" office:value-type="string">
            <text:p text:style-name="P14">Type</text:p>
          </table:table-cell>
          <table:table-cell table:style-name="Table29.B4" office:value-type="string">
            <text:p text:style-name="P14">Range</text:p>
          </table:table-cell>
          <table:table-cell table:style-name="Table29.B4" office:value-type="string">
            <text:p text:style-name="P14">Default</text:p>
          </table:table-cell>
        </table:table-row>
        <table:table-row>
          <table:covered-table-cell/>
          <table:table-cell table:style-name="Table29.A1" office:value-type="string">
            <text:p text:style-name="P78">&lt;ip_address&gt;</text:p>
          </table:table-cell>
          <table:table-cell table:style-name="Table29.A1" office:value-type="string">
            <text:p text:style-name="P5">Quoted string</text:p>
          </table:table-cell>
          <table:table-cell table:style-name="Table29.A1" office:value-type="string">
            <text:p text:style-name="P78">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106"><text:span text:style-name="T9">Usage</text:span><text:span text:style-name="T10"> </text:span><text:span text:style-name="T9">example</text:span></text:p>
          </table:table-cell>
          <table:table-cell table:style-name="Table29.A1" table:number-columns-spanned="4" office:value-type="string">
            <text:p text:style-name="P138">SYST:COMM:ETH:GATE?</text:p>
            <text:p text:style-name="P147"><text:span text:style-name="T2">"</text:span>192.168.1.1<text:span text:style-name="T2">"</text:span></text:p>
          </table:table-cell>
          <table:covered-table-cell/>
          <table:covered-table-cell/>
          <table:covered-table-cell/>
        </table:table-row>
        <table:table-row>
          <table:table-cell table:style-name="Table29.A1" office:value-type="string">
            <text:p text:style-name="P106">Errors</text:p>
          </table:table-cell>
          <table:table-cell table:style-name="Table29.A1" table:number-columns-spanned="4" office:value-type="string">
            <text:p text:style-name="P42"/>
          </table:table-cell>
          <table:covered-table-cell/>
          <table:covered-table-cell/>
          <table:covered-table-cell/>
        </table:table-row>
        <table:table-row>
          <table:table-cell table:style-name="Table29.A1" office:value-type="string">
            <text:p text:style-name="P106">Related Commands</text:p>
          </table:table-cell>
          <table:table-cell table:style-name="Table29.A1" table:number-columns-spanned="4" office:value-type="string">
            <text:p text:style-name="P42">SYSTem:COMMunicate:ETHernet:DHCP</text:p>
          </table:table-cell>
          <table:covered-table-cell/>
          <table:covered-table-cell/>
          <table:covered-table-cell/>
        </table:table-row>
      </table:table>
      <text:list xml:id="list160358764798927" text:continue-numbering="true" text:style-name="Outline">
        <text:list-item>
          <text:list>
            <text:list-item>
              <text:list>
                <text:list-item>
                  <text:h text:style-name="P171" text:outline-level="3"><text:bookmark text:name="syst_comm_eth_host"/>SYSTem:COMMunicate:<text:span text:style-name="T61">ETHernet</text:span>:HOSTname<text:change-end text:change-id="ct52859616"/></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2"><text:change-start text:change-id="ct52368336"/>Syntax<text:change-end text:change-id="ct52368336"/></text:p>
          </table:table-cell>
          <table:table-cell table:style-name="Table30.A1" table:number-columns-spanned="4" office:value-type="string">
            <text:p text:style-name="P120"><text:change-start text:change-id="ct52862416"/>SYSTem:COMMunicate:<text:span text:style-name="T4">ETHernet</text:span>:HOSTname {&lt;name&gt;}</text:p>
            <text:p text:style-name="P120">SYSTem:COMMunicate:<text:span text:style-name="T4">ETHernet</text:span>:HOSTname?<text:change-end text:change-id="ct52862416"/></text:p>
          </table:table-cell>
          <table:covered-table-cell/>
          <table:covered-table-cell/>
          <table:covered-table-cell/>
        </table:table-row>
        <table:table-row>
          <table:table-cell table:style-name="Table30.A1" office:value-type="string">
            <text:p text:style-name="P42"><text:change-start text:change-id="ct52864160"/>Description<text:change-end text:change-id="ct52864160"/></text:p>
          </table:table-cell>
          <table:table-cell table:style-name="Table30.A1" table:number-columns-spanned="4" office:value-type="string">
            <text:p text:style-name="P78"><text:change-start text:change-id="ct52867472"/>Set and query the PSU host name. The default host name is EEZ-PSU&lt;serial_no&gt;; where serial_no is the PSU Serial Number. If you set an empty host name (<text:span text:style-name="T3">""</text:span>), the host name will be set to its default value.</text:p>
            <text:p text:style-name="P78"/>
            <text:p text:style-name="P78"><text:soft-page-break/>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52867472"/></text:p>
          </table:table-cell>
          <table:covered-table-cell/>
          <table:covered-table-cell/>
          <table:covered-table-cell/>
        </table:table-row>
        <table:table-row>
          <table:table-cell table:style-name="Table30.A1" office:value-type="string">
            <text:p text:style-name="P42"><text:change-start text:change-id="ct52869808"/>Return<text:change-end text:change-id="ct52869808"/></text:p>
          </table:table-cell>
          <table:table-cell table:style-name="Table30.A1" table:number-columns-spanned="4" office:value-type="string">
            <text:p text:style-name="P78"><text:change-start text:change-id="ct52871632"/>The query returns the PSU host name as a quoted string.<text:change-end text:change-id="ct52871632"/></text:p>
          </table:table-cell>
          <table:covered-table-cell/>
          <table:covered-table-cell/>
          <table:covered-table-cell/>
        </table:table-row>
        <table:table-row>
          <table:table-cell table:style-name="Table30.A1" table:number-rows-spanned="2" office:value-type="string">
            <text:p text:style-name="P42"><text:change-start text:change-id="ct52874496"/>Parameters<text:change-end text:change-id="ct52874496"/></text:p>
          </table:table-cell>
          <table:table-cell table:style-name="Table30.B4" office:value-type="string">
            <text:p text:style-name="P14"><text:change-start text:change-id="ct52876096"/>Name<text:change-end text:change-id="ct52876096"/></text:p>
          </table:table-cell>
          <table:table-cell table:style-name="Table30.B4" office:value-type="string">
            <text:p text:style-name="P14"><text:change-start text:change-id="ct52878384"/>Type<text:change-end text:change-id="ct52878384"/></text:p>
          </table:table-cell>
          <table:table-cell table:style-name="Table30.B4" office:value-type="string">
            <text:p text:style-name="P14"><text:change-start text:change-id="ct52880208"/>Range<text:change-end text:change-id="ct52880208"/></text:p>
          </table:table-cell>
          <table:table-cell table:style-name="Table30.B4" office:value-type="string">
            <text:p text:style-name="P14"><text:change-start text:change-id="ct52882032"/>Default<text:change-end text:change-id="ct52882032"/></text:p>
          </table:table-cell>
        </table:table-row>
        <table:table-row>
          <table:covered-table-cell/>
          <table:table-cell table:style-name="Table30.A1" office:value-type="string">
            <text:p text:style-name="P78"><text:change-start text:change-id="ct52866736"/>&lt;name&gt;<text:change-end text:change-id="ct52866736"/></text:p>
          </table:table-cell>
          <table:table-cell table:style-name="Table30.A1" office:value-type="string">
            <text:p text:style-name="P5"><text:change-start text:change-id="ct51614144"/>quoted string<text:change-end text:change-id="ct51614144"/></text:p>
          </table:table-cell>
          <table:table-cell table:style-name="Table30.A1" office:value-type="string">
            <text:p text:style-name="P78"><text:change-start text:change-id="ct51616384"/>0 to 16 characters<text:change-end text:change-id="ct51616384"/></text:p>
          </table:table-cell>
          <table:table-cell table:style-name="Table30.A1" office:value-type="string">
            <text:p text:style-name="P5"><text:change-start text:change-id="ct52888032"/>EEZ-PSU&lt;serial_no&gt;<text:change-end text:change-id="ct52888032"/></text:p>
          </table:table-cell>
        </table:table-row>
        <table:table-row>
          <table:table-cell table:style-name="Table30.A1" office:value-type="string">
            <text:p text:style-name="P106"><text:change-start text:change-id="ct52890208"/><text:span text:style-name="T9">Usage</text:span><text:span text:style-name="T10"> </text:span><text:span text:style-name="T9">example</text:span><text:change-end text:change-id="ct52890208"/></text:p>
          </table:table-cell>
          <table:table-cell table:style-name="Table30.A1" table:number-columns-spanned="4" office:value-type="string">
            <text:p text:style-name="P83"><text:change-start text:change-id="ct52895440"/>The *IDN? command is used to see that PSU’s serial number (<text:span text:style-name="T69">16.0002</text:span>) is present in default host name. Then the new host name is defined (BENCHPSU1):</text:p>
            <text:p text:style-name="P138"/>
            <text:p text:style-name="P138">*IDN?</text:p>
            <text:p text:style-name="P152">EEZ,PSU 2/40/05 (Due),16.0002,M4</text:p>
            <text:p text:style-name="P138">SYST:COMM:ETH:HOST?</text:p>
            <text:p text:style-name="P148"><text:span text:style-name="T2">"</text:span>EEZ-PSU<text:span text:style-name="T69">16.0002</text:span><text:span text:style-name="T2">"</text:span></text:p>
            <text:p text:style-name="P147">SYST:COMM:ETH:HOST <text:span text:style-name="T2">"</text:span>BENCHPSU1<text:span text:style-name="T2">"</text:span></text:p>
            <text:p text:style-name="P138">SYST:COMM:ETH:HOST?</text:p>
            <text:p text:style-name="P147"><text:span text:style-name="T2">"</text:span>BENCHPSU1<text:span text:style-name="T2">"</text:span><text:change-end text:change-id="ct52895440"/></text:p>
          </table:table-cell>
          <table:covered-table-cell/>
          <table:covered-table-cell/>
          <table:covered-table-cell/>
        </table:table-row>
        <table:table-row>
          <table:table-cell table:style-name="Table30.A1" office:value-type="string">
            <text:p text:style-name="P106"><text:change-start text:change-id="ct51617008"/>Errors<text:change-end text:change-id="ct51617008"/></text:p>
          </table:table-cell>
          <table:table-cell table:style-name="Table30.A1" table:number-columns-spanned="4" office:value-type="string">
            <text:p text:style-name="P42"/>
          </table:table-cell>
          <table:covered-table-cell/>
          <table:covered-table-cell/>
          <table:covered-table-cell/>
        </table:table-row>
        <table:table-row>
          <table:table-cell table:style-name="Table30.A1" office:value-type="string">
            <text:p text:style-name="P106"><text:change-start text:change-id="ct52900368"/>Related Commands<text:change-end text:change-id="ct52900368"/></text:p>
          </table:table-cell>
          <table:table-cell table:style-name="Table30.A1" table:number-columns-spanned="4" office:value-type="string">
            <text:p text:style-name="P42"><text:change-start text:change-id="ct52902112"/>*IDN?<text:change-end text:change-id="ct52902112"/></text:p>
          </table:table-cell>
          <table:covered-table-cell/>
          <table:covered-table-cell/>
          <table:covered-table-cell/>
        </table:table-row>
      </table:table>
      <text:list xml:id="list160357924567063" text:continue-numbering="true" text:style-name="Outline">
        <text:list-item>
          <text:list>
            <text:list-item>
              <text:list>
                <text:list-item>
                  <text:h text:style-name="P171" text:outline-level="3"><text:bookmark text:name="syst_comm_eth_mac"/><text:change-start text:change-id="ct53012048"/>SYSTem:COMMunicate:<text:span text:style-name="T61">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2">Syntax</text:p>
          </table:table-cell>
          <table:table-cell table:style-name="Table32.A1" office:value-type="string">
            <text:p text:style-name="P120">SYSTem:COMMunicate:<text:span text:style-name="T4">ETHernet</text:span>:MAC?</text:p>
          </table:table-cell>
        </table:table-row>
        <table:table-row>
          <table:table-cell table:style-name="Table32.A1" office:value-type="string">
            <text:p text:style-name="P42">Description</text:p>
          </table:table-cell>
          <table:table-cell table:style-name="Table32.A1" office:value-type="string">
            <text:p text:style-name="P78">Query the MAC (Media Access Control) address of the Ethernet interface.</text:p>
            <text:p text:style-name="P78"/>
            <text:p text:style-name="P78">The Media Access Control (MAC) number is a unique number associated with each network adapter.</text:p>
          </table:table-cell>
        </table:table-row>
        <table:table-row>
          <table:table-cell table:style-name="Table32.A1" office:value-type="string">
            <text:p text:style-name="P42">Return</text:p>
          </table:table-cell>
          <table:table-cell table:style-name="Table32.A1" office:value-type="string">
            <text:p text:style-name="P78">The query returns the MAC address as a quoted string (hexadecimal value without a prefix or separators).</text:p>
          </table:table-cell>
        </table:table-row>
        <table:table-row>
          <table:table-cell table:style-name="Table32.A1" office:value-type="string">
            <text:p text:style-name="P106"><text:span text:style-name="T9">Usage</text:span><text:span text:style-name="T10"> </text:span><text:span text:style-name="T9">example</text:span></text:p>
          </table:table-cell>
          <table:table-cell table:style-name="Table32.A1" office:value-type="string">
            <text:p text:style-name="P138">SYST:COMM:ETH:MAC?</text:p>
            <text:p text:style-name="P147"><text:span text:style-name="T2">"</text:span>01020314AEB8<text:span text:style-name="T2">"</text:span></text:p>
          </table:table-cell>
        </table:table-row>
        <table:table-row>
          <table:table-cell table:style-name="Table32.A1" office:value-type="string">
            <text:p text:style-name="P106">Errors</text:p>
          </table:table-cell>
          <table:table-cell table:style-name="Table32.A1" office:value-type="string">
            <text:p text:style-name="P42"/>
          </table:table-cell>
        </table:table-row>
        <table:table-row>
          <table:table-cell table:style-name="Table32.A1" office:value-type="string">
            <text:p text:style-name="P106">Related Commands</text:p>
          </table:table-cell>
          <table:table-cell table:style-name="Table32.A1" office:value-type="string">
            <text:p text:style-name="P42"/>
          </table:table-cell>
        </table:table-row>
      </table:table>
      <text:list xml:id="list160358268100673" text:continue-numbering="true" text:style-name="Outline">
        <text:list-item>
          <text:list>
            <text:list-item>
              <text:list>
                <text:list-item>
                  <text:h text:style-name="P171" text:outline-level="3"><text:bookmark text:name="syst_comm_eth_port"/>SYSTem:COMMunicate:<text:span text:style-name="T61">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2">Syntax</text:p>
          </table:table-cell>
          <table:table-cell table:style-name="Table33.A1" table:number-columns-spanned="4" office:value-type="string">
            <text:p text:style-name="P120">SYSTem:COMMunicate:<text:span text:style-name="T4">ETHernet</text:span>:PORT {&lt;number&gt;}</text:p>
            <text:p text:style-name="P120">SYSTem:COMMunicate:<text:span text:style-name="T4">ETHernet</text:span>:PORT?</text:p>
          </table:table-cell>
          <table:covered-table-cell/>
          <table:covered-table-cell/>
          <table:covered-table-cell/>
        </table:table-row>
        <table:table-row>
          <table:table-cell table:style-name="Table33.A1" office:value-type="string">
            <text:p text:style-name="P42">Description</text:p>
          </table:table-cell>
          <table:table-cell table:style-name="Table33.A1" table:number-columns-spanned="4" office:value-type="string">
            <text:p text:style-name="P78">Use this command to change default (5025) Ethernet communication port for SCPI.</text:p>
          </table:table-cell>
          <table:covered-table-cell/>
          <table:covered-table-cell/>
          <table:covered-table-cell/>
        </table:table-row>
        <table:table-row>
          <table:table-cell table:style-name="Table33.A1" office:value-type="string">
            <text:p text:style-name="P42">Return</text:p>
          </table:table-cell>
          <table:table-cell table:style-name="Table33.A1" table:number-columns-spanned="4" office:value-type="string">
            <text:p text:style-name="P78">The query returns the Ethernet communication port number.</text:p>
          </table:table-cell>
          <table:covered-table-cell/>
          <table:covered-table-cell/>
          <table:covered-table-cell/>
        </table:table-row>
        <table:table-row>
          <table:table-cell table:style-name="Table33.A1" table:number-rows-spanned="2" office:value-type="string">
            <text:p text:style-name="P42">Parameters</text:p>
          </table:table-cell>
          <table:table-cell table:style-name="Table33.B4" office:value-type="string">
            <text:p text:style-name="P14">Name</text:p>
          </table:table-cell>
          <table:table-cell table:style-name="Table33.B4" office:value-type="string">
            <text:p text:style-name="P14">Type</text:p>
          </table:table-cell>
          <table:table-cell table:style-name="Table33.B4" office:value-type="string">
            <text:p text:style-name="P14">Range</text:p>
          </table:table-cell>
          <table:table-cell table:style-name="Table33.B4" office:value-type="string">
            <text:p text:style-name="P14">Default</text:p>
          </table:table-cell>
        </table:table-row>
        <table:table-row>
          <table:covered-table-cell/>
          <table:table-cell table:style-name="Table33.A1" office:value-type="string">
            <text:p text:style-name="P78">&lt;number&gt;</text:p>
          </table:table-cell>
          <table:table-cell table:style-name="Table33.A1" office:value-type="string">
            <text:p text:style-name="P5">Numeric</text:p>
          </table:table-cell>
          <table:table-cell table:style-name="Table33.A1" office:value-type="string">
            <text:p text:style-name="P78">1-65535</text:p>
          </table:table-cell>
          <table:table-cell table:style-name="Table33.A1" office:value-type="string">
            <text:p text:style-name="P5">5025</text:p>
          </table:table-cell>
        </table:table-row>
        <table:table-row>
          <table:table-cell table:style-name="Table33.A1" office:value-type="string">
            <text:p text:style-name="P106"><text:span text:style-name="T9">Usage</text:span><text:span text:style-name="T10"> </text:span><text:span text:style-name="T9">example</text:span></text:p>
          </table:table-cell>
          <table:table-cell table:style-name="Table33.A1" table:number-columns-spanned="4" office:value-type="string">
            <text:p text:style-name="P138">SYST:COMM:ETH:PORT?</text:p>
            <text:p text:style-name="P147">5025</text:p>
          </table:table-cell>
          <table:covered-table-cell/>
          <table:covered-table-cell/>
          <table:covered-table-cell/>
        </table:table-row>
        <table:table-row>
          <table:table-cell table:style-name="Table33.A1" office:value-type="string">
            <text:p text:style-name="P106">Errors</text:p>
          </table:table-cell>
          <table:table-cell table:style-name="Table33.A1" table:number-columns-spanned="4" office:value-type="string">
            <text:p text:style-name="P42"/>
          </table:table-cell>
          <table:covered-table-cell/>
          <table:covered-table-cell/>
          <table:covered-table-cell/>
        </table:table-row>
        <table:table-row>
          <table:table-cell table:style-name="Table33.A1" office:value-type="string">
            <text:p text:style-name="P106">Related Commands</text:p>
          </table:table-cell>
          <table:table-cell table:style-name="Table33.A1" table:number-columns-spanned="4" office:value-type="string">
            <text:p text:style-name="P46">SYSTem:COMMunicate:ENABle</text:p>
            <text:p text:style-name="P45">SYSTem:COMMunicate:<text:span text:style-name="T76">ETHernet</text:span>:CONTrol? (Not implemented in M4)</text:p>
          </table:table-cell>
          <table:covered-table-cell/>
          <table:covered-table-cell/>
          <table:covered-table-cell/>
        </table:table-row>
      </table:table>
      <text:list xml:id="list160358442192216" text:continue-numbering="true" text:style-name="Outline">
        <text:list-item>
          <text:list>
            <text:list-item>
              <text:list>
                <text:list-item>
                  <text:h text:style-name="P171" text:outline-level="3"><text:bookmark text:name="syst_comm_eth_smas"/><text:soft-page-break/>SYSTem:COMMunicate:<text:span text:style-name="T61">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2">Syntax</text:p>
          </table:table-cell>
          <table:table-cell table:style-name="Table34.A1" table:number-columns-spanned="4" office:value-type="string">
            <text:p text:style-name="P120">SYSTem:COMMunicate:<text:span text:style-name="T4">ETHernet</text:span>:SMASk {&lt;mask&gt;}</text:p>
            <text:p text:style-name="P120">SYSTem:COMMunicate:<text:span text:style-name="T4">ETHernet</text:span>:SMASk?</text:p>
          </table:table-cell>
          <table:covered-table-cell/>
          <table:covered-table-cell/>
          <table:covered-table-cell/>
        </table:table-row>
        <table:table-row>
          <table:table-cell table:style-name="Table34.A1" office:value-type="string">
            <text:p text:style-name="P42">Description</text:p>
          </table:table-cell>
          <table:table-cell table:style-name="Table34.A1" table:number-columns-spanned="4" office:value-type="string">
            <text:p text:style-name="P78">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2">Return</text:p>
          </table:table-cell>
          <table:table-cell table:style-name="Table34.A1" table:number-columns-spanned="4" office:value-type="string">
            <text:p text:style-name="P78">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2">Parameters</text:p>
          </table:table-cell>
          <table:table-cell table:style-name="Table34.B4" office:value-type="string">
            <text:p text:style-name="P14">Name</text:p>
          </table:table-cell>
          <table:table-cell table:style-name="Table34.B4" office:value-type="string">
            <text:p text:style-name="P14">Type</text:p>
          </table:table-cell>
          <table:table-cell table:style-name="Table34.B4" office:value-type="string">
            <text:p text:style-name="P14">Range</text:p>
          </table:table-cell>
          <table:table-cell table:style-name="Table34.B4" office:value-type="string">
            <text:p text:style-name="P14">Default</text:p>
          </table:table-cell>
        </table:table-row>
        <table:table-row>
          <table:covered-table-cell/>
          <table:table-cell table:style-name="Table34.A1" office:value-type="string">
            <text:p text:style-name="P78">&lt;mask&gt;</text:p>
          </table:table-cell>
          <table:table-cell table:style-name="Table34.A1" office:value-type="string">
            <text:p text:style-name="P5">Quoted string</text:p>
          </table:table-cell>
          <table:table-cell table:style-name="Table34.A1" office:value-type="string">
            <text:p text:style-name="P78">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106"><text:span text:style-name="T9">Usage</text:span><text:span text:style-name="T10"> </text:span><text:span text:style-name="T9">example</text:span></text:p>
          </table:table-cell>
          <table:table-cell table:style-name="Table34.A1" table:number-columns-spanned="4" office:value-type="string">
            <text:p text:style-name="P138">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106">Errors</text:p>
          </table:table-cell>
          <table:table-cell table:style-name="Table34.A1" table:number-columns-spanned="4" office:value-type="string">
            <text:p text:style-name="P42"/>
          </table:table-cell>
          <table:covered-table-cell/>
          <table:covered-table-cell/>
          <table:covered-table-cell/>
        </table:table-row>
        <table:table-row>
          <table:table-cell table:style-name="Table34.A1" office:value-type="string">
            <text:p text:style-name="P106">Related Commands</text:p>
          </table:table-cell>
          <table:table-cell table:style-name="Table34.A1" table:number-columns-spanned="4" office:value-type="string">
            <text:p text:style-name="P42">SYSTem:COMMunicate:ETHernet:DHCP</text:p>
          </table:table-cell>
          <table:covered-table-cell/>
          <table:covered-table-cell/>
          <table:covered-table-cell/>
        </table:table-row>
      </table:table>
      <text:list xml:id="list160359311327420" text:continue-numbering="true" text:style-name="Outline">
        <text:list-item>
          <text:list>
            <text:list-item>
              <text:list>
                <text:list-item>
                  <text:h text:style-name="P171" text:outline-level="3"><text:bookmark text:name="syst_comm_ntp"/><text:change-end text:change-id="ct53012048"/><text:change-start text:change-id="ct53012272"/>SYSTem:COMMunicate:NTP<text:change-end text:change-id="ct53012272"/></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2"><text:change-start text:change-id="ct52998160"/>Syntax<text:change-end text:change-id="ct52998160"/></text:p>
          </table:table-cell>
          <table:table-cell table:style-name="Table35.A1" table:number-columns-spanned="4" office:value-type="string">
            <text:p text:style-name="P120"><text:change-start text:change-id="ct51618144"/>SYSTem:COMMunicate:NTP {&lt;server&gt;}</text:p>
            <text:p text:style-name="P120">SYSTem:COMMunicate:NTP?<text:change-end text:change-id="ct51618144"/></text:p>
          </table:table-cell>
          <table:covered-table-cell/>
          <table:covered-table-cell/>
          <table:covered-table-cell/>
        </table:table-row>
        <table:table-row>
          <table:table-cell table:style-name="Table35.A1" office:value-type="string">
            <text:p text:style-name="P42"><text:change-start text:change-id="ct52974528"/>Description<text:change-end text:change-id="ct52974528"/></text:p>
          </table:table-cell>
          <table:table-cell table:style-name="Table35.A1" table:number-columns-spanned="4" office:value-type="string">
            <text:p text:style-name="P84"><text:change-start text:change-id="ct53017184"/><text:span text:style-name="T77">Use this command to se</text:span><text:change-end text:change-id="ct53017184"/><text:change-start text:change-id="ct53017808"/>t the <text:span text:style-name="T77">NTP service server </text:span>network address. <text:change-end text:change-id="ct53017808"/><text:change-start text:change-id="ct53032416"/><office:annotation><dc:creator>Denis Kotlar</dc:creator><dc:date>2015-11-11T15:07:35</dc:date><text:p text:style-name="P181"><text:span text:style-name="T87">See </text:span><text:span text:style-name="T87"><text:a xlink:href="http://tuxgraphics.org/common/src2/article07101/" xlink:type="simple">http://tuxgraphics.org/common/src2/article07101/</text:a></text:span><text:span text:style-name="T87">and sketch example </text:span><text:span text:style-name="T88">W5500_UdpNtpClient_Adafruit</text:span></text:p></office:annotation><text:change-end text:change-id="ct53032416"/></text:p>
          </table:table-cell>
          <table:covered-table-cell/>
          <table:covered-table-cell/>
          <table:covered-table-cell/>
        </table:table-row>
        <table:table-row>
          <table:table-cell table:style-name="Table35.A1" office:value-type="string">
            <text:p text:style-name="P42"><text:change-start text:change-id="ct53069424"/>Return<text:change-end text:change-id="ct53069424"/></text:p>
          </table:table-cell>
          <table:table-cell table:style-name="Table35.A1" table:number-columns-spanned="4" office:value-type="string">
            <text:p text:style-name="P24"><text:change-start text:change-id="ct53081920"/>The query command returns <text:span text:style-name="T78">the NTP service server </text:span>network address.<text:change-end text:change-id="ct53081920"/></text:p>
          </table:table-cell>
          <table:covered-table-cell/>
          <table:covered-table-cell/>
          <table:covered-table-cell/>
        </table:table-row>
        <table:table-row>
          <table:table-cell table:style-name="Table35.A1" table:number-rows-spanned="2" office:value-type="string">
            <text:p text:style-name="P42"><text:change-start text:change-id="ct53064752"/>Parameters<text:change-end text:change-id="ct53064752"/></text:p>
          </table:table-cell>
          <table:table-cell table:style-name="Table35.B4" office:value-type="string">
            <text:p text:style-name="P14"><text:change-start text:change-id="ct53023072"/>Name<text:change-end text:change-id="ct53023072"/></text:p>
          </table:table-cell>
          <table:table-cell table:style-name="Table35.B4" office:value-type="string">
            <text:p text:style-name="P14"><text:change-start text:change-id="ct53052496"/>Type<text:change-end text:change-id="ct53052496"/></text:p>
          </table:table-cell>
          <table:table-cell table:style-name="Table35.B4" office:value-type="string">
            <text:p text:style-name="P14"><text:change-start text:change-id="ct53051264"/>Range<text:change-end text:change-id="ct53051264"/></text:p>
          </table:table-cell>
          <table:table-cell table:style-name="Table35.B4" office:value-type="string">
            <text:p text:style-name="P14"><text:change-start text:change-id="ct53048784"/>Default<text:change-end text:change-id="ct53048784"/></text:p>
          </table:table-cell>
        </table:table-row>
        <table:table-row>
          <table:covered-table-cell/>
          <table:table-cell table:style-name="Table35.A1" office:value-type="string">
            <text:p text:style-name="P78"><text:change-start text:change-id="ct53040016"/>&lt;server&gt;<text:change-end text:change-id="ct53040016"/></text:p>
          </table:table-cell>
          <table:table-cell table:style-name="Table35.A1" office:value-type="string">
            <text:p text:style-name="P5"><text:change-start text:change-id="ct53025600"/>Quoted string<text:change-end text:change-id="ct53025600"/></text:p>
          </table:table-cell>
          <table:table-cell table:style-name="Table35.A1" office:value-type="string">
            <text:p text:style-name="P78"><text:change-start text:change-id="ct53036608"/>IP address or NTP server host name up to 32 characters<text:change-end text:change-id="ct53036608"/></text:p>
          </table:table-cell>
          <table:table-cell table:style-name="Table35.A1" office:value-type="string">
            <text:p text:style-name="P5"><text:change-start text:change-id="ct53035904"/>europe.pool.ntp.org<text:change-end text:change-id="ct53035904"/></text:p>
          </table:table-cell>
        </table:table-row>
        <table:table-row>
          <table:table-cell table:style-name="Table35.A1" office:value-type="string">
            <text:p text:style-name="P106"><text:change-start text:change-id="ct53037216"/><text:span text:style-name="T9">Usage</text:span><text:span text:style-name="T10"> </text:span><text:span text:style-name="T9">example</text:span><text:change-end text:change-id="ct53037216"/></text:p>
          </table:table-cell>
          <table:table-cell table:style-name="Table35.A1" table:number-columns-spanned="4" office:value-type="string">
            <text:p text:style-name="P141"><text:change-start text:change-id="ct53053024"/>SYST:COMM:ENAB NTP</text:p>
            <text:p text:style-name="P138"><text:change-end text:change-id="ct53053024"/><text:change-start text:change-id="ct53051040"/>SYST:COMM:NTP <text:span text:style-name="T2">"</text:span>ntp.ubuntu.com<text:span text:style-name="T2">"</text:span><text:change-end text:change-id="ct53051040"/></text:p>
          </table:table-cell>
          <table:covered-table-cell/>
          <table:covered-table-cell/>
          <table:covered-table-cell/>
        </table:table-row>
        <table:table-row>
          <table:table-cell table:style-name="Table35.A1" office:value-type="string">
            <text:p text:style-name="P106"><text:change-start text:change-id="ct53039792"/>Related Commands<text:change-end text:change-id="ct53039792"/></text:p>
          </table:table-cell>
          <table:table-cell table:style-name="Table35.A1" table:number-columns-spanned="4" office:value-type="string">
            <text:p text:style-name="P46"><text:change-start text:change-id="ct53018032"/>SYSTem:COMMunicate:ENABle</text:p>
            <text:p text:style-name="P42"><text:change-end text:change-id="ct53018032"/><text:change-start text:change-id="ct53032656"/>SYSTem:DATE</text:p>
            <text:p text:style-name="P42">SYSTem:TIME<text:change-end text:change-id="ct53032656"/></text:p>
          </table:table-cell>
          <table:covered-table-cell/>
          <table:covered-table-cell/>
          <table:covered-table-cell/>
        </table:table-row>
      </table:table>
      <text:list xml:id="list160358271740599" text:continue-numbering="true" text:style-name="Outline">
        <text:list-item>
          <text:list>
            <text:list-item>
              <text:list>
                <text:list-item>
                  <text:h text:style-name="P171" text:outline-level="3"><text:bookmark text:name="syst_comm_rlst"/>SYSTem:C<text:span text:style-name="T22">OMMunicate</text:span>:<text:span text:style-name="T23">RLSTate</text:span></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1">Syntax</text:p>
          </table:table-cell>
          <table:table-cell table:style-name="Table19.A1" table:number-columns-spanned="4" office:value-type="string">
            <text:p text:style-name="P109">SYSTem:<text:span text:style-name="T23">COMMunicate:RLSTate</text:span> <text:span text:style-name="T27">{</text:span>&lt;<text:span text:style-name="T23">state</text:span>&gt;<text:span text:style-name="T27">}</text:span></text:p>
            <text:p text:style-name="P109">SYSTem:<text:span text:style-name="T23">COMMunicate:RLSTate?</text:span></text:p>
          </table:table-cell>
          <table:covered-table-cell/>
          <table:covered-table-cell/>
          <table:covered-table-cell/>
        </table:table-row>
        <table:table-row>
          <table:table-cell table:style-name="Table19.A1" office:value-type="string">
            <text:p text:style-name="P21">Description</text:p>
          </table:table-cell>
          <table:table-cell table:style-name="Table19.A1" table:number-columns-spanned="4" office:value-type="string">
            <text:p text:style-name="P25">This command configures the remote/local state of the PSU according to the following settings:</text:p>
            <text:list xml:id="list160357373560777" text:continue-list="list160358464920784" text:style-name="List_20_1">
              <text:list-item>
                <text:p text:style-name="List_20_1_20_Start">LOCal – The <text:span text:style-name="T28">PSU</text:span> is set to front panel and remote interface control.</text:p>
              </text:list-item>
              <text:list-item>
                <text:p text:style-name="List_20_1_20_Cont.">REMote – The <text:span text:style-name="T28">PSU</text:span> is set to front panel and remote interface control.</text:p>
              </text:list-item>
              <text:list-item>
                <text:p text:style-name="P167">RWLock – The front panel keys are disabled. The <text:span text:style-name="T28">PSU</text:span> can only be controlled via the remote interface. This programmable setting is completely independent from the front panel lock/unlock function that is available from the front panel menu. <text:span text:style-name="T8">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xt:soft-page-break/>Tem:COMMunicate:RLState.</text:p>
          </table:table-cell>
          <table:covered-table-cell/>
          <table:covered-table-cell/>
          <table:covered-table-cell/>
        </table:table-row>
        <table:table-row>
          <table:table-cell table:style-name="Table19.A1" office:value-type="string">
            <text:p text:style-name="P22">Return</text:p>
          </table:table-cell>
          <table:table-cell table:style-name="Table19.A1" table:number-columns-spanned="4" office:value-type="string">
            <text:p text:style-name="P23">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1">Parameters</text:p>
          </table:table-cell>
          <table:table-cell table:style-name="Table19.B4" office:value-type="string">
            <text:p text:style-name="P10">Name</text:p>
          </table:table-cell>
          <table:table-cell table:style-name="Table19.B4" office:value-type="string">
            <text:p text:style-name="P10">Type</text:p>
          </table:table-cell>
          <table:table-cell table:style-name="Table19.B4" office:value-type="string">
            <text:p text:style-name="P10">Range</text:p>
          </table:table-cell>
          <table:table-cell table:style-name="Table19.B4" office:value-type="string">
            <text:p text:style-name="P10">Default</text:p>
          </table:table-cell>
        </table:table-row>
        <table:table-row>
          <table:covered-table-cell/>
          <table:table-cell table:style-name="Table19.A1" office:value-type="string">
            <text:p text:style-name="P66">&lt;<text:span text:style-name="T24">state</text:span>&gt;</text:p>
          </table:table-cell>
          <table:table-cell table:style-name="Table19.A1" office:value-type="string">
            <text:p text:style-name="P2">Discrete</text:p>
          </table:table-cell>
          <table:table-cell table:style-name="Table19.A1" office:value-type="string">
            <text:p text:style-name="P67">LOCal|REMote|RWLock</text:p>
          </table:table-cell>
          <table:table-cell table:style-name="Table19.A1" office:value-type="string">
            <text:p text:style-name="P67">LOCal</text:p>
          </table:table-cell>
        </table:table-row>
        <table:table-row>
          <table:table-cell table:style-name="Table19.A1" office:value-type="string">
            <text:p text:style-name="P87"><text:span text:style-name="T9">Usage</text:span><text:span text:style-name="T10"> </text:span><text:span text:style-name="T9">example</text:span></text:p>
          </table:table-cell>
          <table:table-cell table:style-name="Table19.A1" table:number-columns-spanned="4" office:value-type="string">
            <text:p text:style-name="P123">SYST:<text:span text:style-name="T25">COMM:RLST</text:span>?</text:p>
            <text:p text:style-name="P143">"<text:span text:style-name="T26">LOC</text:span>"</text:p>
          </table:table-cell>
          <table:covered-table-cell/>
          <table:covered-table-cell/>
          <table:covered-table-cell/>
        </table:table-row>
        <table:table-row>
          <table:table-cell table:style-name="Table19.A1" office:value-type="string">
            <text:p text:style-name="P88">Related Commands</text:p>
          </table:table-cell>
          <table:table-cell table:style-name="Table19.A1" table:number-columns-spanned="4" office:value-type="string">
            <text:p text:style-name="P129">*<text:span text:style-name="T29">RST</text:span></text:p>
            <text:p text:style-name="P124">SYSTem:LOCal</text:p>
            <text:p text:style-name="P124">SYSTem:REMote</text:p>
            <text:p text:style-name="P124">SYSTem:RWLock</text:p>
          </table:table-cell>
          <table:covered-table-cell/>
          <table:covered-table-cell/>
          <table:covered-table-cell/>
        </table:table-row>
      </table:table>
      <text:list xml:id="list160359134014843" text:continue-list="list160358271740599" text:style-name="Outline">
        <text:list-item>
          <text:list>
            <text:list-item>
              <text:list>
                <text:list-item>
                  <text:h text:style-name="P172" text:outline-level="3"><text:bookmark text:name="syst_comm_ser_baud"/><text:change-start text:change-id="ct53122448"/>SYSTem:COMMunicate:SERial:BAUD<text:change-end text:change-id="ct53122448"/></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41"><text:change-start text:change-id="ct53123424"/>Syntax<text:change-end text:change-id="ct53123424"/></text:p>
          </table:table-cell>
          <table:table-cell table:style-name="Table130.A1" table:number-columns-spanned="4" office:value-type="string">
            <text:p text:style-name="P119"><text:change-start text:change-id="ct53126576"/>SYSTem:COMMunicate:SERial:BAUD {&lt;speed&gt;}</text:p>
            <text:p text:style-name="P119">SYSTem:COMMunicate:SERial:BAUD<text:change-end text:change-id="ct53126576"/></text:p>
          </table:table-cell>
          <table:covered-table-cell/>
          <table:covered-table-cell/>
          <table:covered-table-cell/>
        </table:table-row>
        <table:table-row>
          <table:table-cell table:style-name="Table130.A1" office:value-type="string">
            <text:p text:style-name="P41"><text:change-start text:change-id="ct53129248"/>Description<text:change-end text:change-id="ct53129248"/></text:p>
          </table:table-cell>
          <table:table-cell table:style-name="Table130.A1" table:number-columns-spanned="4" office:value-type="string">
            <text:p text:style-name="P77"><text:change-start text:change-id="ct53131536"/>Set the baud rate of the serial (via USB) <text:span text:style-name="T82">interface</text:span> and the unit is Baud.<text:change-end text:change-id="ct53131536"/></text:p>
          </table:table-cell>
          <table:covered-table-cell/>
          <table:covered-table-cell/>
          <table:covered-table-cell/>
        </table:table-row>
        <table:table-row>
          <table:table-cell table:style-name="Table130.A1" office:value-type="string">
            <text:p text:style-name="P41"><text:change-start text:change-id="ct53133904"/>Return<text:change-end text:change-id="ct53133904"/></text:p>
          </table:table-cell>
          <table:table-cell table:style-name="Table130.A1" table:number-columns-spanned="4" office:value-type="string">
            <text:p text:style-name="P77"><text:change-start text:change-id="ct53135728"/>Query the baud rate of the serial interface.<text:change-end text:change-id="ct53135728"/></text:p>
          </table:table-cell>
          <table:covered-table-cell/>
          <table:covered-table-cell/>
          <table:covered-table-cell/>
        </table:table-row>
        <table:table-row>
          <table:table-cell table:style-name="Table130.A1" table:number-rows-spanned="2" office:value-type="string">
            <text:p text:style-name="P41"><text:change-start text:change-id="ct53138592"/>Parameters<text:change-end text:change-id="ct53138592"/></text:p>
          </table:table-cell>
          <table:table-cell table:style-name="Table130.B4" office:value-type="string">
            <text:p text:style-name="P13"><text:change-start text:change-id="ct53140416"/>Name<text:change-end text:change-id="ct53140416"/></text:p>
          </table:table-cell>
          <table:table-cell table:style-name="Table130.B4" office:value-type="string">
            <text:p text:style-name="P13"><text:change-start text:change-id="ct53131200"/>Type<text:change-end text:change-id="ct53131200"/></text:p>
          </table:table-cell>
          <table:table-cell table:style-name="Table130.B4" office:value-type="string">
            <text:p text:style-name="P13"><text:change-start text:change-id="ct53143072"/>Range<text:change-end text:change-id="ct53143072"/></text:p>
          </table:table-cell>
          <table:table-cell table:style-name="Table130.B4" office:value-type="string">
            <text:p text:style-name="P13"><text:change-start text:change-id="ct51623952"/>Default<text:change-end text:change-id="ct51623952"/></text:p>
          </table:table-cell>
        </table:table-row>
        <table:table-row>
          <table:covered-table-cell/>
          <table:table-cell table:style-name="Table130.A1" office:value-type="string">
            <text:p text:style-name="P77"><text:change-start text:change-id="ct53146336"/>&lt;speed&gt;<text:change-end text:change-id="ct53146336"/></text:p>
          </table:table-cell>
          <table:table-cell table:style-name="Table130.A1" office:value-type="string">
            <text:p text:style-name="P4"><text:change-start text:change-id="ct53147776"/>Numeric<text:change-end text:change-id="ct53147776"/></text:p>
          </table:table-cell>
          <table:table-cell table:style-name="Table130.A1" office:value-type="string">
            <text:p text:style-name="P77"><text:change-start text:change-id="ct51624480"/>4800|7200|9600|14400|19200|38400|57600|115200<text:change-end text:change-id="ct51624480"/></text:p>
          </table:table-cell>
          <table:table-cell table:style-name="Table130.A1" office:value-type="string">
            <text:p text:style-name="P4"><text:change-start text:change-id="ct53151040"/>9600<text:change-end text:change-id="ct53151040"/></text:p>
          </table:table-cell>
        </table:table-row>
        <table:table-row>
          <table:table-cell table:style-name="Table130.A1" office:value-type="string">
            <text:p text:style-name="P105"><text:change-start text:change-id="ct53154800"/><text:span text:style-name="T9">Usage</text:span><text:span text:style-name="T10"> </text:span><text:span text:style-name="T9">example</text:span><text:change-end text:change-id="ct53154800"/></text:p>
          </table:table-cell>
          <table:table-cell table:style-name="Table130.A1" table:number-columns-spanned="4" office:value-type="string">
            <text:p text:style-name="P137"><text:change-start text:change-id="ct52652112"/>SYST:COMM:SER:BAUD 38400</text:p>
            <text:p text:style-name="P137">SYST:COMM:SER:BAUD?</text:p>
            <text:p text:style-name="P146">38400<text:change-end text:change-id="ct52652112"/></text:p>
          </table:table-cell>
          <table:covered-table-cell/>
          <table:covered-table-cell/>
          <table:covered-table-cell/>
        </table:table-row>
        <table:table-row>
          <table:table-cell table:style-name="Table130.A1" office:value-type="string">
            <text:p text:style-name="P105"><text:change-start text:change-id="ct53158816"/>Errors<text:change-end text:change-id="ct53158816"/></text:p>
          </table:table-cell>
          <table:table-cell table:style-name="Table130.A1" table:number-columns-spanned="4" office:value-type="string">
            <text:p text:style-name="P41"/>
          </table:table-cell>
          <table:covered-table-cell/>
          <table:covered-table-cell/>
          <table:covered-table-cell/>
        </table:table-row>
        <table:table-row>
          <table:table-cell table:style-name="Table130.A1" office:value-type="string">
            <text:p text:style-name="P105"><text:change-start text:change-id="ct53162736"/>Related Commands<text:change-end text:change-id="ct53162736"/></text:p>
          </table:table-cell>
          <table:table-cell table:style-name="Table130.A1" table:number-columns-spanned="4" office:value-type="string">
            <text:p text:style-name="P46"><text:change-start text:change-id="ct53164480"/>SYSTem:COMMunicate:ENABle<text:change-end text:change-id="ct53164480"/></text:p>
          </table:table-cell>
          <table:covered-table-cell/>
          <table:covered-table-cell/>
          <table:covered-table-cell/>
        </table:table-row>
      </table:table>
      <text:list xml:id="list160358008058115" text:continue-numbering="true" text:style-name="Outline">
        <text:list-item>
          <text:list>
            <text:list-item>
              <text:list>
                <text:list-item>
                  <text:h text:style-name="P172" text:outline-level="3"><text:bookmark text:name="syst_comm_ser_bits"/><text:change-start text:change-id="ct53200432"/>SYSTem:COMMunicate:SERial:BITS<office:annotation><dc:creator>Denis Kotlar</dc:creator><dc:date>2016-12-26T13:38:22</dc:date><loext:sender-initials>DK</loext:sender-initials><text:p text:style-name="P181"><text:span text:style-name="T85">Check if supported for Due</text:span></text:p></office:annotation><text:change-end text:change-id="ct53200432"/></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41"><text:change-start text:change-id="ct53198512"/>Syntax<text:change-end text:change-id="ct53198512"/></text:p>
          </table:table-cell>
          <table:table-cell table:style-name="Table131.A1" table:number-columns-spanned="4" office:value-type="string">
            <text:p text:style-name="P119"><text:change-start text:change-id="ct53201280"/>SYSTem:COMMunicate:SERial:BITS {&lt;number&gt;}</text:p>
            <text:p text:style-name="P119">SYSTem:COMMunicate:SERial:BITS?<text:change-end text:change-id="ct53201280"/></text:p>
          </table:table-cell>
          <table:covered-table-cell/>
          <table:covered-table-cell/>
          <table:covered-table-cell/>
        </table:table-row>
        <table:table-row>
          <table:table-cell table:style-name="Table131.A1" office:value-type="string">
            <text:p text:style-name="P41"><text:change-start text:change-id="ct53201808"/>Description<text:change-end text:change-id="ct53201808"/></text:p>
          </table:table-cell>
          <table:table-cell table:style-name="Table131.A1" table:number-columns-spanned="4" office:value-type="string">
            <text:p text:style-name="P77"><text:change-start text:change-id="ct53177680"/>Set the data bit number of the <text:span text:style-name="T82">serial</text:span> (via USB) interface.<text:change-end text:change-id="ct53177680"/></text:p>
          </table:table-cell>
          <table:covered-table-cell/>
          <table:covered-table-cell/>
          <table:covered-table-cell/>
        </table:table-row>
        <table:table-row>
          <table:table-cell table:style-name="Table131.A1" office:value-type="string">
            <text:p text:style-name="P41"><text:change-start text:change-id="ct53215312"/>Return<text:change-end text:change-id="ct53215312"/></text:p>
          </table:table-cell>
          <table:table-cell table:style-name="Table131.A1" table:number-columns-spanned="4" office:value-type="string">
            <text:p text:style-name="P77"><text:change-start text:change-id="ct53217136"/>Query the data bit number of the serial interface.<text:change-end text:change-id="ct53217136"/></text:p>
          </table:table-cell>
          <table:covered-table-cell/>
          <table:covered-table-cell/>
          <table:covered-table-cell/>
        </table:table-row>
        <table:table-row>
          <table:table-cell table:style-name="Table131.A1" table:number-rows-spanned="2" office:value-type="string">
            <text:p text:style-name="P41"><text:change-start text:change-id="ct53210944"/>Parameters<text:change-end text:change-id="ct53210944"/></text:p>
          </table:table-cell>
          <table:table-cell table:style-name="Table131.B4" office:value-type="string">
            <text:p text:style-name="P13"><text:change-start text:change-id="ct53212768"/>Name<text:change-end text:change-id="ct53212768"/></text:p>
          </table:table-cell>
          <table:table-cell table:style-name="Table131.B4" office:value-type="string">
            <text:p text:style-name="P13"><text:change-start text:change-id="ct53203536"/>Type<text:change-end text:change-id="ct53203536"/></text:p>
          </table:table-cell>
          <table:table-cell table:style-name="Table131.B4" office:value-type="string">
            <text:p text:style-name="P13"><text:change-start text:change-id="ct53205360"/>Range<text:change-end text:change-id="ct53205360"/></text:p>
          </table:table-cell>
          <table:table-cell table:style-name="Table131.B4" office:value-type="string">
            <text:p text:style-name="P13"><text:change-start text:change-id="ct53207184"/>Default<text:change-end text:change-id="ct53207184"/></text:p>
          </table:table-cell>
        </table:table-row>
        <table:table-row>
          <table:covered-table-cell/>
          <table:table-cell table:style-name="Table131.A1" office:value-type="string">
            <text:p text:style-name="P77"><text:change-start text:change-id="ct53200016"/>&lt;number&gt;<text:change-end text:change-id="ct53200016"/></text:p>
          </table:table-cell>
          <table:table-cell table:style-name="Table131.A1" office:value-type="string">
            <text:p text:style-name="P4"><text:change-start text:change-id="ct53169520"/>Numeric<text:change-end text:change-id="ct53169520"/></text:p>
          </table:table-cell>
          <table:table-cell table:style-name="Table131.A1" office:value-type="string">
            <text:p text:style-name="P77"><text:change-start text:change-id="ct53171264"/>5|6|7|8<text:change-end text:change-id="ct53171264"/></text:p>
          </table:table-cell>
          <table:table-cell table:style-name="Table131.A1" office:value-type="string">
            <text:p text:style-name="P4"><text:change-start text:change-id="ct53173008"/>8<text:change-end text:change-id="ct53173008"/></text:p>
          </table:table-cell>
        </table:table-row>
        <table:table-row>
          <table:table-cell table:style-name="Table131.A1" office:value-type="string">
            <text:p text:style-name="P105"><text:change-start text:change-id="ct53180656"/><text:span text:style-name="T9">Usage</text:span><text:span text:style-name="T10"> </text:span><text:span text:style-name="T9">example</text:span><text:change-end text:change-id="ct53180656"/></text:p>
          </table:table-cell>
          <table:table-cell table:style-name="Table131.A1" table:number-columns-spanned="4" office:value-type="string">
            <text:p text:style-name="P137"><text:change-start text:change-id="ct53182704"/>SYST:COMM:SER:BITS?</text:p>
            <text:p text:style-name="P137">7<text:change-end text:change-id="ct53182704"/></text:p>
          </table:table-cell>
          <table:covered-table-cell/>
          <table:covered-table-cell/>
          <table:covered-table-cell/>
        </table:table-row>
        <table:table-row>
          <table:table-cell table:style-name="Table131.A1" office:value-type="string">
            <text:p text:style-name="P105"><text:change-start text:change-id="ct53180352"/>Errors<text:change-end text:change-id="ct53180352"/></text:p>
          </table:table-cell>
          <table:table-cell table:style-name="Table131.A1" table:number-columns-spanned="4" office:value-type="string">
            <text:p text:style-name="P41"/>
          </table:table-cell>
          <table:covered-table-cell/>
          <table:covered-table-cell/>
          <table:covered-table-cell/>
        </table:table-row>
        <table:table-row>
          <table:table-cell table:style-name="Table131.A1" office:value-type="string">
            <text:p text:style-name="P105"><text:change-start text:change-id="ct53177344"/>Related Commands<text:change-end text:change-id="ct53177344"/></text:p>
          </table:table-cell>
          <table:table-cell table:style-name="Table131.A1" table:number-columns-spanned="4" office:value-type="string">
            <text:p text:style-name="P41"/>
          </table:table-cell>
          <table:covered-table-cell/>
          <table:covered-table-cell/>
          <table:covered-table-cell/>
        </table:table-row>
      </table:table>
      <text:list xml:id="list160358695801967" text:continue-numbering="true" text:style-name="Outline">
        <text:list-item>
          <text:list>
            <text:list-item>
              <text:list>
                <text:list-item>
                  <text:h text:style-name="P172" text:outline-level="3"><text:bookmark text:name="syst_comm_ser_par"/><text:change-start text:change-id="ct53260016"/>SYSTem:COMMunicate:SERial:PARity<office:annotation><dc:creator>Denis Kotlar</dc:creator><dc:date>2016-12-26T13:38:49</dc:date><loext:sender-initials>DK</loext:sender-initials><text:p text:style-name="P181"><text:span text:style-name="T86">Check if supported for Due</text:span></text:p></office:annotation><text:change-end text:change-id="ct53260016"/></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41"><text:change-start text:change-id="ct51627040"/>Syntax<text:change-end text:change-id="ct51627040"/></text:p>
          </table:table-cell>
          <table:table-cell table:style-name="Table132.A1" table:number-columns-spanned="4" office:value-type="string">
            <text:p text:style-name="P119"><text:change-start text:change-id="ct53258096"/>SYSTem:COMMunicate:SERial:PARity {&lt;parity&gt;}</text:p>
            <text:p text:style-name="P119">SYSTem:COMMunicate:SERial:PARity?<text:change-end text:change-id="ct53258096"/></text:p>
          </table:table-cell>
          <table:covered-table-cell/>
          <table:covered-table-cell/>
          <table:covered-table-cell/>
        </table:table-row>
        <table:table-row>
          <table:table-cell table:style-name="Table132.A1" office:value-type="string">
            <text:p text:style-name="P41"><text:change-start text:change-id="ct53193200"/>Description<text:change-end text:change-id="ct53193200"/></text:p>
          </table:table-cell>
          <table:table-cell table:style-name="Table132.A1" table:number-columns-spanned="4" office:value-type="string">
            <text:p text:style-name="P77"><text:change-start text:change-id="ct53270448"/>Set the parity mode of the <text:span text:style-name="T82">serial</text:span> (via USB) interface.<text:change-end text:change-id="ct53270448"/></text:p>
          </table:table-cell>
          <table:covered-table-cell/>
          <table:covered-table-cell/>
          <table:covered-table-cell/>
        </table:table-row>
        <table:table-row>
          <table:table-cell table:style-name="Table132.A1" office:value-type="string">
            <text:p text:style-name="P41"><text:change-start text:change-id="ct53272384"/>Return<text:change-end text:change-id="ct53272384"/></text:p>
          </table:table-cell>
          <table:table-cell table:style-name="Table132.A1" table:number-columns-spanned="4" office:value-type="string">
            <text:p text:style-name="P77"/>
          </table:table-cell>
          <table:covered-table-cell/>
          <table:covered-table-cell/>
          <table:covered-table-cell/>
        </table:table-row>
        <table:table-row>
          <table:table-cell table:style-name="Table132.A1" table:number-rows-spanned="2" office:value-type="string">
            <text:p text:style-name="P41"><text:change-start text:change-id="ct53194592"/>Parameters<text:change-end text:change-id="ct53194592"/></text:p>
          </table:table-cell>
          <table:table-cell table:style-name="Table132.B4" office:value-type="string">
            <text:p text:style-name="P13"><text:change-start text:change-id="ct53196416"/>Name<text:change-end text:change-id="ct53196416"/></text:p>
          </table:table-cell>
          <table:table-cell table:style-name="Table132.B4" office:value-type="string">
            <text:p text:style-name="P13"><text:change-start text:change-id="ct51629984"/>Type<text:change-end text:change-id="ct51629984"/></text:p>
          </table:table-cell>
          <table:table-cell table:style-name="Table132.B4" office:value-type="string">
            <text:p text:style-name="P13"><text:change-start text:change-id="ct53261456"/>Range<text:change-end text:change-id="ct53261456"/></text:p>
          </table:table-cell>
          <table:table-cell table:style-name="Table132.B4" office:value-type="string">
            <text:p text:style-name="P13"><text:change-start text:change-id="ct51629632"/>Default<text:change-end text:change-id="ct51629632"/></text:p>
          </table:table-cell>
        </table:table-row>
        <table:table-row>
          <table:covered-table-cell/>
          <table:table-cell table:style-name="Table132.A1" office:value-type="string">
            <text:p text:style-name="P77"><text:change-start text:change-id="ct53276928"/>&lt;parity&gt;<text:change-end text:change-id="ct53276928"/></text:p>
          </table:table-cell>
          <table:table-cell table:style-name="Table132.A1" office:value-type="string">
            <text:p text:style-name="P4"><text:change-start text:change-id="ct53240496"/>Discrete<text:change-end text:change-id="ct53240496"/></text:p>
          </table:table-cell>
          <table:table-cell table:style-name="Table132.A1" office:value-type="string">
            <text:p text:style-name="P77"><text:change-start text:change-id="ct53242320"/>NONE|ODD|EVEN<text:change-end text:change-id="ct53242320"/></text:p>
          </table:table-cell>
          <table:table-cell table:style-name="Table132.A1" office:value-type="string">
            <text:p text:style-name="P4"><text:change-start text:change-id="ct53244064"/>NONE<text:change-end text:change-id="ct53244064"/></text:p>
          </table:table-cell>
        </table:table-row>
        <table:table-row>
          <table:table-cell table:style-name="Table132.A1" office:value-type="string">
            <text:p text:style-name="P105"><text:change-start text:change-id="ct53248192"/><text:span text:style-name="T9">Usage</text:span><text:span text:style-name="T10"> </text:span><text:span text:style-name="T9">example</text:span><text:change-end text:change-id="ct53248192"/></text:p>
          </table:table-cell>
          <table:table-cell table:style-name="Table132.A1" table:number-columns-spanned="4" office:value-type="string">
            <text:p text:style-name="P137"><text:change-start text:change-id="ct53249024"/>SYST:COMM:SER:PAR?</text:p>
            <text:p text:style-name="P146">NONE<text:change-end text:change-id="ct53249024"/></text:p>
          </table:table-cell>
          <table:covered-table-cell/>
          <table:covered-table-cell/>
          <table:covered-table-cell/>
        </table:table-row>
        <table:table-row>
          <table:table-cell table:style-name="Table132.A1" office:value-type="string">
            <text:p text:style-name="P105"><text:change-start text:change-id="ct53252288"/>Errors<text:change-end text:change-id="ct53252288"/></text:p>
          </table:table-cell>
          <table:table-cell table:style-name="Table132.A1" table:number-columns-spanned="4" office:value-type="string">
            <text:p text:style-name="P41"/>
          </table:table-cell>
          <table:covered-table-cell/>
          <table:covered-table-cell/>
          <table:covered-table-cell/>
        </table:table-row>
        <table:table-row>
          <table:table-cell table:style-name="Table132.A1" office:value-type="string">
            <text:p text:style-name="P105"><text:change-start text:change-id="ct53256192"/>Related Commands<text:change-end text:change-id="ct53256192"/></text:p>
          </table:table-cell>
          <table:table-cell table:style-name="Table132.A1" table:number-columns-spanned="4" office:value-type="string">
            <text:p text:style-name="P41"/>
          </table:table-cell>
          <table:covered-table-cell/>
          <table:covered-table-cell/>
          <table:covered-table-cell/>
        </table:table-row>
      </table:table>
      <text:list xml:id="list160357672904932" text:continue-numbering="true" text:style-name="Outline">
        <text:list-item>
          <text:list>
            <text:list-item>
              <text:list>
                <text:list-item>
                  <text:h text:style-name="P172" text:outline-level="3"><text:bookmark text:name="syst_comm_ser_sbit"/><text:change-start text:change-id="ct53327600"/>SYSTem:COMMunicate:SERial:SBITs<office:annotation><dc:creator>Denis Kotlar</dc:creator><dc:date>2016-12-26T13:38:54</dc:date><loext:sender-initials>DK</loext:sender-initials><text:p text:style-name="P181"><text:span text:style-name="T86">Check if supported for Due</text:span></text:p></office:annotation><text:change-end text:change-id="ct53327600"/></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41"><text:change-start text:change-id="ct53340528"/>Syntax<text:change-end text:change-id="ct53340528"/></text:p>
          </table:table-cell>
          <table:table-cell table:style-name="Table133.A1" table:number-columns-spanned="4" office:value-type="string">
            <text:p text:style-name="P119"><text:change-start text:change-id="ct53325680"/>SYSTem:COMMunicate:SERial:SBITs {&lt;number&gt;}</text:p>
            <text:p text:style-name="P119">SYSTem:COMMunicate:SERial:SBITs?<text:change-end text:change-id="ct53325680"/></text:p>
          </table:table-cell>
          <table:covered-table-cell/>
          <table:covered-table-cell/>
          <table:covered-table-cell/>
        </table:table-row>
        <table:table-row>
          <table:table-cell table:style-name="Table133.A1" office:value-type="string">
            <text:p text:style-name="P41"><text:change-start text:change-id="ct53325328"/>Description<text:change-end text:change-id="ct53325328"/></text:p>
          </table:table-cell>
          <table:table-cell table:style-name="Table133.A1" table:number-columns-spanned="4" office:value-type="string">
            <text:p text:style-name="P77"><text:change-start text:change-id="ct53343728"/>Set the stop bit of the <text:span text:style-name="T82">serial</text:span> (via USB) interface.<text:change-end text:change-id="ct53343728"/></text:p>
          </table:table-cell>
          <table:covered-table-cell/>
          <table:covered-table-cell/>
          <table:covered-table-cell/>
        </table:table-row>
        <table:table-row>
          <table:table-cell table:style-name="Table133.A1" office:value-type="string">
            <text:p text:style-name="P41"><text:change-start text:change-id="ct53336384"/>Return<text:change-end text:change-id="ct53336384"/></text:p>
          </table:table-cell>
          <table:table-cell table:style-name="Table133.A1" table:number-columns-spanned="4" office:value-type="string">
            <text:p text:style-name="P77"><text:change-start text:change-id="ct53338128"/>Query the current stop bit.<text:change-end text:change-id="ct53338128"/></text:p>
          </table:table-cell>
          <table:covered-table-cell/>
          <table:covered-table-cell/>
          <table:covered-table-cell/>
        </table:table-row>
        <table:table-row>
          <table:table-cell table:style-name="Table133.A1" table:number-rows-spanned="2" office:value-type="string">
            <text:p text:style-name="P41"><text:change-start text:change-id="ct53330432"/>Parameters<text:change-end text:change-id="ct53330432"/></text:p>
          </table:table-cell>
          <table:table-cell table:style-name="Table133.B4" office:value-type="string">
            <text:p text:style-name="P13"><text:change-start text:change-id="ct53332256"/>Name<text:change-end text:change-id="ct53332256"/></text:p>
          </table:table-cell>
          <table:table-cell table:style-name="Table133.B4" office:value-type="string">
            <text:p text:style-name="P13"><text:change-start text:change-id="ct53334080"/>Type<text:change-end text:change-id="ct53334080"/></text:p>
          </table:table-cell>
          <table:table-cell table:style-name="Table133.B4" office:value-type="string">
            <text:p text:style-name="P13"><text:change-start text:change-id="ct53296160"/>Range<text:change-end text:change-id="ct53296160"/></text:p>
          </table:table-cell>
          <table:table-cell table:style-name="Table133.B4" office:value-type="string">
            <text:p text:style-name="P13"><text:change-start text:change-id="ct53297984"/>Default<text:change-end text:change-id="ct53297984"/></text:p>
          </table:table-cell>
        </table:table-row>
        <table:table-row>
          <table:covered-table-cell/>
          <table:table-cell table:style-name="Table133.A1" office:value-type="string">
            <text:p text:style-name="P77"><text:change-start text:change-id="ct53299808"/>&lt;number&gt;<text:change-end text:change-id="ct53299808"/></text:p>
          </table:table-cell>
          <table:table-cell table:style-name="Table133.A1" office:value-type="string">
            <text:p text:style-name="P4"><text:change-start text:change-id="ct53340240"/>Numeric<text:change-end text:change-id="ct53340240"/></text:p>
          </table:table-cell>
          <table:table-cell table:style-name="Table133.A1" office:value-type="string">
            <text:p text:style-name="P77"><text:change-start text:change-id="ct53303152"/>1|2<text:change-end text:change-id="ct53303152"/></text:p>
          </table:table-cell>
          <table:table-cell table:style-name="Table133.A1" office:value-type="string">
            <text:p text:style-name="P4"><text:change-start text:change-id="ct53303376"/>1<text:change-end text:change-id="ct53303376"/></text:p>
          </table:table-cell>
        </table:table-row>
        <table:table-row>
          <table:table-cell table:style-name="Table133.A1" office:value-type="string">
            <text:p text:style-name="P105"><text:change-start text:change-id="ct53308128"/><text:span text:style-name="T9">Usage</text:span><text:span text:style-name="T10"> </text:span><text:span text:style-name="T9">example</text:span><text:change-end text:change-id="ct53308128"/></text:p>
          </table:table-cell>
          <table:table-cell table:style-name="Table133.A1" table:number-columns-spanned="4" office:value-type="string">
            <text:p text:style-name="P137"><text:change-start text:change-id="ct53310608"/>SYST:COMM:SER:SBIT?</text:p>
            <text:p text:style-name="P146">1<text:change-end text:change-id="ct53310608"/></text:p>
          </table:table-cell>
          <table:covered-table-cell/>
          <table:covered-table-cell/>
          <table:covered-table-cell/>
        </table:table-row>
        <table:table-row>
          <table:table-cell table:style-name="Table133.A1" office:value-type="string">
            <text:p text:style-name="P105"><text:change-start text:change-id="ct53312592"/>Errors<text:change-end text:change-id="ct53312592"/></text:p>
          </table:table-cell>
          <table:table-cell table:style-name="Table133.A1" table:number-columns-spanned="4" office:value-type="string">
            <text:p text:style-name="P41"/>
          </table:table-cell>
          <table:covered-table-cell/>
          <table:covered-table-cell/>
          <table:covered-table-cell/>
        </table:table-row>
        <table:table-row>
          <table:table-cell table:style-name="Table133.A1" office:value-type="string">
            <text:p text:style-name="P105"><text:change-start text:change-id="ct53307792"/>Related Commands<text:change-end text:change-id="ct53307792"/></text:p>
          </table:table-cell>
          <table:table-cell table:style-name="Table133.A1" table:number-columns-spanned="4" office:value-type="string">
            <text:p text:style-name="P41"/>
          </table:table-cell>
          <table:covered-table-cell/>
          <table:covered-table-cell/>
          <table:covered-table-cell/>
        </table:table-row>
      </table:table>
      <text:list xml:id="list160357543727430" text:continue-numbering="true" text:style-name="Outline">
        <text:list-item>
          <text:list>
            <text:list-item>
              <text:list>
                <text:list-item>
                  <text:h text:style-name="P172"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8">Syntax</text:p>
          </table:table-cell>
          <table:table-cell table:style-name="Table8.A1" office:value-type="string">
            <text:p text:style-name="cmd_5f_root">SYSTem:CPU:INFOrmation:ETHernet:TYPE?</text:p>
          </table:table-cell>
        </table:table-row>
        <table:table-row>
          <table:table-cell table:style-name="Table8.A1" office:value-type="string">
            <text:p text:style-name="P8">Description</text:p>
          </table:table-cell>
          <table:table-cell table:style-name="Table8.A1" office:value-type="string">
            <text:p text:style-name="P8">This query returns the name of Ethernet controller installed on the control board (Arduino shield). If simulator is used it returns “Simulator”.</text:p>
          </table:table-cell>
        </table:table-row>
        <table:table-row>
          <table:table-cell table:style-name="Table8.A1" office:value-type="string">
            <text:p text:style-name="P86">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86"><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60358039873941"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8">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8">Description</text:p>
          </table:table-cell>
          <table:table-cell table:style-name="Table14.A1" table:number-columns-spanned="4" office:value-type="string">
            <text:p text:style-name="P8">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8">Parameters</text:p>
          </table:table-cell>
          <table:table-cell table:style-name="Table14.A1" office:value-type="string">
            <text:p text:style-name="P9">Name</text:p>
          </table:table-cell>
          <table:table-cell table:style-name="Table14.A1" office:value-type="string">
            <text:p text:style-name="P9">Type</text:p>
          </table:table-cell>
          <table:table-cell table:style-name="Table14.A1" office:value-type="string">
            <text:p text:style-name="P9">Range</text:p>
          </table:table-cell>
          <table:table-cell table:style-name="Table14.A1" office:value-type="string">
            <text:p text:style-name="P9">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86"><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60358444121641"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8">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8">Description</text:p>
          </table:table-cell>
          <table:table-cell table:style-name="Table15.A1" table:number-columns-spanned="4" office:value-type="string">
            <text:p text:style-name="P8">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8">Parameters</text:p>
          </table:table-cell>
          <table:table-cell table:style-name="Table15.A1" office:value-type="string">
            <text:p text:style-name="P9">Name</text:p>
          </table:table-cell>
          <table:table-cell table:style-name="Table15.A1" office:value-type="string">
            <text:p text:style-name="P9">Type</text:p>
          </table:table-cell>
          <table:table-cell table:style-name="Table15.A1" office:value-type="string">
            <text:p text:style-name="P9">Range</text:p>
          </table:table-cell>
          <table:table-cell table:style-name="Table15.A1" office:value-type="string">
            <text:p text:style-name="P9">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86"><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60359452601320"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8">Syntax</text:p>
          </table:table-cell>
          <table:table-cell table:style-name="Table7.A1" office:value-type="string">
            <text:p text:style-name="cmd_5f_root">SYSTem:CPU:INFOrmation:TYPE?</text:p>
          </table:table-cell>
        </table:table-row>
        <table:table-row>
          <table:table-cell table:style-name="Table7.A1" office:value-type="string">
            <text:p text:style-name="P8">Description</text:p>
          </table:table-cell>
          <table:table-cell table:style-name="Table7.A1" office:value-type="string">
            <text:p text:style-name="P8">This query returns the name of CPU installed on the control board (Arduino shield). If simulator is used it returns “Simulator”.</text:p>
          </table:table-cell>
        </table:table-row>
        <table:table-row>
          <table:table-cell table:style-name="Table7.A1" office:value-type="string">
            <text:p text:style-name="P86"><text:span text:style-name="T9">Usage</text:span><text:span text:style-name="T10"> </text:span><text:span text:style-name="T9">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86">Related Commands</text:p>
          </table:table-cell>
          <table:table-cell table:style-name="Table7.A1" office:value-type="string">
            <text:p text:style-name="cmd_5f_code">*IDN?</text:p>
          </table:table-cell>
        </table:table-row>
      </table:table>
      <text:list xml:id="list160357534050246"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8">Syntax</text:p>
          </table:table-cell>
          <table:table-cell table:style-name="Table11.A1" office:value-type="string">
            <text:p text:style-name="cmd_5f_root">SYSTem:CPU:MODel?</text:p>
          </table:table-cell>
        </table:table-row>
        <table:table-row>
          <table:table-cell table:style-name="Table11.A1" office:value-type="string">
            <text:p text:style-name="P8">Description</text:p>
          </table:table-cell>
          <table:table-cell table:style-name="Table11.A1" office:value-type="string">
            <text:p text:style-name="P8">This query returns the name of the control board (Arduino shield). If simulator is used it returns “Simulator” and its version.</text:p>
          </table:table-cell>
        </table:table-row>
        <table:table-row>
          <table:table-cell table:style-name="Table11.A1" office:value-type="string">
            <text:p text:style-name="P86"><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el?</text:p>
            <text:p text:style-name="cmd_5f_code_5f_single">"Arduino", "r<text:change text:change-id="ct53451600"/><text:change-start text:change-id="ct53450528"/><text:span text:style-name="T84">5</text:span><text:change-end text:change-id="ct53450528"/>B<text:change text:change-id="ct53450224"/><text:change-start text:change-id="ct53454272"/><text:span text:style-name="T84">12</text:span><text:change-end text:change-id="ct53454272"/>"</text:p>
            <text:p text:style-name="Standard">If firmware is running on simulator:</text:p>
            <text:p text:style-name="cmd_5f_code_20_Start">SYST:CPU:MODel?</text:p>
            <text:p text:style-name="cmd_5f_code_20_Start">"Simulator", "M<text:change text:change-id="ct53454800"/><text:change-start text:change-id="ct53455456"/><text:span text:style-name="T84">4</text:span><text:change-end text:change-id="ct53455456"/>.0"</text:p>
          </table:table-cell>
        </table:table-row>
        <table:table-row>
          <table:table-cell table:style-name="Table11.A1" office:value-type="string">
            <text:p text:style-name="P86">Related Commands</text:p>
          </table:table-cell>
          <table:table-cell table:style-name="Table11.A1" office:value-type="string">
            <text:p text:style-name="Standard">SYSTem:CPU:OPTion?</text:p>
          </table:table-cell>
        </table:table-row>
      </table:table>
      <text:list xml:id="list160359105679915"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8">Syntax</text:p>
          </table:table-cell>
          <table:table-cell table:style-name="Table9.A1" office:value-type="string">
            <text:p text:style-name="cmd_5f_root">SYSTem:CPU:OPTion?</text:p>
          </table:table-cell>
        </table:table-row>
        <table:table-row>
          <table:table-cell table:style-name="Table9.A1" office:value-type="string">
            <text:p text:style-name="P8">Description</text:p>
          </table:table-cell>
          <table:table-cell table:style-name="Table9.A1" office:value-type="string">
            <text:p text:style-name="P8">This query returns a list of all installed options on the control board.</text:p>
          </table:table-cell>
        </table:table-row>
        <table:table-row>
          <table:table-cell table:style-name="Table9.A1" office:value-type="string">
            <text:p text:style-name="P86">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86"><text:span text:style-name="T9">Usage</text:span><text:span text:style-name="T10"> </text:span><text:span text:style-name="T9">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86">Related Commands</text:p>
          </table:table-cell>
          <table:table-cell table:style-name="Table9.A1" office:value-type="string">
            <text:p text:style-name="Standard">SYSTem:CPU:MODel?</text:p>
          </table:table-cell>
        </table:table-row>
      </table:table>
      <text:list xml:id="list160358565993411"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8">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8">Description</text:p>
          </table:table-cell>
          <table:table-cell table:style-name="Table83.A1" table:number-columns-spanned="4" office:value-type="string">
            <text:p text:style-name="Standard">Sets the date of the system clock (RTC). Specify the year, month, and day. </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ext:span><text:soft-page-break/><text:span text:style-name="T1">time self-test failed or datetime was never set.</text:span></text:p>
          </table:table-cell>
          <table:covered-table-cell/>
          <table:covered-table-cell/>
          <table:covered-table-cell/>
        </table:table-row>
        <table:table-row>
          <table:table-cell table:style-name="Table83.A1" office:value-type="string">
            <text:p text:style-name="P8">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8">Parameters</text:p>
          </table:table-cell>
          <table:table-cell table:style-name="Table83.B4" office:value-type="string">
            <text:p text:style-name="P9">Name</text:p>
          </table:table-cell>
          <table:table-cell table:style-name="Table83.B4" office:value-type="string">
            <text:p text:style-name="P9">Type</text:p>
          </table:table-cell>
          <table:table-cell table:style-name="Table83.B4" office:value-type="string">
            <text:p text:style-name="P9">Range</text:p>
          </table:table-cell>
          <table:table-cell table:style-name="Table83.B4" office:value-type="string">
            <text:p text:style-name="P9">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86"><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86">Related Commands</text:p>
          </table:table-cell>
          <table:table-cell table:style-name="Table83.A1" table:number-columns-spanned="4" office:value-type="string">
            <text:p text:style-name="P8">*TST?</text:p>
            <text:p text:style-name="P8">DIAGnostic[:INFOrmation]:TEST?</text:p>
            <text:p text:style-name="P8">SYSTem:TIME</text:p>
          </table:table-cell>
          <table:covered-table-cell/>
          <table:covered-table-cell/>
          <table:covered-table-cell/>
        </table:table-row>
      </table:table>
      <text:list xml:id="list160358744773930"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8">Syntax</text:p>
          </table:table-cell>
          <table:table-cell table:style-name="Table37.A1" office:value-type="string">
            <text:p text:style-name="cmd_5f_root">SYSTem:ERRor[:NEXT]?</text:p>
          </table:table-cell>
        </table:table-row>
        <table:table-row>
          <table:table-cell table:style-name="Table37.A1" office:value-type="string">
            <text:p text:style-name="P8">Description</text:p>
          </table:table-cell>
          <table:table-cell table:style-name="Table37.A1" office:value-type="string">
            <text:p text:style-name="P8">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8">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8">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86"><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86">Errors</text:p>
          </table:table-cell>
          <table:table-cell table:style-name="Table37.A1" office:value-type="string">
            <text:p text:style-name="P8">If more than 20 errors have occurred, the last error stored in the queue (the most recent error) is replaced with:</text:p>
            <text:p text:style-name="cmd_5f_code_5f_single">-350,"Queue overflow<text:span text:style-name="T2">"</text:span></text:p>
            <text:p text:style-name="P8">No additional errors are stored until you remove errors from the queue. </text:p>
          </table:table-cell>
        </table:table-row>
        <table:table-row>
          <table:table-cell table:style-name="Table37.A1" office:value-type="string">
            <text:p text:style-name="P86">Related Commands</text:p>
          </table:table-cell>
          <table:table-cell table:style-name="Table37.A1" office:value-type="string">
            <text:p text:style-name="P8">*CLS</text:p>
            <text:p text:style-name="P8">*RST</text:p>
            <text:p text:style-name="P8">SYSTem:ERRor:COUNt</text:p>
          </table:table-cell>
        </table:table-row>
      </table:table>
      <text:list xml:id="list160359097978777"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8">Syntax</text:p>
          </table:table-cell>
          <table:table-cell table:style-name="Table196.A1" office:value-type="string">
            <text:p text:style-name="cmd_5f_root">SYSTem:ERRor:COUNt?</text:p>
          </table:table-cell>
        </table:table-row>
        <table:table-row>
          <table:table-cell table:style-name="Table196.A1" office:value-type="string">
            <text:p text:style-name="P8">Description</text:p>
          </table:table-cell>
          <table:table-cell table:style-name="Table196.A1" office:value-type="string">
            <text:p text:style-name="P8">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86"><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86">Related Commands</text:p>
          </table:table-cell>
          <table:table-cell table:style-name="Table196.A1" office:value-type="string">
            <text:p text:style-name="P8">*CLS</text:p>
            <text:p text:style-name="P8">*RST</text:p>
            <text:p text:style-name="P8">SYSTem:ERRor[:NEXT]</text:p>
          </table:table-cell>
        </table:table-row>
      </table:table>
      <text:list xml:id="list160359447488628" text:continue-numbering="true" text:style-name="Outline">
        <text:list-item>
          <text:list>
            <text:list-item>
              <text:list>
                <text:list-item>
                  <text:h text:style-name="P173" text:outline-level="3"><text:bookmark text:name="syst_kloc"/>SYSTem:<text:span text:style-name="T46">KLOCk</text:span></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8">Syntax</text:p>
          </table:table-cell>
          <table:table-cell table:style-name="Table25.A1" office:value-type="string">
            <text:p text:style-name="P115">SYSTem:<text:span text:style-name="T47">KLOCk</text:span></text:p>
          </table:table-cell>
        </table:table-row>
        <table:table-row>
          <table:table-cell table:style-name="Table25.A1" office:value-type="string">
            <text:p text:style-name="P38">Description</text:p>
          </table:table-cell>
          <table:table-cell table:style-name="Table25.A1" office:value-type="string">
            <text:p text:style-name="P74">This command similar to the SYSTem:REMote command disables all front-panel options except for [Lock/Unlock] icon. You can push and hold the [Lock/Unlock] for a few seconds to unlock the front panel. The system password may be needed if it is set.</text:p>
            <text:p text:style-name="P72"><text:soft-page-break/><text:span text:style-name="T49">Lock state is saved </text:span>in non-volatile memory. Therefore, the front panel remains locked even after AC power is cycled.</text:p>
          </table:table-cell>
        </table:table-row>
        <table:table-row>
          <table:table-cell table:style-name="Table25.A1" office:value-type="string">
            <text:p text:style-name="P102"><text:span text:style-name="T9">Usage</text:span><text:span text:style-name="T10"> </text:span><text:span text:style-name="T9">example</text:span></text:p>
          </table:table-cell>
          <table:table-cell table:style-name="Table25.A1" office:value-type="string">
            <text:p text:style-name="P150">SYST:<text:span text:style-name="T31">LOC</text:span></text:p>
          </table:table-cell>
        </table:table-row>
        <table:table-row>
          <table:table-cell table:style-name="Table25.A1" office:value-type="string">
            <text:p text:style-name="P95">Related Commands</text:p>
          </table:table-cell>
          <table:table-cell table:style-name="Table25.A1" office:value-type="string">
            <text:p text:style-name="P128">SYSTem:<text:span text:style-name="T32">COMMunicate:RLSTate</text:span></text:p>
            <text:p text:style-name="P128">SYSTem:REMote</text:p>
          </table:table-cell>
        </table:table-row>
      </table:table>
      <text:list xml:id="list160358315806803" text:continue-numbering="true" text:style-name="Outline">
        <text:list-item>
          <text:list>
            <text:list-item>
              <text:list>
                <text:list-item>
                  <text:h text:style-name="P173" text:outline-level="3"><text:bookmark text:name="syst_loc"/>SYSTem:<text:span text:style-name="T30">LOCal</text:span></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6">Syntax</text:p>
          </table:table-cell>
          <table:table-cell table:style-name="Table20.A1" office:value-type="string">
            <text:p text:style-name="P110">SYSTem:<text:span text:style-name="T30">LOCal</text:span></text:p>
          </table:table-cell>
        </table:table-row>
        <table:table-row>
          <table:table-cell table:style-name="Table20.A1" office:value-type="string">
            <text:p text:style-name="P26">Description</text:p>
          </table:table-cell>
          <table:table-cell table:style-name="Table20.A1" office:value-type="string">
            <text:p text:style-name="P68">This command places the PSU in the local mode during remote operation. All options on the front panel are fully functional.</text:p>
          </table:table-cell>
        </table:table-row>
        <table:table-row>
          <table:table-cell table:style-name="Table20.A1" office:value-type="string">
            <text:p text:style-name="P96"><text:span text:style-name="T9">Usage</text:span><text:span text:style-name="T10"> </text:span><text:span text:style-name="T9">example</text:span></text:p>
          </table:table-cell>
          <table:table-cell table:style-name="Table20.A1" office:value-type="string">
            <text:p text:style-name="cmd_5f_code_5f_single">SYST:<text:span text:style-name="T31">LOC</text:span></text:p>
          </table:table-cell>
        </table:table-row>
        <table:table-row>
          <table:table-cell table:style-name="Table20.A1" office:value-type="string">
            <text:p text:style-name="P89">Related Commands</text:p>
          </table:table-cell>
          <table:table-cell table:style-name="Table20.A1" office:value-type="string">
            <text:p text:style-name="P125">SYSTem:<text:span text:style-name="T32">COMMunicate:RLSTate</text:span></text:p>
            <text:p text:style-name="P125">SYSTem:REMote</text:p>
            <text:p text:style-name="P125">SYSTem:RWLock</text:p>
          </table:table-cell>
        </table:table-row>
      </table:table>
      <text:list xml:id="list160357659081137" text:continue-numbering="true" text:style-name="Outline">
        <text:list-item>
          <text:list>
            <text:list-item>
              <text:list>
                <text:list-item>
                  <text:h text:style-name="P174" text:outline-level="3"><text:bookmark text:name="syst_pass_cal_res"/>SYSTem:<text:span text:style-name="T40">PASSword:CALibrate:RESet</text:spa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3">Syntax</text:p>
          </table:table-cell>
          <table:table-cell table:style-name="Table18.A1" office:value-type="string">
            <text:p text:style-name="P114">SYSTem:<text:span text:style-name="T40">PASSword:CALibrate:RESet</text:span></text:p>
          </table:table-cell>
        </table:table-row>
        <table:table-row>
          <table:table-cell table:style-name="Table18.A1" office:value-type="string">
            <text:p text:style-name="P33">Description</text:p>
          </table:table-cell>
          <table:table-cell table:style-name="Table18.A1" office:value-type="string">
            <text:p text:style-name="P73">This command resets the <text:span text:style-name="T56">calibration </text:span>password to the firmware default setting, which is <text:span text:style-name="T39">"eezpsu"</text:span>. This command does not reset the <text:span text:style-name="T56">system</text:span> password.</text:p>
          </table:table-cell>
        </table:table-row>
        <table:table-row>
          <table:table-cell table:style-name="Table18.A1" office:value-type="string">
            <text:p text:style-name="P100"><text:span text:style-name="T9">Usage</text:span><text:span text:style-name="T10"> </text:span><text:span text:style-name="T9">example</text:span></text:p>
          </table:table-cell>
          <table:table-cell table:style-name="Table18.A1" office:value-type="string">
            <text:p text:style-name="P151">SYST:PASS:CAL:RES</text:p>
          </table:table-cell>
        </table:table-row>
        <table:table-row>
          <table:table-cell table:style-name="Table18.A1" office:value-type="string">
            <text:p text:style-name="P93">Related Commands</text:p>
          </table:table-cell>
          <table:table-cell table:style-name="Table18.A1" office:value-type="string">
            <text:p text:style-name="P135">CALibration[:MODE]</text:p>
            <text:p text:style-name="P135">CALibration:PASSword:NEW</text:p>
          </table:table-cell>
        </table:table-row>
      </table:table>
      <text:list xml:id="list160359460057516" text:continue-numbering="true" text:style-name="Outline">
        <text:list-item>
          <text:list>
            <text:list-item>
              <text:list>
                <text:list-item>
                  <text:h text:style-name="P175" text:outline-level="3"><text:bookmark text:name="syst_pass_fpan_res"/>SYSTem:<text:span text:style-name="T40">PASSword:FPANel:RESet</text:span></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4">Syntax</text:p>
          </table:table-cell>
          <table:table-cell table:style-name="Table24.A1" office:value-type="string">
            <text:p text:style-name="P116">SYSTem:<text:span text:style-name="T40">PASSword:FPANel:RESet</text:span></text:p>
          </table:table-cell>
        </table:table-row>
        <table:table-row>
          <table:table-cell table:style-name="Table24.A1" office:value-type="string">
            <text:p text:style-name="P34">Description</text:p>
          </table:table-cell>
          <table:table-cell table:style-name="Table24.A1" office:value-type="string">
            <text:p text:style-name="P73">This command resets the front panel lockout password to the firmware default setting, which is empty space (<text:span text:style-name="T39">""</text:span>). This command does not reset the calibration password.</text:p>
          </table:table-cell>
        </table:table-row>
        <table:table-row>
          <table:table-cell table:style-name="Table24.A1" office:value-type="string">
            <text:p text:style-name="P101"><text:span text:style-name="T9">Usage</text:span><text:span text:style-name="T10"> </text:span><text:span text:style-name="T9">example</text:span></text:p>
          </table:table-cell>
          <table:table-cell table:style-name="Table24.A1" office:value-type="string">
            <text:p text:style-name="P151">SYST:PASS:<text:span text:style-name="T55">FPAN</text:span>:RES</text:p>
          </table:table-cell>
        </table:table-row>
        <table:table-row>
          <table:table-cell table:style-name="Table24.A1" office:value-type="string">
            <text:p text:style-name="P94">Related Commands</text:p>
          </table:table-cell>
          <table:table-cell table:style-name="Table24.A1" office:value-type="string">
            <text:p text:style-name="P134">SYSTem:KLOCk</text:p>
            <text:p text:style-name="P133">SYSTem:PASSword:NEW</text:p>
          </table:table-cell>
        </table:table-row>
      </table:table>
      <text:list xml:id="list160357827656922" text:continue-numbering="true" text:style-name="Outline">
        <text:list-item>
          <text:list>
            <text:list-item>
              <text:list>
                <text:list-item>
                  <text:h text:style-name="P176" text:outline-level="3"><text:bookmark text:name="syst_pass_new"/>SYSTem:<text:span text:style-name="T21">PASSword:NEW</text:span></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9">Syntax</text:p>
          </table:table-cell>
          <table:table-cell table:style-name="Table23.A1" table:number-columns-spanned="4" office:value-type="string">
            <text:p text:style-name="P113">SYSTem:PASSword:NEW {&lt;old code&gt;, &lt;new&gt;}</text:p>
          </table:table-cell>
          <table:covered-table-cell/>
          <table:covered-table-cell/>
          <table:covered-table-cell/>
        </table:table-row>
        <table:table-row>
          <table:table-cell table:style-name="Table23.A1" office:value-type="string">
            <text:p text:style-name="P29">Description</text:p>
          </table:table-cell>
          <table:table-cell table:style-name="Table23.A1" table:number-columns-spanned="4" office:value-type="string">
            <text:p text:style-name="P31">Enter a new <text:span text:style-name="T50">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31">The new password is automatically stored in non<text:span text:style-name="T54">-</text:span>volatile memory</text:p>
          </table:table-cell>
          <table:covered-table-cell/>
          <table:covered-table-cell/>
          <table:covered-table-cell/>
        </table:table-row>
        <table:table-row>
          <table:table-cell table:style-name="Table23.A1" table:number-rows-spanned="2" office:value-type="string">
            <text:p text:style-name="P29">Parameters</text:p>
          </table:table-cell>
          <table:table-cell table:style-name="Table23.B3" office:value-type="string">
            <text:p text:style-name="P11">Name</text:p>
          </table:table-cell>
          <table:table-cell table:style-name="Table23.B3" office:value-type="string">
            <text:p text:style-name="P11">Type</text:p>
          </table:table-cell>
          <table:table-cell table:style-name="Table23.B3" office:value-type="string">
            <text:p text:style-name="P11">Range</text:p>
          </table:table-cell>
          <table:table-cell table:style-name="Table23.B3" office:value-type="string">
            <text:p text:style-name="P11">Default</text:p>
          </table:table-cell>
        </table:table-row>
        <table:table-row>
          <table:covered-table-cell/>
          <table:table-cell table:style-name="Table23.A1" office:value-type="string">
            <text:p text:style-name="P30">&lt;old&gt;</text:p>
          </table:table-cell>
          <table:table-cell table:style-name="Table23.A1" office:value-type="string">
            <text:p text:style-name="P9">Quoted string</text:p>
          </table:table-cell>
          <table:table-cell table:style-name="Table23.A1" office:value-type="string">
            <text:p text:style-name="P1"><text:span text:style-name="T41">0</text:span> to 16 characters</text:p>
          </table:table-cell>
          <table:table-cell table:style-name="Table23.A1" office:value-type="string">
            <text:p text:style-name="P32">–</text:p>
          </table:table-cell>
        </table:table-row>
        <table:table-row>
          <table:table-cell table:style-name="Table23.A1" office:value-type="string">
            <text:p text:style-name="P71"/>
          </table:table-cell>
          <table:table-cell table:style-name="Table23.A1" office:value-type="string">
            <text:p text:style-name="P30">&lt;<text:span text:style-name="T38">new</text:span>&gt;</text:p>
          </table:table-cell>
          <table:table-cell table:style-name="Table23.A1" office:value-type="string">
            <text:p text:style-name="P9">Quoted string</text:p>
          </table:table-cell>
          <table:table-cell table:style-name="Table23.A1" office:value-type="string">
            <text:p text:style-name="P1"><text:span text:style-name="T41">4</text:span> to 16 characters</text:p>
          </table:table-cell>
          <table:table-cell table:style-name="Table23.A1" office:value-type="string">
            <text:p text:style-name="P35">–</text:p>
          </table:table-cell>
        </table:table-row>
        <table:table-row>
          <table:table-cell table:style-name="Table23.A1" office:value-type="string">
            <text:p text:style-name="P99"><text:span text:style-name="T9">Usage</text:span><text:span text:style-name="T10"> </text:span><text:span text:style-name="T9">example</text:span></text:p>
          </table:table-cell>
          <table:table-cell table:style-name="Table23.A1" table:number-columns-spanned="4" office:value-type="string">
            <text:p text:style-name="cmd_5f_code_5f_single">SYST:<text:span text:style-name="T39">PASS:NEW "","mypass2016"</text:span></text:p>
          </table:table-cell>
          <table:covered-table-cell/>
          <table:covered-table-cell/>
          <table:covered-table-cell/>
        </table:table-row>
        <table:table-row>
          <table:table-cell table:style-name="Table23.A1" office:value-type="string">
            <text:p text:style-name="P103">Errors</text:p>
          </table:table-cell>
          <table:table-cell table:style-name="Table23.A1" table:number-columns-spanned="4" office:value-type="string">
            <text:p text:style-name="cmd_5f_code">122,"Invalid sys password"</text:p>
            <text:p text:style-name="cmd_5f_code">125,"Sys password too long"</text:p>
            <text:p text:style-name="cmd_5f_code"><text:soft-page-break/>126,"Sys password too short"</text:p>
          </table:table-cell>
          <table:covered-table-cell/>
          <table:covered-table-cell/>
          <table:covered-table-cell/>
        </table:table-row>
        <table:table-row>
          <table:table-cell table:style-name="Table23.A1" office:value-type="string">
            <text:p text:style-name="P92">Related Commands</text:p>
          </table:table-cell>
          <table:table-cell table:style-name="Table23.A1" table:number-columns-spanned="4" office:value-type="string">
            <text:p text:style-name="P132">SYSTem:KLOCk</text:p>
          </table:table-cell>
          <table:covered-table-cell/>
          <table:covered-table-cell/>
          <table:covered-table-cell/>
        </table:table-row>
      </table:table>
      <text:list xml:id="list160359176970560" text:continue-numbering="true" text:style-name="Outline">
        <text:list-item>
          <text:list>
            <text:list-item>
              <text:list>
                <text:list-item>
                  <text:h text:style-name="P177"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8">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8">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8">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8">Parameters</text:p>
          </table:table-cell>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Range</text:p>
          </table:table-cell>
          <table:table-cell table:style-name="Table17.A1" office:value-type="string">
            <text:p text:style-name="P9">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86"><text:span text:style-name="T9">Usage</text:span><text:span text:style-name="T10"> </text:span><text:span text:style-name="T9">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86">Related Commands</text:p>
          </table:table-cell>
          <table:table-cell table:style-name="Table17.A1" table:number-columns-spanned="4" office:value-type="string">
            <text:p text:style-name="P8">MEMory:STATe:RECall:AUTO</text:p>
            <text:p text:style-name="P8">SYSTem:POWer</text:p>
          </table:table-cell>
          <table:covered-table-cell/>
          <table:covered-table-cell/>
          <table:covered-table-cell/>
        </table:table-row>
      </table:table>
      <text:list xml:id="list160358618294760"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8">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8">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8">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8">Parameters</text:p>
          </table:table-cell>
          <table:table-cell table:style-name="Table82.A1" office:value-type="string">
            <text:p text:style-name="P9">Name</text:p>
          </table:table-cell>
          <table:table-cell table:style-name="Table82.A1" office:value-type="string">
            <text:p text:style-name="P9">Type</text:p>
          </table:table-cell>
          <table:table-cell table:style-name="Table82.A1" office:value-type="string">
            <text:p text:style-name="P9">Range</text:p>
          </table:table-cell>
          <table:table-cell table:style-name="Table82.A1" office:value-type="string">
            <text:p text:style-name="P9">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86"><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86">Related Commands</text:p>
          </table:table-cell>
          <table:table-cell table:style-name="Table82.A1" table:number-columns-spanned="4" office:value-type="string">
            <text:p text:style-name="P8">*RST</text:p>
            <text:p text:style-name="P8">*TST?</text:p>
            <text:p text:style-name="P8">SYSTem:BEEP:STATe</text:p>
          </table:table-cell>
          <table:covered-table-cell/>
          <table:covered-table-cell/>
          <table:covered-table-cell/>
        </table:table-row>
      </table:table>
      <text:list xml:id="list160358228080337"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8">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8">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8">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8">Parameters</text:p>
          </table:table-cell>
          <table:table-cell table:style-name="Table16.A1" office:value-type="string">
            <text:p text:style-name="P9">Name</text:p>
          </table:table-cell>
          <table:table-cell table:style-name="Table16.A1" office:value-type="string">
            <text:p text:style-name="P9">Type</text:p>
          </table:table-cell>
          <table:table-cell table:style-name="Table16.A1" office:value-type="string">
            <text:p text:style-name="P9">Range</text:p>
          </table:table-cell>
          <table:table-cell table:style-name="Table16.A1" office:value-type="string">
            <text:p text:style-name="P9">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86"><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86">Related Commands</text:p>
          </table:table-cell>
          <table:table-cell table:style-name="Table16.A1" table:number-columns-spanned="4" office:value-type="string">
            <text:p text:style-name="P8">SYSTem:POWer</text:p>
          </table:table-cell>
          <table:covered-table-cell/>
          <table:covered-table-cell/>
          <table:covered-table-cell/>
        </table:table-row>
      </table:table>
      <text:list xml:id="list160357846770623" text:continue-numbering="true" text:style-name="Outline">
        <text:list-item>
          <text:list>
            <text:list-item>
              <text:list>
                <text:list-item>
                  <text:h text:style-name="P178" text:outline-level="3"><text:bookmark text:name="syst_rem"/>SYSTem:<text:span text:style-name="T33">REMote</text:span></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111">SYSTem:<text:span text:style-name="T33">REMote</text:span></text:p>
          </table:table-cell>
        </table:table-row>
        <table:table-row>
          <table:table-cell table:style-name="Table21.A1" office:value-type="string">
            <text:p text:style-name="P27">Description</text:p>
          </table:table-cell>
          <table:table-cell table:style-name="Table21.A1" office:value-type="string">
            <text:p text:style-name="P69">Use this command to place the PSU into remote mode <text:span text:style-name="T37">for serial (via USB) or Ethernet remote control.</text:span> All front-panel options are disabled except for [Lock/Unlock] icon. You can push and hold the [Lock/Unlock] for a few seconds to unlock the front panel. <text:span text:style-name="T52">The system password may be needed if it is set.</text:span></text:p>
          </table:table-cell>
        </table:table-row>
        <table:table-row>
          <table:table-cell table:style-name="Table21.A1" office:value-type="string">
            <text:p text:style-name="P97"><text:span text:style-name="T9">Usage</text:span><text:span text:style-name="T10"> </text:span><text:span text:style-name="T9">example</text:span></text:p>
          </table:table-cell>
          <table:table-cell table:style-name="Table21.A1" office:value-type="string">
            <text:p text:style-name="P130">SYST:<text:span text:style-name="T33">REM</text:span></text:p>
            <text:p text:style-name="P144"/>
          </table:table-cell>
        </table:table-row>
        <table:table-row>
          <table:table-cell table:style-name="Table21.A1" office:value-type="string">
            <text:p text:style-name="P90">Related Commands</text:p>
          </table:table-cell>
          <table:table-cell table:style-name="Table21.A1" office:value-type="string">
            <text:p text:style-name="P126">SYSTem:<text:span text:style-name="T32">COMMunicate:RLSTate</text:span></text:p>
            <text:p text:style-name="P126">SYSTem:<text:span text:style-name="T34">LOCal</text:span></text:p>
            <text:p text:style-name="P126">SYSTem:RWLock</text:p>
          </table:table-cell>
        </table:table-row>
      </table:table>
      <text:list xml:id="list160359072354368" text:continue-numbering="true" text:style-name="Outline">
        <text:list-item>
          <text:list>
            <text:list-item>
              <text:list>
                <text:list-item>
                  <text:h text:style-name="P179" text:outline-level="3"><text:bookmark text:name="syst_rwl"/>SYSTem:<text:span text:style-name="T33">RWLock</text:span></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8">Syntax</text:p>
          </table:table-cell>
          <table:table-cell table:style-name="Table22.A1" office:value-type="string">
            <text:p text:style-name="P112">SYSTem:<text:span text:style-name="T33">RWLock</text:span></text:p>
          </table:table-cell>
        </table:table-row>
        <table:table-row>
          <table:table-cell table:style-name="Table22.A1" office:value-type="string">
            <text:p text:style-name="P28">Description</text:p>
          </table:table-cell>
          <table:table-cell table:style-name="Table22.A1" office:value-type="string">
            <text:p text:style-name="P70">Places the <text:span text:style-name="T53">PSU</text:span> in the remote mode <text:span text:style-name="T37">for serial (via USB) or Ethernet remote control.</text:span> This command is the same as SYSTem:REMote, except that all front panel <text:span text:style-name="T36">options</text:span> are disabled, including the [Lock/Unlock] <text:span text:style-name="T36">icon</text:span>.</text:p>
          </table:table-cell>
        </table:table-row>
        <table:table-row>
          <table:table-cell table:style-name="Table22.A1" office:value-type="string">
            <text:p text:style-name="P98"><text:span text:style-name="T9">Usage</text:span><text:span text:style-name="T10"> </text:span><text:span text:style-name="T9">example</text:span></text:p>
          </table:table-cell>
          <table:table-cell table:style-name="Table22.A1" office:value-type="string">
            <text:p text:style-name="P131">SYST:<text:span text:style-name="T35">RWL</text:span></text:p>
            <text:p text:style-name="P145"/>
          </table:table-cell>
        </table:table-row>
        <table:table-row>
          <table:table-cell table:style-name="Table22.A1" office:value-type="string">
            <text:p text:style-name="P91">Related Commands</text:p>
          </table:table-cell>
          <table:table-cell table:style-name="Table22.A1" office:value-type="string">
            <text:p text:style-name="P127">SYSTem:<text:span text:style-name="T32">COMMunicate:RLSTate</text:span></text:p>
            <text:p text:style-name="P127">SYSTem:<text:span text:style-name="T34">LOCal</text:span></text:p>
            <text:p text:style-name="P127">SYSTem:R<text:span text:style-name="T34">EMote</text:span></text:p>
          </table:table-cell>
        </table:table-row>
      </table:table>
      <text:list xml:id="list160358826173857" text:continue-numbering="true" text:style-name="Outline">
        <text:list-item>
          <text:list>
            <text:list-item>
              <text:list>
                <text:list-item>
                  <text:h text:style-name="P179"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8">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8">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60358441116876" text:continue-list="list160357373560777" text:style-name="List_20_1">
              <text:list-item>
                <text:p text:style-name="List_20_1_20_Start"><text:span text:style-name="T13">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8">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8">Parameters</text:p>
          </table:table-cell>
          <table:table-cell table:style-name="Table184.B4" office:value-type="string">
            <text:p text:style-name="P9">Name</text:p>
          </table:table-cell>
          <table:table-cell table:style-name="Table184.B4" office:value-type="string">
            <text:p text:style-name="P9">Type</text:p>
          </table:table-cell>
          <table:table-cell table:style-name="Table184.B4" office:value-type="string">
            <text:p text:style-name="P9">Range</text:p>
          </table:table-cell>
          <table:table-cell table:style-name="Table184.B4" office:value-type="string">
            <text:p text:style-name="P9">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3">AUX</text:span>]|CH1|CH2}</text:p>
          </table:table-cell>
          <table:table-cell table:style-name="Table184.A1" office:value-type="string">
            <text:p text:style-name="P64">AUX</text:p>
          </table:table-cell>
        </table:table-row>
        <text:soft-page-break/>
        <table:table-row>
          <table:table-cell table:style-name="Table184.A1" office:value-type="string">
            <text:p text:style-name="P86"><text:span text:style-name="T9">Usage</text:span><text:span text:style-name="T10"> </text:span><text:span text:style-name="T9">example</text:span></text:p>
          </table:table-cell>
          <table:table-cell table:style-name="Table184.A1" table:number-columns-spanned="4" office:value-type="string">
            <text:p text:style-name="cmd_5f_code">TEMP:PROT:50.5, <text:span text:style-name="T13">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86">Related Commands</text:p>
          </table:table-cell>
          <table:table-cell table:style-name="Table184.A1" table:number-columns-spanned="4" office:value-type="string">
            <text:p text:style-name="P8">*RST</text:p>
            <text:p text:style-name="P8">SYSTem:TEMPerature:PROTection[:HIGH]:STATe</text:p>
            <text:p text:style-name="P8">SYSTem:TEMPerature:PROTection[:HIGH]:TRIPped?</text:p>
          </table:table-cell>
          <table:covered-table-cell/>
          <table:covered-table-cell/>
          <table:covered-table-cell/>
        </table:table-row>
      </table:table>
      <text:list xml:id="list160357904738014" text:continue-list="list160358826173857"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8">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8">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8">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8"/>
          </table:table-cell>
          <table:table-cell table:style-name="Table183.B4" office:value-type="string">
            <text:p text:style-name="P9">Name</text:p>
          </table:table-cell>
          <table:table-cell table:style-name="Table183.B4" office:value-type="string">
            <text:p text:style-name="P9">Type</text:p>
          </table:table-cell>
          <table:table-cell table:style-name="Table183.B4" office:value-type="string">
            <text:p text:style-name="P9">Range</text:p>
          </table:table-cell>
          <table:table-cell table:style-name="Table183.B4" office:value-type="string">
            <text:p text:style-name="P9">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4">AUX</text:span>]CH1|CH2}</text:p>
          </table:table-cell>
          <table:table-cell table:style-name="Table183.A1" office:value-type="string">
            <text:p text:style-name="P65">AUX</text:p>
          </table:table-cell>
        </table:table-row>
        <table:table-row>
          <table:table-cell table:style-name="Table183.A1" office:value-type="string">
            <text:p text:style-name="P86"><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86">Related Commands</text:p>
          </table:table-cell>
          <table:table-cell table:style-name="Table183.A1" table:number-columns-spanned="4" office:value-type="string">
            <text:p text:style-name="P8">SYSTem:TEMPerature:PROTection[:HIGH]:TRIPped</text:p>
          </table:table-cell>
          <table:covered-table-cell/>
          <table:covered-table-cell/>
          <table:covered-table-cell/>
        </table:table-row>
      </table:table>
      <text:list xml:id="list16035825175197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8">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8">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8">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8">Parameters</text:p>
          </table:table-cell>
          <table:table-cell table:style-name="Table127.B4" office:value-type="string">
            <text:p text:style-name="P9">Name</text:p>
          </table:table-cell>
          <table:table-cell table:style-name="Table127.B4" office:value-type="string">
            <text:p text:style-name="P9">Type</text:p>
          </table:table-cell>
          <table:table-cell table:style-name="Table127.B4" office:value-type="string">
            <text:p text:style-name="P9">Range</text:p>
          </table:table-cell>
          <table:table-cell table:style-name="Table127.B4" office:value-type="string">
            <text:p text:style-name="P9">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4">AUX</text:span>]CH1|CH2}</text:p>
          </table:table-cell>
          <table:table-cell table:style-name="Table127.A1" office:value-type="string">
            <text:p text:style-name="P65">AUX</text:p>
          </table:table-cell>
        </table:table-row>
        <table:table-row>
          <table:table-cell table:style-name="Table127.A1" office:value-type="string">
            <text:p text:style-name="P86"><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86">Related Commands</text:p>
          </table:table-cell>
          <table:table-cell table:style-name="Table127.A1" table:number-columns-spanned="4" office:value-type="string">
            <text:p text:style-name="P8">*RST</text:p>
            <text:p text:style-name="P8">SYSTem:TEMPerature:PROTection[:HIGH][:LEVel]</text:p>
          </table:table-cell>
          <table:covered-table-cell/>
          <table:covered-table-cell/>
          <table:covered-table-cell/>
        </table:table-row>
      </table:table>
      <text:list xml:id="list160359114723139"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8">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8">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8">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8">Parameters</text:p>
          </table:table-cell>
          <table:table-cell table:style-name="Table185.B4" office:value-type="string">
            <text:p text:style-name="P9">Name</text:p>
          </table:table-cell>
          <table:table-cell table:style-name="Table185.B4" office:value-type="string">
            <text:p text:style-name="P9">Type</text:p>
          </table:table-cell>
          <table:table-cell table:style-name="Table185.B4" office:value-type="string">
            <text:p text:style-name="P9">Range</text:p>
          </table:table-cell>
          <table:table-cell table:style-name="Table185.B4" office:value-type="string">
            <text:p text:style-name="P9">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4">AUX</text:span>]|CH1|CH2}</text:p>
          </table:table-cell>
          <table:table-cell table:style-name="Table185.A1" office:value-type="string">
            <text:p text:style-name="P65">AUX</text:p>
          </table:table-cell>
        </table:table-row>
        <table:table-row>
          <table:table-cell table:style-name="Table185.A1" office:value-type="string">
            <text:p text:style-name="P86"><text:span text:style-name="T9">Usage</text:span><text:span text:style-name="T10"> </text:span><text:span text:style-name="T9">example</text:span></text:p>
          </table:table-cell>
          <table:table-cell table:style-name="Table185.A1" table:number-columns-spanned="4" office:value-type="string">
            <text:p text:style-name="cmd_5f_code">TEMP:PROT:STAT? <text:span text:style-name="T14">CH</text:span>1</text:p>
            <text:p text:style-name="cmd_5f_code_20_Start">0</text:p>
          </table:table-cell>
          <table:covered-table-cell/>
          <table:covered-table-cell/>
          <table:covered-table-cell/>
        </table:table-row>
        <table:table-row>
          <table:table-cell table:style-name="Table185.A1" office:value-type="string">
            <text:p text:style-name="P86">Related Commands</text:p>
          </table:table-cell>
          <table:table-cell table:style-name="Table185.A1" table:number-columns-spanned="4" office:value-type="string">
            <text:p text:style-name="P8">*RST</text:p>
            <text:p text:style-name="P8">SYSTem:TEMPerature:PROTection[:HIGH]:CLEar</text:p>
          </table:table-cell>
          <table:covered-table-cell/>
          <table:covered-table-cell/>
          <table:covered-table-cell/>
        </table:table-row>
      </table:table>
      <text:list xml:id="list160358328753063"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8">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8">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8">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8">Parameters</text:p>
          </table:table-cell>
          <table:table-cell table:style-name="Table187.B4" office:value-type="string">
            <text:p text:style-name="P9">Name</text:p>
          </table:table-cell>
          <table:table-cell table:style-name="Table187.B4" office:value-type="string">
            <text:p text:style-name="P9">Type</text:p>
          </table:table-cell>
          <table:table-cell table:style-name="Table187.B4" office:value-type="string">
            <text:p text:style-name="P9">Range</text:p>
          </table:table-cell>
          <table:table-cell table:style-name="Table187.B4" office:value-type="string">
            <text:p text:style-name="P9">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4">AUX</text:span>]|CH1|CH2}</text:p>
          </table:table-cell>
          <table:table-cell table:style-name="Table187.A1" office:value-type="string">
            <text:p text:style-name="P65">AUX</text:p>
          </table:table-cell>
        </table:table-row>
        <table:table-row>
          <table:table-cell table:style-name="Table187.A1" office:value-type="string">
            <text:p text:style-name="P86"><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86">Related Commands</text:p>
          </table:table-cell>
          <table:table-cell table:style-name="Table187.A1" table:number-columns-spanned="4" office:value-type="string">
            <text:p text:style-name="P8">SYSTem:TEMPerature:PROTection[:HIGH]:CLEar</text:p>
            <text:p text:style-name="P8">SYSTem:TEMPerature:PROTection[:HIGH]:STATe</text:p>
          </table:table-cell>
          <table:covered-table-cell/>
          <table:covered-table-cell/>
          <table:covered-table-cell/>
        </table:table-row>
      </table:table>
      <text:list xml:id="list160359219345976"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8">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8">Description</text:p>
          </table:table-cell>
          <table:table-cell table:style-name="Table96.A1" table:number-columns-spanned="4" office:value-type="string">
            <text:p text:style-name="Standard">Sets the time of the system clock (RTC). Specify the hours, minutes, and seconds.</text:p>
            <text:p text:style-name="P60">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60"/>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8">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8">Parameters</text:p>
          </table:table-cell>
          <table:table-cell table:style-name="Table96.B4" office:value-type="string">
            <text:p text:style-name="P9">Name</text:p>
          </table:table-cell>
          <table:table-cell table:style-name="Table96.B4" office:value-type="string">
            <text:p text:style-name="P9">Type</text:p>
          </table:table-cell>
          <table:table-cell table:style-name="Table96.B4" office:value-type="string">
            <text:p text:style-name="P9">Range</text:p>
          </table:table-cell>
          <table:table-cell table:style-name="Table96.B4" office:value-type="string">
            <text:p text:style-name="P9">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86"><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86">Related Commands</text:p>
          </table:table-cell>
          <table:table-cell table:style-name="Table96.A1" table:number-columns-spanned="4" office:value-type="string">
            <text:p text:style-name="P8">*TST?</text:p>
            <text:p text:style-name="P8">DIAGnostic[:INFOrmation]:TEST?</text:p>
            <text:p text:style-name="P8">SYSTem:DATE</text:p>
          </table:table-cell>
          <table:covered-table-cell/>
          <table:covered-table-cell/>
          <table:covered-table-cell/>
        </table:table-row>
      </table:table>
      <text:list xml:id="list160359498542075"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8">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8">Description</text:p>
          </table:table-cell>
          <table:table-cell table:style-name="Table64.A1" office:value-type="string">
            <text:p text:style-name="P8">This command returns the version of the SCPI (Standard Commands for Programmable Instruments) standard with which the instrument is in compliance</text:p>
          </table:table-cell>
        </table:table-row>
        <table:table-row>
          <table:table-cell table:style-name="Table64.A1" office:value-type="string">
            <text:p text:style-name="P8">Return</text:p>
          </table:table-cell>
          <table:table-cell table:style-name="Table64.A1" office:value-type="string">
            <text:p text:style-name="P8">The command returns a string in the form “YYYY.V”, where YYYY represents the year of the version and V represents a version for that year.</text:p>
          </table:table-cell>
        </table:table-row>
        <table:table-row>
          <table:table-cell table:style-name="Table64.A1" office:value-type="string">
            <text:p text:style-name="P86"><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4. SYSTem</dc:title>
    <meta:document-statistic meta:table-count="54" meta:image-count="0" meta:object-count="0" meta:page-count="19" meta:paragraph-count="1181" meta:word-count="4216" meta:character-count="31432" meta:non-whitespace-character-count="28419"/>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